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4.205cm" fo:margin-left="1.291cm" table:align="left"/>
    </style:style>
    <style:style style:name="Taula1.A" style:family="table-column">
      <style:table-column-properties style:column-width="2.993cm"/>
    </style:style>
    <style:style style:name="Taula1.B" style:family="table-column">
      <style:table-column-properties style:column-width="2.314cm"/>
    </style:style>
    <style:style style:name="Taula1.C" style:family="table-column">
      <style:table-column-properties style:column-width="2.3cm"/>
    </style:style>
    <style:style style:name="Taula1.D" style:family="table-column">
      <style:table-column-properties style:column-width="2.496cm"/>
    </style:style>
    <style:style style:name="Taula1.E" style:family="table-column">
      <style:table-column-properties style:column-width="2.101cm"/>
    </style:style>
    <style:style style:name="Taula1.F" style:family="table-column">
      <style:table-column-properties style:column-width="2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1b33946" officeooo:paragraph-rsid="01b33946"/>
    </style:style>
    <style:style style:name="P3" style:family="paragraph" style:parent-style-name="Text_20_body">
      <style:text-properties fo:language="en" fo:country="US" officeooo:rsid="056d0fe2" officeooo:paragraph-rsid="056eb7e8"/>
    </style:style>
    <style:style style:name="P4" style:family="paragraph" style:parent-style-name="Text_20_body">
      <style:text-properties fo:color="#000000" fo:language="en" fo:country="US" officeooo:rsid="02536a47" officeooo:paragraph-rsid="02536a47"/>
    </style:style>
    <style:style style:name="P5" style:family="paragraph" style:parent-style-name="Text_20_body">
      <style:text-properties fo:color="#000000" fo:language="en" fo:country="US" officeooo:rsid="0593b396" officeooo:paragraph-rsid="0630fa38"/>
    </style:style>
    <style:style style:name="P6" style:family="paragraph" style:parent-style-name="Text_20_body">
      <style:text-properties officeooo:paragraph-rsid="04c79185"/>
    </style:style>
    <style:style style:name="P7" style:family="paragraph" style:parent-style-name="Text_20_body">
      <style:text-properties officeooo:rsid="04f4edaa" officeooo:paragraph-rsid="04f4edaa"/>
    </style:style>
    <style:style style:name="P8" style:family="paragraph" style:parent-style-name="Text_20_body">
      <style:text-properties officeooo:rsid="04f77063" officeooo:paragraph-rsid="04f77063"/>
    </style:style>
    <style:style style:name="P9" style:family="paragraph" style:parent-style-name="Text_20_body">
      <style:text-properties officeooo:rsid="04fcef66" officeooo:paragraph-rsid="04fcef66"/>
    </style:style>
    <style:style style:name="P10" style:family="paragraph" style:parent-style-name="Text_20_body">
      <style:text-properties officeooo:paragraph-rsid="04fcef66"/>
    </style:style>
    <style:style style:name="P11" style:family="paragraph" style:parent-style-name="Text_20_body">
      <style:text-properties officeooo:rsid="04fd327a" officeooo:paragraph-rsid="04fd327a"/>
    </style:style>
    <style:style style:name="P12" style:family="paragraph" style:parent-style-name="Text_20_body">
      <style:text-properties officeooo:paragraph-rsid="05106f05"/>
    </style:style>
    <style:style style:name="P13" style:family="paragraph" style:parent-style-name="Text_20_body">
      <style:text-properties officeooo:rsid="0514740e" officeooo:paragraph-rsid="0514740e"/>
    </style:style>
    <style:style style:name="P14" style:family="paragraph" style:parent-style-name="Text_20_body">
      <style:text-properties officeooo:rsid="0515da81" officeooo:paragraph-rsid="0515da81"/>
    </style:style>
    <style:style style:name="P15" style:family="paragraph" style:parent-style-name="Text_20_body">
      <style:text-properties officeooo:rsid="0581cf3f" officeooo:paragraph-rsid="06052ab3"/>
    </style:style>
    <style:style style:name="P16" style:family="paragraph" style:parent-style-name="Text_20_body">
      <style:text-properties officeooo:rsid="057842cd" officeooo:paragraph-rsid="057842cd"/>
    </style:style>
    <style:style style:name="P17" style:family="paragraph" style:parent-style-name="Text_20_body">
      <style:text-properties officeooo:rsid="05f87cb4" officeooo:paragraph-rsid="0600f1ea"/>
    </style:style>
    <style:style style:name="P18" style:family="paragraph" style:parent-style-name="Text_20_body">
      <style:text-properties officeooo:rsid="05fb22f7" officeooo:paragraph-rsid="0600f1ea"/>
    </style:style>
    <style:style style:name="P19" style:family="paragraph" style:parent-style-name="Text_20_body">
      <style:text-properties officeooo:paragraph-rsid="056d0fe2"/>
    </style:style>
    <style:style style:name="P20" style:family="paragraph" style:parent-style-name="Text_20_body">
      <style:text-properties officeooo:paragraph-rsid="06052ab3"/>
    </style:style>
    <style:style style:name="P21" style:family="paragraph" style:parent-style-name="Standard">
      <style:text-properties fo:color="#000000" fo:language="en" fo:country="US" officeooo:rsid="02fc2373" officeooo:paragraph-rsid="02fc2373"/>
    </style:style>
    <style:style style:name="P22" style:family="paragraph" style:parent-style-name="Standard">
      <style:text-properties fo:color="#000000" fo:language="en" fo:country="US" officeooo:rsid="02fe168f" officeooo:paragraph-rsid="02fe168f"/>
    </style:style>
    <style:style style:name="P23" style:family="paragraph" style:parent-style-name="Standard">
      <style:text-properties fo:color="#000000" fo:language="en" fo:country="US" officeooo:rsid="02fe168f" officeooo:paragraph-rsid="02fc2373"/>
    </style:style>
    <style:style style:name="P24" style:family="paragraph" style:parent-style-name="Standard">
      <style:text-properties fo:color="#000000" fo:language="en" fo:country="US" officeooo:rsid="02fe168f" officeooo:paragraph-rsid="03284e23"/>
    </style:style>
    <style:style style:name="P25" style:family="paragraph" style:parent-style-name="Standard">
      <style:text-properties fo:color="#000000" fo:language="en" fo:country="US" officeooo:rsid="02fe168f" officeooo:paragraph-rsid="0311965e"/>
    </style:style>
    <style:style style:name="P26" style:family="paragraph" style:parent-style-name="Standard">
      <style:text-properties fo:color="#000000" fo:language="en" fo:country="US" officeooo:rsid="03eae50a" officeooo:paragraph-rsid="03e13ab4"/>
    </style:style>
    <style:style style:name="P27" style:family="paragraph" style:parent-style-name="Standard">
      <style:text-properties fo:color="#000000" fo:language="en" fo:country="US" officeooo:rsid="00d10beb" officeooo:paragraph-rsid="03eeed16"/>
    </style:style>
    <style:style style:name="P28" style:family="paragraph" style:parent-style-name="Standard">
      <style:text-properties fo:color="#000000" fo:language="en" fo:country="US" officeooo:rsid="00d10beb" officeooo:paragraph-rsid="030b3ce9"/>
    </style:style>
    <style:style style:name="P29" style:family="paragraph" style:parent-style-name="Standard">
      <style:text-properties fo:color="#000000" fo:language="en" fo:country="US" officeooo:rsid="03bfcb0b" officeooo:paragraph-rsid="03c46e61"/>
    </style:style>
    <style:style style:name="P30" style:family="paragraph" style:parent-style-name="Standard">
      <style:text-properties fo:color="#000000" fo:language="en" fo:country="US" officeooo:rsid="03e9ca2e" officeooo:paragraph-rsid="03d8d4fb"/>
    </style:style>
    <style:style style:name="P31" style:family="paragraph" style:parent-style-name="Standard">
      <style:text-properties fo:color="#000000" fo:language="en" fo:country="US" officeooo:rsid="0415f034" officeooo:paragraph-rsid="0415f034"/>
    </style:style>
    <style:style style:name="P32" style:family="paragraph" style:parent-style-name="Standard">
      <style:text-properties fo:color="#000000" fo:language="en" fo:country="US" officeooo:rsid="0415f034" officeooo:paragraph-rsid="042d178e"/>
    </style:style>
    <style:style style:name="P33" style:family="paragraph" style:parent-style-name="Standard">
      <style:text-properties fo:color="#000000" fo:language="en" fo:country="US" officeooo:rsid="00711d2e" officeooo:paragraph-rsid="04184712"/>
    </style:style>
    <style:style style:name="P34" style:family="paragraph" style:parent-style-name="Standard">
      <style:text-properties fo:color="#000000" fo:language="en" fo:country="US" officeooo:rsid="041edee8" officeooo:paragraph-rsid="041dba4c"/>
    </style:style>
    <style:style style:name="P35" style:family="paragraph" style:parent-style-name="Standard">
      <style:text-properties fo:color="#000000" fo:language="en" fo:country="US" officeooo:rsid="041a5a29" officeooo:paragraph-rsid="041a5a29"/>
    </style:style>
    <style:style style:name="P36" style:family="paragraph" style:parent-style-name="Standard">
      <style:text-properties fo:color="#000000" fo:language="en" fo:country="US" officeooo:rsid="041dba4c" officeooo:paragraph-rsid="041dba4c"/>
    </style:style>
    <style:style style:name="P37" style:family="paragraph" style:parent-style-name="Standard">
      <style:text-properties fo:color="#000000" fo:language="en" fo:country="US" officeooo:rsid="04219b49" officeooo:paragraph-rsid="04219b49"/>
    </style:style>
    <style:style style:name="P38" style:family="paragraph" style:parent-style-name="Standard">
      <style:text-properties fo:color="#000000" fo:language="en" fo:country="US" officeooo:rsid="0320c133" officeooo:paragraph-rsid="0320c133"/>
    </style:style>
    <style:style style:name="P39" style:family="paragraph" style:parent-style-name="Standard">
      <style:text-properties fo:color="#000000" fo:language="en" fo:country="US" officeooo:rsid="0320c133" officeooo:paragraph-rsid="03284e23"/>
    </style:style>
    <style:style style:name="P40" style:family="paragraph" style:parent-style-name="Standard">
      <style:text-properties fo:color="#000000" fo:language="en" fo:country="US" officeooo:rsid="032408a7" officeooo:paragraph-rsid="0320c133"/>
    </style:style>
    <style:style style:name="P41" style:family="paragraph" style:parent-style-name="Standard">
      <style:text-properties fo:color="#000000" fo:language="en" fo:country="US" officeooo:rsid="032cf09b" officeooo:paragraph-rsid="032cf09b"/>
    </style:style>
    <style:style style:name="P42" style:family="paragraph" style:parent-style-name="Standard">
      <style:text-properties fo:color="#000000" fo:language="en" fo:country="US" officeooo:rsid="033456b0" officeooo:paragraph-rsid="033456b0"/>
    </style:style>
    <style:style style:name="P43" style:family="paragraph" style:parent-style-name="Standard">
      <style:text-properties fo:color="#000000" fo:language="en" fo:country="US" officeooo:rsid="0319fc0f" officeooo:paragraph-rsid="03327b4b"/>
    </style:style>
    <style:style style:name="P44" style:family="paragraph" style:parent-style-name="Standard">
      <style:text-properties fo:color="#000000" fo:language="en" fo:country="US" officeooo:rsid="031b4691" officeooo:paragraph-rsid="03327b4b"/>
    </style:style>
    <style:style style:name="P45" style:family="paragraph" style:parent-style-name="Standard">
      <style:text-properties fo:color="#000000" fo:language="en" fo:country="US" officeooo:rsid="0331270a" officeooo:paragraph-rsid="0331270a"/>
    </style:style>
    <style:style style:name="P46" style:family="paragraph" style:parent-style-name="Standard">
      <style:text-properties fo:color="#000000" fo:language="en" fo:country="US" officeooo:rsid="0338368d" officeooo:paragraph-rsid="0338368d"/>
    </style:style>
    <style:style style:name="P47" style:family="paragraph" style:parent-style-name="Standard">
      <style:text-properties fo:color="#000000" fo:language="en" fo:country="US" officeooo:rsid="0313f76a" officeooo:paragraph-rsid="030b3ce9"/>
    </style:style>
    <style:style style:name="P48" style:family="paragraph" style:parent-style-name="Standard">
      <style:text-properties fo:color="#000000" fo:language="en" fo:country="US" officeooo:rsid="0178226a" officeooo:paragraph-rsid="017e34a9"/>
    </style:style>
    <style:style style:name="P49" style:family="paragraph" style:parent-style-name="Standard">
      <style:text-properties fo:color="#000000" fo:language="en" fo:country="US" officeooo:rsid="0199c5f7" officeooo:paragraph-rsid="0199c5f7"/>
    </style:style>
    <style:style style:name="P50" style:family="paragraph" style:parent-style-name="Standard">
      <style:text-properties fo:color="#000000" fo:language="en" fo:country="US" officeooo:rsid="01de5245" officeooo:paragraph-rsid="01de5245"/>
    </style:style>
    <style:style style:name="P51" style:family="paragraph" style:parent-style-name="Standard">
      <style:text-properties fo:color="#000000" fo:language="en" fo:country="US" officeooo:rsid="01f3e225" officeooo:paragraph-rsid="01f3e225"/>
    </style:style>
    <style:style style:name="P52" style:family="paragraph" style:parent-style-name="Standard">
      <style:text-properties fo:color="#000000" fo:language="en" fo:country="US" officeooo:rsid="04a17e86" officeooo:paragraph-rsid="04a17e86"/>
    </style:style>
    <style:style style:name="P53" style:family="paragraph" style:parent-style-name="Standard">
      <style:text-properties fo:color="#000000" fo:language="en" fo:country="US" officeooo:rsid="01ea550b" officeooo:paragraph-rsid="01ea550b"/>
    </style:style>
    <style:style style:name="P54" style:family="paragraph" style:parent-style-name="Standard">
      <style:text-properties fo:color="#000000" fo:language="en" fo:country="US" officeooo:rsid="01ea550b" officeooo:paragraph-rsid="048fdc9a"/>
    </style:style>
    <style:style style:name="P55" style:family="paragraph" style:parent-style-name="Standard">
      <style:text-properties fo:color="#000000" fo:language="en" fo:country="US" officeooo:rsid="048fdc9a" officeooo:paragraph-rsid="048fdc9a"/>
    </style:style>
    <style:style style:name="P56" style:family="paragraph" style:parent-style-name="Standard">
      <style:text-properties fo:color="#000000" fo:language="en" fo:country="US" officeooo:rsid="04a265a6" officeooo:paragraph-rsid="04a265a6"/>
    </style:style>
    <style:style style:name="P57" style:family="paragraph" style:parent-style-name="Standard">
      <style:text-properties fo:color="#000000" fo:language="en" fo:country="US" officeooo:rsid="016a2b3e" officeooo:paragraph-rsid="01749023"/>
    </style:style>
    <style:style style:name="P58" style:family="paragraph" style:parent-style-name="Standard">
      <style:text-properties fo:color="#000000" fo:language="en" fo:country="US" officeooo:rsid="04643158" officeooo:paragraph-rsid="04643158"/>
    </style:style>
    <style:style style:name="P59" style:family="paragraph" style:parent-style-name="Standard">
      <style:text-properties fo:color="#000000" fo:language="en" fo:country="US" officeooo:rsid="049c0ff1" officeooo:paragraph-rsid="018f207a"/>
    </style:style>
    <style:style style:name="P60" style:family="paragraph" style:parent-style-name="Standard">
      <style:text-properties fo:color="#000000" fo:language="en" fo:country="US" officeooo:rsid="017aa72c" officeooo:paragraph-rsid="0177e789"/>
    </style:style>
    <style:style style:name="P61" style:family="paragraph" style:parent-style-name="Standard">
      <style:text-properties fo:color="#000000" fo:language="en" fo:country="US" officeooo:rsid="011e13cf" officeooo:paragraph-rsid="02a21316"/>
    </style:style>
    <style:style style:name="P62" style:family="paragraph" style:parent-style-name="Standard">
      <style:text-properties fo:color="#000000" fo:language="en" fo:country="US" officeooo:rsid="01611aef" officeooo:paragraph-rsid="02a21316"/>
    </style:style>
    <style:style style:name="P63" style:family="paragraph" style:parent-style-name="Standard">
      <style:text-properties fo:color="#000000" fo:language="en" fo:country="US" officeooo:rsid="0177e789" officeooo:paragraph-rsid="0177e789"/>
    </style:style>
    <style:style style:name="P64" style:family="paragraph" style:parent-style-name="Standard">
      <style:text-properties fo:color="#000000" fo:language="en" fo:country="US" officeooo:rsid="020f50c0" officeooo:paragraph-rsid="020ed937"/>
    </style:style>
    <style:style style:name="P65" style:family="paragraph" style:parent-style-name="Standard">
      <style:text-properties fo:color="#000000" fo:language="en" fo:country="US" officeooo:rsid="020f50c0" officeooo:paragraph-rsid="02453b82"/>
    </style:style>
    <style:style style:name="P66" style:family="paragraph" style:parent-style-name="Standard">
      <style:text-properties fo:color="#000000" fo:language="en" fo:country="US" officeooo:rsid="020bd736" officeooo:paragraph-rsid="020bd736"/>
    </style:style>
    <style:style style:name="P67" style:family="paragraph" style:parent-style-name="Standard">
      <style:text-properties fo:color="#000000" fo:language="en" fo:country="US" officeooo:rsid="020bd736" officeooo:paragraph-rsid="02453b82"/>
    </style:style>
    <style:style style:name="P68" style:family="paragraph" style:parent-style-name="Standard">
      <style:text-properties fo:color="#000000" fo:language="en" fo:country="US" officeooo:rsid="020b0c33" officeooo:paragraph-rsid="020b0c33"/>
    </style:style>
    <style:style style:name="P69" style:family="paragraph" style:parent-style-name="Standard">
      <style:text-properties fo:color="#000000" fo:language="en" fo:country="US" officeooo:rsid="0211377e" officeooo:paragraph-rsid="0211377e"/>
    </style:style>
    <style:style style:name="P70" style:family="paragraph" style:parent-style-name="Standard">
      <style:text-properties fo:color="#000000" fo:language="en" fo:country="US" officeooo:rsid="0211377e" officeooo:paragraph-rsid="0218245d"/>
    </style:style>
    <style:style style:name="P71" style:family="paragraph" style:parent-style-name="Standard">
      <style:text-properties fo:color="#000000" fo:language="en" fo:country="US" officeooo:rsid="0211377e" officeooo:paragraph-rsid="02453b82"/>
    </style:style>
    <style:style style:name="P72" style:family="paragraph" style:parent-style-name="Standard">
      <style:text-properties fo:color="#000000" fo:language="en" fo:country="US" officeooo:rsid="0211377e" officeooo:paragraph-rsid="0225724b"/>
    </style:style>
    <style:style style:name="P73" style:family="paragraph" style:parent-style-name="Standard">
      <style:text-properties fo:color="#000000" fo:language="en" fo:country="US" officeooo:rsid="0218245d" officeooo:paragraph-rsid="0218245d"/>
    </style:style>
    <style:style style:name="P74" style:family="paragraph" style:parent-style-name="Standard">
      <style:text-properties fo:color="#000000" fo:language="en" fo:country="US" officeooo:rsid="0218245d" officeooo:paragraph-rsid="02453b82"/>
    </style:style>
    <style:style style:name="P75" style:family="paragraph" style:parent-style-name="Standard">
      <style:text-properties fo:color="#000000" fo:language="en" fo:country="US" officeooo:rsid="021cd98b" officeooo:paragraph-rsid="021cd98b"/>
    </style:style>
    <style:style style:name="P76" style:family="paragraph" style:parent-style-name="Standard">
      <style:text-properties fo:color="#000000" fo:language="en" fo:country="US" officeooo:rsid="024cc361" officeooo:paragraph-rsid="024cc361"/>
    </style:style>
    <style:style style:name="P77" style:family="paragraph" style:parent-style-name="Standard">
      <style:text-properties fo:color="#000000" fo:language="en" fo:country="US" officeooo:rsid="02504678" officeooo:paragraph-rsid="02504678"/>
    </style:style>
    <style:style style:name="P78" style:family="paragraph" style:parent-style-name="Standard">
      <style:text-properties fo:color="#000000" fo:language="en" fo:country="US" officeooo:rsid="024f1251" officeooo:paragraph-rsid="024f1251"/>
    </style:style>
    <style:style style:name="P79" style:family="paragraph" style:parent-style-name="Standard">
      <style:text-properties fo:color="#000000" fo:language="en" fo:country="US" officeooo:rsid="025cdbe2" officeooo:paragraph-rsid="025cdbe2"/>
    </style:style>
    <style:style style:name="P80" style:family="paragraph" style:parent-style-name="Standard">
      <style:text-properties fo:color="#000000" fo:language="en" fo:country="US" officeooo:rsid="025ef954" officeooo:paragraph-rsid="025ef954"/>
    </style:style>
    <style:style style:name="P81" style:family="paragraph" style:parent-style-name="Standard">
      <style:text-properties fo:color="#000000" fo:language="en" fo:country="US" officeooo:rsid="025e1241" officeooo:paragraph-rsid="025e1241"/>
    </style:style>
    <style:style style:name="P82" style:family="paragraph" style:parent-style-name="Standard">
      <style:text-properties fo:color="#000000" fo:language="en" fo:country="US" officeooo:rsid="023b184a" officeooo:paragraph-rsid="023b184a"/>
    </style:style>
    <style:style style:name="P83" style:family="paragraph" style:parent-style-name="Standard">
      <style:text-properties fo:color="#000000" fo:language="en" fo:country="US" officeooo:rsid="0260b6b7" officeooo:paragraph-rsid="0260b6b7"/>
    </style:style>
    <style:style style:name="P84" style:family="paragraph" style:parent-style-name="Standard">
      <style:text-properties fo:color="#000000" fo:language="en" fo:country="US" officeooo:rsid="0223eee2" officeooo:paragraph-rsid="0223eee2"/>
    </style:style>
    <style:style style:name="P85" style:family="paragraph" style:parent-style-name="Standard">
      <style:text-properties fo:color="#000000" fo:language="en" fo:country="US" officeooo:rsid="02216368" officeooo:paragraph-rsid="02216368"/>
    </style:style>
    <style:style style:name="P86" style:family="paragraph" style:parent-style-name="Standard">
      <style:text-properties fo:color="#000000" fo:language="en" fo:country="US" officeooo:rsid="021f816b" officeooo:paragraph-rsid="021f816b"/>
    </style:style>
    <style:style style:name="P87" style:family="paragraph" style:parent-style-name="Standard">
      <style:text-properties fo:color="#000000" fo:language="en" fo:country="US" officeooo:rsid="02612c7c" officeooo:paragraph-rsid="02612c7c"/>
    </style:style>
    <style:style style:name="P88" style:family="paragraph" style:parent-style-name="Standard">
      <style:text-properties fo:color="#000000" fo:language="en" fo:country="US" officeooo:rsid="023d1506" officeooo:paragraph-rsid="023d1506"/>
    </style:style>
    <style:style style:name="P89" style:family="paragraph" style:parent-style-name="Standard">
      <style:text-properties fo:color="#000000" fo:language="en" fo:country="US" officeooo:rsid="026eaebd" officeooo:paragraph-rsid="026eaebd"/>
    </style:style>
    <style:style style:name="P90" style:family="paragraph" style:parent-style-name="Standard">
      <style:text-properties fo:color="#000000" fo:language="en" fo:country="US" officeooo:rsid="0267066a" officeooo:paragraph-rsid="0267066a"/>
    </style:style>
    <style:style style:name="P91" style:family="paragraph" style:parent-style-name="Standard">
      <style:text-properties fo:color="#000000" fo:language="en" fo:country="US" officeooo:rsid="022cab26" officeooo:paragraph-rsid="022cab26"/>
    </style:style>
    <style:style style:name="P92" style:family="paragraph" style:parent-style-name="Standard">
      <style:text-properties fo:color="#000000" fo:language="en" fo:country="US" officeooo:rsid="022cab26" officeooo:paragraph-rsid="022df090"/>
    </style:style>
    <style:style style:name="P93" style:family="paragraph" style:parent-style-name="Standard">
      <style:text-properties fo:color="#000000" fo:language="en" fo:country="US" officeooo:rsid="0224f8ff" officeooo:paragraph-rsid="0224f8ff"/>
    </style:style>
    <style:style style:name="P94" style:family="paragraph" style:parent-style-name="Standard">
      <style:text-properties fo:color="#000000" fo:language="en" fo:country="US" officeooo:rsid="026e257c" officeooo:paragraph-rsid="026e257c"/>
    </style:style>
    <style:style style:name="P95" style:family="paragraph" style:parent-style-name="Standard">
      <style:text-properties fo:color="#000000" fo:language="en" fo:country="US" officeooo:rsid="035f109b" officeooo:paragraph-rsid="035f109b"/>
    </style:style>
    <style:style style:name="P96" style:family="paragraph" style:parent-style-name="Standard">
      <style:text-properties fo:color="#000000" fo:language="en" fo:country="US" officeooo:rsid="02444d98" officeooo:paragraph-rsid="02444d98"/>
    </style:style>
    <style:style style:name="P97" style:family="paragraph" style:parent-style-name="Standard">
      <style:text-properties fo:color="#000000" fo:language="en" fo:country="US" officeooo:rsid="03578456" officeooo:paragraph-rsid="02444d98"/>
    </style:style>
    <style:style style:name="P98" style:family="paragraph" style:parent-style-name="Standard">
      <style:text-properties fo:color="#000000" fo:language="en" fo:country="US" officeooo:rsid="03578456" officeooo:paragraph-rsid="03578456"/>
    </style:style>
    <style:style style:name="P99" style:family="paragraph" style:parent-style-name="Standard">
      <style:text-properties fo:color="#000000" fo:language="en" fo:country="US" officeooo:rsid="035bbc8b" officeooo:paragraph-rsid="035bbc8b"/>
    </style:style>
    <style:style style:name="P100" style:family="paragraph" style:parent-style-name="Standard">
      <style:text-properties fo:color="#000000" fo:language="en" fo:country="US" officeooo:rsid="03762c93" officeooo:paragraph-rsid="03762c93"/>
    </style:style>
    <style:style style:name="P101" style:family="paragraph" style:parent-style-name="Standard">
      <style:text-properties fo:color="#000000" fo:language="en" fo:country="US" officeooo:rsid="0480585d" officeooo:paragraph-rsid="0480585d"/>
    </style:style>
    <style:style style:name="P102" style:family="paragraph" style:parent-style-name="Standard">
      <style:text-properties fo:color="#000000" fo:language="en" fo:country="US" officeooo:rsid="0480585d" officeooo:paragraph-rsid="0483c2bd"/>
    </style:style>
    <style:style style:name="P103" style:family="paragraph" style:parent-style-name="Standard">
      <style:text-properties fo:color="#000000" fo:language="en" fo:country="US" officeooo:rsid="0486d9cd" officeooo:paragraph-rsid="0486d9cd"/>
    </style:style>
    <style:style style:name="P104" style:family="paragraph" style:parent-style-name="Standard">
      <style:text-properties fo:color="#000000" fo:language="en" fo:country="US" officeooo:rsid="0373a9b3" officeooo:paragraph-rsid="0373a9b3"/>
    </style:style>
    <style:style style:name="P105" style:family="paragraph" style:parent-style-name="Standard">
      <style:text-properties fo:color="#000000" fo:language="en" fo:country="US" officeooo:rsid="0373a9b3" officeooo:paragraph-rsid="0394a3fd"/>
    </style:style>
    <style:style style:name="P106" style:family="paragraph" style:parent-style-name="Standard">
      <style:text-properties fo:color="#000000" fo:language="en" fo:country="US" officeooo:rsid="0373a9b3" officeooo:paragraph-rsid="03a68f3c"/>
    </style:style>
    <style:style style:name="P107" style:family="paragraph" style:parent-style-name="Standard">
      <style:text-properties fo:color="#000000" fo:language="en" fo:country="US" officeooo:rsid="03753691" officeooo:paragraph-rsid="03753691"/>
    </style:style>
    <style:style style:name="P108" style:family="paragraph" style:parent-style-name="Standard">
      <style:text-properties fo:color="#000000" fo:language="en" fo:country="US" officeooo:rsid="03753691" officeooo:paragraph-rsid="0378f28a"/>
    </style:style>
    <style:style style:name="P109" style:family="paragraph" style:parent-style-name="Standard">
      <style:text-properties fo:color="#000000" fo:language="en" fo:country="US" officeooo:rsid="03753691" officeooo:paragraph-rsid="0394a3fd"/>
    </style:style>
    <style:style style:name="P110" style:family="paragraph" style:parent-style-name="Standard">
      <style:text-properties fo:color="#000000" fo:language="en" fo:country="US" officeooo:rsid="0378f28a" officeooo:paragraph-rsid="0378f28a"/>
    </style:style>
    <style:style style:name="P111" style:family="paragraph" style:parent-style-name="Standard">
      <style:text-properties fo:color="#000000" fo:language="en" fo:country="US" officeooo:rsid="037ba9de" officeooo:paragraph-rsid="037ba9de"/>
    </style:style>
    <style:style style:name="P112" style:family="paragraph" style:parent-style-name="Standard">
      <style:text-properties fo:color="#000000" fo:language="en" fo:country="US" officeooo:rsid="037f1597" officeooo:paragraph-rsid="037f1597"/>
    </style:style>
    <style:style style:name="P113" style:family="paragraph" style:parent-style-name="Standard">
      <style:text-properties fo:color="#000000" fo:language="en" fo:country="US" officeooo:rsid="037dec46" officeooo:paragraph-rsid="037dec46"/>
    </style:style>
    <style:style style:name="P114" style:family="paragraph" style:parent-style-name="Standard">
      <style:text-properties fo:color="#000000" fo:language="en" fo:country="US" officeooo:rsid="037dec46" officeooo:paragraph-rsid="037debe7"/>
    </style:style>
    <style:style style:name="P115" style:family="paragraph" style:parent-style-name="Standard">
      <style:text-properties fo:color="#000000" fo:language="en" fo:country="US" officeooo:rsid="03829669" officeooo:paragraph-rsid="03829669"/>
    </style:style>
    <style:style style:name="P116" style:family="paragraph" style:parent-style-name="Standard">
      <style:text-properties fo:color="#000000" fo:language="en" fo:country="US" officeooo:rsid="0388f1be" officeooo:paragraph-rsid="0388f1be"/>
    </style:style>
    <style:style style:name="P117" style:family="paragraph" style:parent-style-name="Standard">
      <style:text-properties fo:color="#000000" fo:language="en" fo:country="US" officeooo:rsid="038a6dc7" officeooo:paragraph-rsid="038a6dc7"/>
    </style:style>
    <style:style style:name="P118" style:family="paragraph" style:parent-style-name="Standard">
      <style:text-properties fo:color="#000000" fo:language="en" fo:country="US" officeooo:rsid="038e1baa" officeooo:paragraph-rsid="038e1baa"/>
    </style:style>
    <style:style style:name="P119" style:family="paragraph" style:parent-style-name="Standard">
      <style:text-properties fo:color="#000000" fo:language="en" fo:country="US" officeooo:rsid="038c4d0f" officeooo:paragraph-rsid="038a6dc7"/>
    </style:style>
    <style:style style:name="P120" style:family="paragraph" style:parent-style-name="Standard">
      <style:text-properties fo:color="#000000" fo:language="en" fo:country="US" officeooo:rsid="038c4d0f" officeooo:paragraph-rsid="038f8858"/>
    </style:style>
    <style:style style:name="P121" style:family="paragraph" style:parent-style-name="Standard">
      <style:text-properties fo:color="#000000" fo:language="en" fo:country="US" officeooo:rsid="03a8c366" officeooo:paragraph-rsid="03a8c366"/>
    </style:style>
    <style:style style:name="P122" style:family="paragraph" style:parent-style-name="Standard">
      <style:text-properties fo:color="#000000" fo:language="en" fo:country="US" officeooo:rsid="0394a3fd" officeooo:paragraph-rsid="0394a3fd"/>
    </style:style>
    <style:style style:name="P123" style:family="paragraph" style:parent-style-name="Standard">
      <style:text-properties fo:color="#000000" fo:language="en" fo:country="US" officeooo:rsid="0394a3fd" officeooo:paragraph-rsid="04561ac3"/>
    </style:style>
    <style:style style:name="P124" style:family="paragraph" style:parent-style-name="Standard">
      <style:text-properties fo:color="#000000" fo:language="en" fo:country="US" officeooo:rsid="03966ce1" officeooo:paragraph-rsid="03966ce1"/>
    </style:style>
    <style:style style:name="P125" style:family="paragraph" style:parent-style-name="Standard">
      <style:text-properties fo:color="#000000" fo:language="en" fo:country="US" officeooo:rsid="03966ce1" officeooo:paragraph-rsid="04561ac3"/>
    </style:style>
    <style:style style:name="P126" style:family="paragraph" style:parent-style-name="Standard">
      <style:text-properties fo:color="#000000" fo:language="en" fo:country="US" officeooo:rsid="03aa6095" officeooo:paragraph-rsid="03aa6095"/>
    </style:style>
    <style:style style:name="P127" style:family="paragraph" style:parent-style-name="Standard">
      <style:text-properties fo:color="#000000" fo:language="en" fo:country="US" officeooo:rsid="03a2c6d3" officeooo:paragraph-rsid="03a2c6d3"/>
    </style:style>
    <style:style style:name="P128" style:family="paragraph" style:parent-style-name="Standard">
      <style:text-properties fo:color="#000000" fo:language="en" fo:country="US" officeooo:rsid="039fcedf" officeooo:paragraph-rsid="039fcedf"/>
    </style:style>
    <style:style style:name="P129" style:family="paragraph" style:parent-style-name="Standard">
      <style:text-properties fo:color="#000000" fo:language="en" fo:country="US" officeooo:rsid="039fcedf" officeooo:paragraph-rsid="03a68f3c"/>
    </style:style>
    <style:style style:name="P130" style:family="paragraph" style:parent-style-name="Standard">
      <style:text-properties fo:color="#000000" fo:language="en" fo:country="US" officeooo:rsid="039b17b2" officeooo:paragraph-rsid="039fcedf"/>
    </style:style>
    <style:style style:name="P131" style:family="paragraph" style:parent-style-name="Standard">
      <style:text-properties fo:color="#000000" fo:language="en" fo:country="US" officeooo:rsid="039b17b2" officeooo:paragraph-rsid="03a68f3c"/>
    </style:style>
    <style:style style:name="P132" style:family="paragraph" style:parent-style-name="Standard">
      <style:text-properties fo:color="#000000" fo:language="en" fo:country="US" officeooo:rsid="03ab1615" officeooo:paragraph-rsid="03ab1615"/>
    </style:style>
    <style:style style:name="P133" style:family="paragraph" style:parent-style-name="Standard">
      <style:text-properties fo:color="#000000" fo:language="en" fo:country="US" officeooo:rsid="03ab9453" officeooo:paragraph-rsid="03acf0d3"/>
    </style:style>
    <style:style style:name="P134" style:family="paragraph" style:parent-style-name="Standard">
      <style:text-properties fo:color="#000000" fo:language="en" fo:country="US" officeooo:rsid="03ab9453" officeooo:paragraph-rsid="03ab9453"/>
    </style:style>
    <style:style style:name="P135" style:family="paragraph" style:parent-style-name="Standard">
      <style:text-properties fo:color="#000000" fo:language="en" fo:country="US" officeooo:rsid="03b4351f" officeooo:paragraph-rsid="03b4351f"/>
    </style:style>
    <style:style style:name="P136" style:family="paragraph" style:parent-style-name="Standard">
      <style:text-properties fo:color="#000000" fo:language="en" fo:country="US" officeooo:rsid="03b489fe" officeooo:paragraph-rsid="03b489fe"/>
    </style:style>
    <style:style style:name="P137" style:family="paragraph" style:parent-style-name="Standard">
      <style:text-properties fo:color="#000000" fo:language="en" fo:country="US" officeooo:rsid="03a88bbe" officeooo:paragraph-rsid="03ae847a"/>
    </style:style>
    <style:style style:name="P138" style:family="paragraph" style:parent-style-name="Standard">
      <style:text-properties fo:color="#000000" fo:language="en" fo:country="US" officeooo:rsid="03a88bbe" officeooo:paragraph-rsid="03a88bbe"/>
    </style:style>
    <style:style style:name="P139" style:family="paragraph" style:parent-style-name="Standard">
      <style:text-properties fo:color="#000000" fo:language="en" fo:country="US" officeooo:rsid="03bc3ef6" officeooo:paragraph-rsid="03bc3ef6"/>
    </style:style>
    <style:style style:name="P140" style:family="paragraph" style:parent-style-name="Standard">
      <style:text-properties fo:color="#000000" fo:language="en" fo:country="US" officeooo:rsid="03b6a593" officeooo:paragraph-rsid="03b6a593"/>
    </style:style>
    <style:style style:name="P141" style:family="paragraph" style:parent-style-name="Standard">
      <style:text-properties fo:color="#000000" fo:language="en" fo:country="US" officeooo:rsid="04561ac3" officeooo:paragraph-rsid="04561ac3"/>
    </style:style>
    <style:style style:name="P142" style:family="paragraph" style:parent-style-name="Standard">
      <style:text-properties fo:color="#000000" fo:language="en" fo:country="US" officeooo:rsid="0457992b" officeooo:paragraph-rsid="0457992b"/>
    </style:style>
    <style:style style:name="P143" style:family="paragraph" style:parent-style-name="Standard">
      <style:text-properties fo:color="#000000" fo:language="en" fo:country="US" officeooo:rsid="04662f45" officeooo:paragraph-rsid="04662f45"/>
    </style:style>
    <style:style style:name="P144" style:family="paragraph" style:parent-style-name="Standard">
      <style:text-properties fo:color="#000000" fo:language="en" fo:country="US" officeooo:rsid="0464c859" officeooo:paragraph-rsid="0464c859"/>
    </style:style>
    <style:style style:name="P145" style:family="paragraph" style:parent-style-name="Standard">
      <style:text-properties fo:color="#000000" fo:language="en" fo:country="US" officeooo:rsid="047a21da" officeooo:paragraph-rsid="0464c859"/>
    </style:style>
    <style:style style:name="P146" style:family="paragraph" style:parent-style-name="Standard">
      <style:text-properties fo:color="#000000" fo:language="en" fo:country="US" officeooo:rsid="045be1bd" officeooo:paragraph-rsid="045be1bd"/>
    </style:style>
    <style:style style:name="P147" style:family="paragraph" style:parent-style-name="Standard">
      <style:text-properties fo:color="#000000" fo:language="en" fo:country="US" officeooo:rsid="046039cd" officeooo:paragraph-rsid="046039cd"/>
    </style:style>
    <style:style style:name="P148" style:family="paragraph" style:parent-style-name="Standard">
      <style:text-properties fo:color="#000000" fo:language="en" fo:country="US" officeooo:rsid="046c9fe0" officeooo:paragraph-rsid="046c9fe0"/>
    </style:style>
    <style:style style:name="P149" style:family="paragraph" style:parent-style-name="Standard">
      <style:text-properties fo:color="#000000" fo:language="en" fo:country="US" officeooo:rsid="046e3cbd" officeooo:paragraph-rsid="046e3cbd"/>
    </style:style>
    <style:style style:name="P150" style:family="paragraph" style:parent-style-name="Standard">
      <style:text-properties fo:color="#000000" fo:language="en" fo:country="US" officeooo:rsid="045953ca" officeooo:paragraph-rsid="045953ca"/>
    </style:style>
    <style:style style:name="P151" style:family="paragraph" style:parent-style-name="Standard">
      <style:text-properties fo:color="#000000" fo:language="en" fo:country="US" officeooo:rsid="045953ca" officeooo:paragraph-rsid="045f0544"/>
    </style:style>
    <style:style style:name="P152" style:family="paragraph" style:parent-style-name="Standard">
      <style:text-properties fo:color="#000000" fo:language="en" fo:country="US" officeooo:rsid="045b0a8b" officeooo:paragraph-rsid="045be1bd"/>
    </style:style>
    <style:style style:name="P153" style:family="paragraph" style:parent-style-name="Standard">
      <style:text-properties fo:color="#000000" fo:language="en" fo:country="US" officeooo:rsid="045b0a8b" officeooo:paragraph-rsid="046fac55"/>
    </style:style>
    <style:style style:name="P154" style:family="paragraph" style:parent-style-name="Standard">
      <style:text-properties fo:color="#000000" fo:language="en" fo:country="US" officeooo:rsid="045f0544" officeooo:paragraph-rsid="045f0544"/>
    </style:style>
    <style:style style:name="P155" style:family="paragraph" style:parent-style-name="Standard">
      <style:text-properties fo:color="#000000" fo:language="en" fo:country="US" officeooo:rsid="045f0544" officeooo:paragraph-rsid="046fac55"/>
    </style:style>
    <style:style style:name="P156" style:family="paragraph" style:parent-style-name="Standard">
      <style:text-properties fo:color="#000000" fo:language="en" fo:country="US" officeooo:rsid="046fac55" officeooo:paragraph-rsid="046fac55"/>
    </style:style>
    <style:style style:name="P157" style:family="paragraph" style:parent-style-name="Standard">
      <style:text-properties fo:color="#000000" fo:language="en" fo:country="US" officeooo:rsid="046fdc15" officeooo:paragraph-rsid="046fdc15"/>
    </style:style>
    <style:style style:name="P158" style:family="paragraph" style:parent-style-name="Standard">
      <style:text-properties fo:color="#000000" fo:language="en" fo:country="US" officeooo:rsid="04721014" officeooo:paragraph-rsid="04721014"/>
    </style:style>
    <style:style style:name="P159" style:family="paragraph" style:parent-style-name="Standard">
      <style:text-properties fo:color="#000000" fo:language="en" fo:country="US" officeooo:rsid="04721014" officeooo:paragraph-rsid="04725865"/>
    </style:style>
    <style:style style:name="P160" style:family="paragraph" style:parent-style-name="Standard">
      <style:text-properties fo:color="#000000" fo:language="en" fo:country="US" officeooo:rsid="0475f038" officeooo:paragraph-rsid="0475f038"/>
    </style:style>
    <style:style style:name="P161" style:family="paragraph" style:parent-style-name="Standard">
      <style:text-properties fo:color="#000000" fo:language="en" fo:country="US" officeooo:rsid="0365eb33" officeooo:paragraph-rsid="0365eb33"/>
    </style:style>
    <style:style style:name="P162" style:family="paragraph" style:parent-style-name="Standard">
      <style:text-properties fo:color="#000000" fo:language="en" fo:country="US" officeooo:rsid="04b6ce08" officeooo:paragraph-rsid="04b6ce08"/>
    </style:style>
    <style:style style:name="P163" style:family="paragraph" style:parent-style-name="Standard">
      <style:text-properties fo:color="#000000" fo:language="en" fo:country="US" officeooo:rsid="04be03ee" officeooo:paragraph-rsid="04bc4220"/>
    </style:style>
    <style:style style:name="P164" style:family="paragraph" style:parent-style-name="Standard">
      <style:text-properties fo:color="#000000" fo:language="en" fo:country="US" officeooo:rsid="04da8b84" officeooo:paragraph-rsid="04da8b84"/>
    </style:style>
    <style:style style:name="P165" style:family="paragraph" style:parent-style-name="Standard">
      <style:text-properties fo:color="#000000" fo:language="en" fo:country="US" officeooo:rsid="03d3cf5d" officeooo:paragraph-rsid="03d8d4fb"/>
    </style:style>
    <style:style style:name="P166" style:family="paragraph" style:parent-style-name="Standard">
      <style:text-properties fo:color="#000000" fo:language="en" fo:country="US" officeooo:rsid="04ecd013" officeooo:paragraph-rsid="0365eb33"/>
    </style:style>
    <style:style style:name="P167" style:family="paragraph" style:parent-style-name="Standard">
      <style:text-properties fo:color="#000000" fo:language="en" fo:country="US" officeooo:rsid="05155876" officeooo:paragraph-rsid="05155876"/>
    </style:style>
    <style:style style:name="P168" style:family="paragraph" style:parent-style-name="Standard">
      <style:text-properties fo:color="#000000" fo:language="en" fo:country="US" officeooo:rsid="03082e98" officeooo:paragraph-rsid="03082e98"/>
    </style:style>
    <style:style style:name="P169" style:family="paragraph" style:parent-style-name="Standard">
      <style:paragraph-properties fo:text-align="center" style:justify-single-word="false"/>
      <style:text-properties fo:color="#000000" fo:language="en" fo:country="US" officeooo:rsid="03082e98" officeooo:paragraph-rsid="03082e98"/>
    </style:style>
    <style:style style:name="P170" style:family="paragraph" style:parent-style-name="Standard">
      <style:text-properties fo:color="#000000" fo:language="en" fo:country="US" officeooo:rsid="0518a08c" officeooo:paragraph-rsid="0518a08c"/>
    </style:style>
    <style:style style:name="P171" style:family="paragraph" style:parent-style-name="Standard">
      <style:text-properties fo:color="#000000" fo:language="en" fo:country="US" officeooo:rsid="0518a08c" officeooo:paragraph-rsid="051968d0"/>
    </style:style>
    <style:style style:name="P172" style:family="paragraph" style:parent-style-name="Standard">
      <style:text-properties fo:color="#000000" fo:language="en" fo:country="US" officeooo:rsid="0300a16c" officeooo:paragraph-rsid="0311965e"/>
    </style:style>
    <style:style style:name="P173" style:family="paragraph" style:parent-style-name="Standard">
      <style:text-properties fo:color="#000000" fo:language="en" fo:country="US" officeooo:rsid="016f64c7" officeooo:paragraph-rsid="016f64c7"/>
    </style:style>
    <style:style style:name="P174" style:family="paragraph" style:parent-style-name="Standard">
      <style:text-properties fo:color="#000000" fo:language="en" fo:country="US" officeooo:rsid="0542432f" officeooo:paragraph-rsid="0542432f"/>
    </style:style>
    <style:style style:name="P175" style:family="paragraph" style:parent-style-name="Standard">
      <style:text-properties fo:color="#000000" fo:language="en" fo:country="US" officeooo:rsid="04a657c8" officeooo:paragraph-rsid="04a657c8"/>
    </style:style>
    <style:style style:name="P176" style:family="paragraph" style:parent-style-name="Standard">
      <style:text-properties fo:color="#000000" fo:language="en" fo:country="US" officeooo:rsid="05b211a5" officeooo:paragraph-rsid="05b211a5"/>
    </style:style>
    <style:style style:name="P177" style:family="paragraph" style:parent-style-name="Standard">
      <style:text-properties fo:color="#000000" fo:language="en" fo:country="US" officeooo:rsid="0543a3a8" officeooo:paragraph-rsid="01ea550b"/>
    </style:style>
    <style:style style:name="P178" style:family="paragraph" style:parent-style-name="Standard">
      <style:text-properties fo:color="#000000" fo:language="en" fo:country="US" officeooo:rsid="05599e74" officeooo:paragraph-rsid="05617561"/>
    </style:style>
    <style:style style:name="P179" style:family="paragraph" style:parent-style-name="Standard">
      <style:text-properties fo:color="#000000" fo:language="en" fo:country="US" officeooo:rsid="055e68c2" officeooo:paragraph-rsid="05617561"/>
    </style:style>
    <style:style style:name="P180" style:family="paragraph" style:parent-style-name="Standard">
      <style:text-properties fo:color="#000000" fo:language="en" fo:country="US" officeooo:rsid="05d9990b" officeooo:paragraph-rsid="05d9990b"/>
    </style:style>
    <style:style style:name="P181" style:family="paragraph" style:parent-style-name="Standard">
      <style:text-properties fo:color="#000000" fo:language="en" fo:country="US" officeooo:rsid="01f78dab" officeooo:paragraph-rsid="01f78dab"/>
    </style:style>
    <style:style style:name="P182" style:family="paragraph" style:parent-style-name="Standard">
      <style:text-properties fo:color="#000000" fo:language="en" fo:country="US" officeooo:rsid="05d0e32c" officeooo:paragraph-rsid="05d0e32c"/>
    </style:style>
    <style:style style:name="P183" style:family="paragraph" style:parent-style-name="Standard">
      <style:text-properties fo:color="#000000" fo:language="en" fo:country="US" officeooo:rsid="0597602f" officeooo:paragraph-rsid="0597602f"/>
    </style:style>
    <style:style style:name="P184" style:family="paragraph" style:parent-style-name="Standard">
      <style:text-properties fo:color="#000000" fo:language="en" fo:country="US" officeooo:rsid="06480d0d" officeooo:paragraph-rsid="06480d0d"/>
    </style:style>
    <style:style style:name="P185" style:family="paragraph" style:parent-style-name="Standard">
      <style:text-properties fo:color="#000000" fo:language="en" fo:country="US" officeooo:rsid="055058da" officeooo:paragraph-rsid="056041fb"/>
    </style:style>
    <style:style style:name="P186" style:family="paragraph" style:parent-style-name="Standard">
      <style:text-properties fo:color="#000000" fo:language="en" fo:country="US" officeooo:rsid="05544c9f" officeooo:paragraph-rsid="0614fe93"/>
    </style:style>
    <style:style style:name="P187" style:family="paragraph" style:parent-style-name="Standard">
      <style:text-properties fo:language="en" fo:country="US" officeooo:paragraph-rsid="019c130f"/>
    </style:style>
    <style:style style:name="P188" style:family="paragraph" style:parent-style-name="Standard">
      <style:text-properties fo:language="en" fo:country="US" officeooo:rsid="014d97e6" officeooo:paragraph-rsid="014d97e6"/>
    </style:style>
    <style:style style:name="P189" style:family="paragraph" style:parent-style-name="Standard">
      <style:text-properties fo:language="en" fo:country="US" officeooo:rsid="0150d7da" officeooo:paragraph-rsid="0150d7da"/>
    </style:style>
    <style:style style:name="P190" style:family="paragraph" style:parent-style-name="Standard">
      <style:text-properties fo:language="en" fo:country="US" officeooo:paragraph-rsid="014d97e6"/>
    </style:style>
    <style:style style:name="P191" style:family="paragraph" style:parent-style-name="Standard">
      <style:text-properties fo:language="en" fo:country="US" officeooo:rsid="0150fff8" officeooo:paragraph-rsid="0150fff8"/>
    </style:style>
    <style:style style:name="P192" style:family="paragraph" style:parent-style-name="Standard">
      <style:text-properties fo:language="en" fo:country="US" officeooo:rsid="0159509f" officeooo:paragraph-rsid="0159509f"/>
    </style:style>
    <style:style style:name="P193" style:family="paragraph" style:parent-style-name="Standard">
      <style:text-properties fo:language="en" fo:country="US" officeooo:rsid="014e04ec" officeooo:paragraph-rsid="014e04ec"/>
    </style:style>
    <style:style style:name="P194" style:family="paragraph" style:parent-style-name="Standard">
      <style:text-properties fo:language="en" fo:country="US" officeooo:rsid="01518723" officeooo:paragraph-rsid="01518723"/>
    </style:style>
    <style:style style:name="P195" style:family="paragraph" style:parent-style-name="Standard">
      <style:text-properties fo:language="en" fo:country="US" officeooo:paragraph-rsid="01532bf8"/>
    </style:style>
    <style:style style:name="P196" style:family="paragraph" style:parent-style-name="Standard">
      <style:text-properties fo:language="en" fo:country="US" officeooo:rsid="01546b5d" officeooo:paragraph-rsid="04f28f07"/>
    </style:style>
    <style:style style:name="P197" style:family="paragraph" style:parent-style-name="Standard">
      <style:text-properties fo:language="en" fo:country="US" officeooo:rsid="000e81ea" officeooo:paragraph-rsid="04f28f07"/>
    </style:style>
    <style:style style:name="P198" style:family="paragraph" style:parent-style-name="Standard">
      <style:text-properties fo:language="en" fo:country="US" officeooo:rsid="0133b189" officeooo:paragraph-rsid="04f28f07"/>
    </style:style>
    <style:style style:name="P199" style:family="paragraph" style:parent-style-name="Standard">
      <style:text-properties fo:language="en" fo:country="US" officeooo:rsid="001629c1" officeooo:paragraph-rsid="001629c1"/>
    </style:style>
    <style:style style:name="P200" style:family="paragraph" style:parent-style-name="Standard">
      <style:text-properties fo:language="en" fo:country="US" officeooo:paragraph-rsid="001629c1"/>
    </style:style>
    <style:style style:name="P201" style:family="paragraph" style:parent-style-name="Standard">
      <style:text-properties fo:language="en" fo:country="US" officeooo:rsid="0056cc0f" officeooo:paragraph-rsid="0056cc0f"/>
    </style:style>
    <style:style style:name="P202" style:family="paragraph" style:parent-style-name="Standard">
      <style:text-properties fo:language="en" fo:country="US" officeooo:paragraph-rsid="00f63542"/>
    </style:style>
    <style:style style:name="P203" style:family="paragraph" style:parent-style-name="Standard">
      <style:text-properties fo:language="en" fo:country="US" officeooo:rsid="00172582" officeooo:paragraph-rsid="00172582"/>
    </style:style>
    <style:style style:name="P204" style:family="paragraph" style:parent-style-name="Standard">
      <style:text-properties fo:language="en" fo:country="US" officeooo:rsid="01b33946" officeooo:paragraph-rsid="01b33946"/>
    </style:style>
    <style:style style:name="P205" style:family="paragraph" style:parent-style-name="Standard">
      <style:text-properties fo:language="en" fo:country="US" officeooo:paragraph-rsid="01b74463"/>
    </style:style>
    <style:style style:name="P206" style:family="paragraph" style:parent-style-name="Standard">
      <style:text-properties fo:language="en" fo:country="US" officeooo:rsid="01b74463" officeooo:paragraph-rsid="01b74463"/>
    </style:style>
    <style:style style:name="P207" style:family="paragraph" style:parent-style-name="Standard">
      <style:text-properties fo:language="en" fo:country="US" officeooo:rsid="00282cf1" officeooo:paragraph-rsid="00282cf1"/>
    </style:style>
    <style:style style:name="P208" style:family="paragraph" style:parent-style-name="Standard">
      <style:text-properties fo:language="en" fo:country="US" officeooo:paragraph-rsid="01b36ec2"/>
    </style:style>
    <style:style style:name="P209" style:family="paragraph" style:parent-style-name="Standard">
      <style:text-properties fo:language="en" fo:country="US" officeooo:rsid="01b36ec2" officeooo:paragraph-rsid="01b36ec2"/>
    </style:style>
    <style:style style:name="P210" style:family="paragraph" style:parent-style-name="Standard">
      <style:text-properties fo:language="en" fo:country="US" officeooo:paragraph-rsid="00882cf2"/>
    </style:style>
    <style:style style:name="P211" style:family="paragraph" style:parent-style-name="Standard">
      <style:text-properties fo:language="en" fo:country="US" officeooo:paragraph-rsid="00829d0a"/>
    </style:style>
    <style:style style:name="P212" style:family="paragraph" style:parent-style-name="Standard">
      <style:text-properties fo:language="en" fo:country="US" officeooo:rsid="01112a01" officeooo:paragraph-rsid="01112a01"/>
    </style:style>
    <style:style style:name="P213" style:family="paragraph" style:parent-style-name="Standard">
      <style:text-properties fo:language="en" fo:country="US" officeooo:paragraph-rsid="01112a01"/>
    </style:style>
    <style:style style:name="P214" style:family="paragraph" style:parent-style-name="Standard">
      <style:text-properties fo:language="en" fo:country="US" officeooo:paragraph-rsid="00406cce"/>
    </style:style>
    <style:style style:name="P215" style:family="paragraph" style:parent-style-name="Standard">
      <style:text-properties fo:language="en" fo:country="US" officeooo:paragraph-rsid="02c90c62"/>
    </style:style>
    <style:style style:name="P216" style:family="paragraph" style:parent-style-name="Standard">
      <style:text-properties fo:language="en" fo:country="US" officeooo:rsid="0435db07" officeooo:paragraph-rsid="0435db07"/>
    </style:style>
    <style:style style:name="P217" style:family="paragraph" style:parent-style-name="Standard">
      <style:text-properties fo:language="en" fo:country="US" officeooo:rsid="01c0b35b" officeooo:paragraph-rsid="01c0b35b"/>
    </style:style>
    <style:style style:name="P218" style:family="paragraph" style:parent-style-name="Standard">
      <style:text-properties fo:language="en" fo:country="US" officeooo:rsid="04390415" officeooo:paragraph-rsid="04390415"/>
    </style:style>
    <style:style style:name="P219" style:family="paragraph" style:parent-style-name="Standard">
      <style:text-properties fo:language="en" fo:country="US" officeooo:paragraph-rsid="00f7d56b"/>
    </style:style>
    <style:style style:name="P220" style:family="paragraph" style:parent-style-name="Standard">
      <style:text-properties fo:language="en" fo:country="US" officeooo:rsid="04384c14" officeooo:paragraph-rsid="04384c14"/>
    </style:style>
    <style:style style:name="P221" style:family="paragraph" style:parent-style-name="Standard">
      <style:text-properties fo:language="en" fo:country="US" officeooo:rsid="02c90c62" officeooo:paragraph-rsid="009228bc"/>
    </style:style>
    <style:style style:name="P222" style:family="paragraph" style:parent-style-name="Standard">
      <style:text-properties fo:language="en" fo:country="US" officeooo:paragraph-rsid="0439302d"/>
    </style:style>
    <style:style style:name="P223" style:family="paragraph" style:parent-style-name="Standard">
      <style:text-properties fo:language="en" fo:country="US" officeooo:rsid="0439302d" officeooo:paragraph-rsid="0439302d"/>
    </style:style>
    <style:style style:name="P224" style:family="paragraph" style:parent-style-name="Standard">
      <style:text-properties fo:language="en" fo:country="US" officeooo:rsid="043c734f" officeooo:paragraph-rsid="043c734f"/>
    </style:style>
    <style:style style:name="P225" style:family="paragraph" style:parent-style-name="Standard">
      <style:text-properties fo:language="en" fo:country="US" officeooo:rsid="043afcbe" officeooo:paragraph-rsid="043afcbe"/>
    </style:style>
    <style:style style:name="P226" style:family="paragraph" style:parent-style-name="Standard">
      <style:text-properties fo:language="en" fo:country="US" officeooo:rsid="008bbc1f" officeooo:paragraph-rsid="008bbc1f"/>
    </style:style>
    <style:style style:name="P227" style:family="paragraph" style:parent-style-name="Standard">
      <style:text-properties fo:language="en" fo:country="US" officeooo:rsid="008bbc1f" officeooo:paragraph-rsid="01c9b0c2"/>
    </style:style>
    <style:style style:name="P228" style:family="paragraph" style:parent-style-name="Standard">
      <style:text-properties fo:language="en" fo:country="US" officeooo:rsid="02faeede" officeooo:paragraph-rsid="02faeede"/>
    </style:style>
    <style:style style:name="P229" style:family="paragraph" style:parent-style-name="Standard">
      <style:text-properties fo:language="en" fo:country="US" officeooo:paragraph-rsid="02faeede"/>
    </style:style>
    <style:style style:name="P230" style:family="paragraph" style:parent-style-name="Standard">
      <style:text-properties fo:language="en" fo:country="US" officeooo:rsid="02fb3ff4" officeooo:paragraph-rsid="02fb3ff4"/>
    </style:style>
    <style:style style:name="P231" style:family="paragraph" style:parent-style-name="Standard">
      <style:text-properties fo:language="en" fo:country="US" officeooo:rsid="0093a8ba" officeooo:paragraph-rsid="008bbc1f"/>
    </style:style>
    <style:style style:name="P232" style:family="paragraph" style:parent-style-name="Standard">
      <style:text-properties fo:language="en" fo:country="US" officeooo:rsid="02003e6a" officeooo:paragraph-rsid="02003e6a"/>
    </style:style>
    <style:style style:name="P233" style:family="paragraph" style:parent-style-name="Standard">
      <style:text-properties fo:language="en" fo:country="US" officeooo:rsid="009a56bf" officeooo:paragraph-rsid="008bbc1f"/>
    </style:style>
    <style:style style:name="P234" style:family="paragraph" style:parent-style-name="Standard">
      <style:text-properties fo:language="en" fo:country="US" officeooo:rsid="009a56bf" officeooo:paragraph-rsid="01c9b0c2"/>
    </style:style>
    <style:style style:name="P235" style:family="paragraph" style:parent-style-name="Standard">
      <style:text-properties fo:language="en" fo:country="US" officeooo:paragraph-rsid="008bbc1f"/>
    </style:style>
    <style:style style:name="P236" style:family="paragraph" style:parent-style-name="Standard">
      <style:text-properties fo:language="en" fo:country="US" officeooo:rsid="008d28b4" officeooo:paragraph-rsid="008d28b4"/>
    </style:style>
    <style:style style:name="P237" style:family="paragraph" style:parent-style-name="Standard">
      <style:text-properties fo:language="en" fo:country="US" officeooo:rsid="008d28b4" officeooo:paragraph-rsid="0099dcea"/>
    </style:style>
    <style:style style:name="P238" style:family="paragraph" style:parent-style-name="Standard">
      <style:text-properties fo:language="en" fo:country="US" officeooo:rsid="008d28b4" officeooo:paragraph-rsid="009dafc4"/>
    </style:style>
    <style:style style:name="P239" style:family="paragraph" style:parent-style-name="Standard">
      <style:text-properties fo:language="en" fo:country="US" officeooo:paragraph-rsid="00907735"/>
    </style:style>
    <style:style style:name="P240" style:family="paragraph" style:parent-style-name="Standard">
      <style:text-properties fo:language="en" fo:country="US" officeooo:rsid="00907735" officeooo:paragraph-rsid="00907735"/>
    </style:style>
    <style:style style:name="P241" style:family="paragraph" style:parent-style-name="Standard">
      <style:text-properties fo:language="en" fo:country="US" officeooo:paragraph-rsid="009dafc4"/>
    </style:style>
    <style:style style:name="P242" style:family="paragraph" style:parent-style-name="Standard">
      <style:text-properties fo:language="en" fo:country="US" officeooo:paragraph-rsid="0452edac"/>
    </style:style>
    <style:style style:name="P243" style:family="paragraph" style:parent-style-name="Standard">
      <style:text-properties fo:language="en" fo:country="US" officeooo:paragraph-rsid="00b24beb"/>
    </style:style>
    <style:style style:name="P244" style:family="paragraph" style:parent-style-name="Standard">
      <style:text-properties fo:language="en" fo:country="US" officeooo:rsid="00a087ee" officeooo:paragraph-rsid="00b24beb"/>
    </style:style>
    <style:style style:name="P245" style:family="paragraph" style:parent-style-name="Standard">
      <style:text-properties fo:language="en" fo:country="US" officeooo:rsid="00406cce" officeooo:paragraph-rsid="00406cce"/>
    </style:style>
    <style:style style:name="P246" style:family="paragraph" style:parent-style-name="Standard">
      <style:text-properties fo:language="en" fo:country="US" officeooo:rsid="02cd1c88" officeooo:paragraph-rsid="02cd1c88"/>
    </style:style>
    <style:style style:name="P247" style:family="paragraph" style:parent-style-name="Standard">
      <style:text-properties fo:language="en" fo:country="US" officeooo:rsid="028707ec" officeooo:paragraph-rsid="028707ec"/>
    </style:style>
    <style:style style:name="P248" style:family="paragraph" style:parent-style-name="Standard">
      <style:text-properties fo:language="en" fo:country="US" officeooo:rsid="028707ec" officeooo:paragraph-rsid="02ce7631"/>
    </style:style>
    <style:style style:name="P249" style:family="paragraph" style:parent-style-name="Standard">
      <style:text-properties fo:language="en" fo:country="US" officeooo:rsid="01d6d9ab" officeooo:paragraph-rsid="02891533"/>
    </style:style>
    <style:style style:name="P250" style:family="paragraph" style:parent-style-name="Standard">
      <style:text-properties fo:language="en" fo:country="US" officeooo:rsid="01d6d9ab" officeooo:paragraph-rsid="01d6d9ab"/>
    </style:style>
    <style:style style:name="P251" style:family="paragraph" style:parent-style-name="Standard">
      <style:text-properties fo:language="en" fo:country="US" officeooo:paragraph-rsid="007491b2"/>
    </style:style>
    <style:style style:name="P252" style:family="paragraph" style:parent-style-name="Standard">
      <style:text-properties fo:language="en" fo:country="US" officeooo:paragraph-rsid="028b3ecf"/>
    </style:style>
    <style:style style:name="P253" style:family="paragraph" style:parent-style-name="Standard">
      <style:text-properties fo:language="en" fo:country="US" officeooo:rsid="02d5f229" officeooo:paragraph-rsid="02d5f229"/>
    </style:style>
    <style:style style:name="P254" style:family="paragraph" style:parent-style-name="Standard">
      <style:text-properties fo:language="en" fo:country="US" officeooo:paragraph-rsid="0310bc56"/>
    </style:style>
    <style:style style:name="P255" style:family="paragraph" style:parent-style-name="Standard">
      <style:text-properties fo:language="en" fo:country="US" officeooo:rsid="02d3ada9" officeooo:paragraph-rsid="02d3ada9"/>
    </style:style>
    <style:style style:name="P256" style:family="paragraph" style:parent-style-name="Standard">
      <style:text-properties fo:language="en" fo:country="US" officeooo:paragraph-rsid="02d3ada9"/>
    </style:style>
    <style:style style:name="P257" style:family="paragraph" style:parent-style-name="Standard">
      <style:text-properties fo:language="en" fo:country="US" officeooo:rsid="02d5f277" officeooo:paragraph-rsid="02d5f277"/>
    </style:style>
    <style:style style:name="P258" style:family="paragraph" style:parent-style-name="Standard">
      <style:text-properties fo:language="en" fo:country="US" officeooo:paragraph-rsid="02d5f277"/>
    </style:style>
    <style:style style:name="P259" style:family="paragraph" style:parent-style-name="Standard">
      <style:text-properties fo:language="en" fo:country="US" officeooo:paragraph-rsid="02fe168f"/>
    </style:style>
    <style:style style:name="P260" style:family="paragraph" style:parent-style-name="Standard">
      <style:text-properties fo:language="en" fo:country="US" officeooo:rsid="02fe168f" officeooo:paragraph-rsid="02fe168f"/>
    </style:style>
    <style:style style:name="P261" style:family="paragraph" style:parent-style-name="Standard">
      <style:text-properties fo:language="en" fo:country="US" officeooo:rsid="02e036e4" officeooo:paragraph-rsid="030aa6ef"/>
    </style:style>
    <style:style style:name="P262" style:family="paragraph" style:parent-style-name="Standard">
      <style:text-properties fo:language="en" fo:country="US" officeooo:rsid="02b1aeb9" officeooo:paragraph-rsid="030b3ce9"/>
    </style:style>
    <style:style style:name="P263" style:family="paragraph" style:parent-style-name="Standard">
      <style:text-properties fo:language="en" fo:country="US" officeooo:paragraph-rsid="030b3ce9"/>
    </style:style>
    <style:style style:name="P264" style:family="paragraph" style:parent-style-name="Standard">
      <style:text-properties fo:language="en" fo:country="US" officeooo:rsid="02836b36" officeooo:paragraph-rsid="030b3ce9"/>
    </style:style>
    <style:style style:name="P265" style:family="paragraph" style:parent-style-name="Standard">
      <style:text-properties fo:language="en" fo:country="US" officeooo:rsid="03e02d70" officeooo:paragraph-rsid="03e02d70"/>
    </style:style>
    <style:style style:name="P266" style:family="paragraph" style:parent-style-name="Standard">
      <style:text-properties fo:language="en" fo:country="US" officeooo:paragraph-rsid="03e02d70"/>
    </style:style>
    <style:style style:name="P267" style:family="paragraph" style:parent-style-name="Standard">
      <style:text-properties fo:language="en" fo:country="US" officeooo:paragraph-rsid="03e13ab4"/>
    </style:style>
    <style:style style:name="P268" style:family="paragraph" style:parent-style-name="Standard">
      <style:text-properties fo:language="en" fo:country="US" officeooo:rsid="03bf0aaa" officeooo:paragraph-rsid="03bf0aaa"/>
    </style:style>
    <style:style style:name="P269" style:family="paragraph" style:parent-style-name="Standard">
      <style:text-properties fo:language="en" fo:country="US" officeooo:paragraph-rsid="03c46e61"/>
    </style:style>
    <style:style style:name="P270" style:family="paragraph" style:parent-style-name="Standard">
      <style:text-properties fo:language="en" fo:country="US" officeooo:paragraph-rsid="04184712"/>
    </style:style>
    <style:style style:name="P271" style:family="paragraph" style:parent-style-name="Standard">
      <style:text-properties fo:language="en" fo:country="US" officeooo:paragraph-rsid="041dba4c"/>
    </style:style>
    <style:style style:name="P272" style:family="paragraph" style:parent-style-name="Standard">
      <style:text-properties fo:language="en" fo:country="US" officeooo:rsid="04172f4e" officeooo:paragraph-rsid="04172f4e"/>
    </style:style>
    <style:style style:name="P273" style:family="paragraph" style:parent-style-name="Standard">
      <style:text-properties fo:language="en" fo:country="US" officeooo:rsid="04219b49" officeooo:paragraph-rsid="04219b49"/>
    </style:style>
    <style:style style:name="P274" style:family="paragraph" style:parent-style-name="Standard">
      <style:text-properties fo:language="en" fo:country="US" officeooo:paragraph-rsid="0320c133"/>
    </style:style>
    <style:style style:name="P275" style:family="paragraph" style:parent-style-name="Standard">
      <style:text-properties fo:language="en" fo:country="US" officeooo:rsid="032cf09b" officeooo:paragraph-rsid="032cf09b"/>
    </style:style>
    <style:style style:name="P276" style:family="paragraph" style:parent-style-name="Standard">
      <style:text-properties fo:language="en" fo:country="US" officeooo:paragraph-rsid="032eb411"/>
    </style:style>
    <style:style style:name="P277" style:family="paragraph" style:parent-style-name="Standard">
      <style:text-properties fo:language="en" fo:country="US" officeooo:paragraph-rsid="03327b4b"/>
    </style:style>
    <style:style style:name="P278" style:family="paragraph" style:parent-style-name="Standard">
      <style:text-properties fo:language="en" fo:country="US" officeooo:rsid="033456b0" officeooo:paragraph-rsid="033456b0"/>
    </style:style>
    <style:style style:name="P279" style:family="paragraph" style:parent-style-name="Standard">
      <style:text-properties fo:language="en" fo:country="US" officeooo:paragraph-rsid="0338368d"/>
    </style:style>
    <style:style style:name="P280" style:family="paragraph" style:parent-style-name="Standard">
      <style:text-properties fo:language="en" fo:country="US" officeooo:paragraph-rsid="0347d15b"/>
    </style:style>
    <style:style style:name="P281" style:family="paragraph" style:parent-style-name="Standard">
      <style:text-properties fo:language="en" fo:country="US" officeooo:paragraph-rsid="017e34a9"/>
    </style:style>
    <style:style style:name="P282" style:family="paragraph" style:parent-style-name="Standard">
      <style:text-properties fo:language="en" fo:country="US" officeooo:rsid="01e69618" officeooo:paragraph-rsid="01e69618"/>
    </style:style>
    <style:style style:name="P283" style:family="paragraph" style:parent-style-name="Standard">
      <style:text-properties fo:language="en" fo:country="US" officeooo:paragraph-rsid="01de5245"/>
    </style:style>
    <style:style style:name="P284" style:family="paragraph" style:parent-style-name="Standard">
      <style:text-properties fo:language="en" fo:country="US" officeooo:rsid="018fc468" officeooo:paragraph-rsid="018fc468"/>
    </style:style>
    <style:style style:name="P285" style:family="paragraph" style:parent-style-name="Standard">
      <style:text-properties fo:language="en" fo:country="US" officeooo:paragraph-rsid="04a6359f"/>
    </style:style>
    <style:style style:name="P286" style:family="paragraph" style:parent-style-name="Standard">
      <style:text-properties fo:language="en" fo:country="US" officeooo:paragraph-rsid="0178f05d"/>
    </style:style>
    <style:style style:name="P287" style:family="paragraph" style:parent-style-name="Standard">
      <style:text-properties fo:language="en" fo:country="US" officeooo:rsid="0177e789" officeooo:paragraph-rsid="0177e789"/>
    </style:style>
    <style:style style:name="P288" style:family="paragraph" style:parent-style-name="Standard">
      <style:text-properties fo:language="en" fo:country="US" officeooo:paragraph-rsid="02a21316"/>
    </style:style>
    <style:style style:name="P289" style:family="paragraph" style:parent-style-name="Standard">
      <style:text-properties fo:language="en" fo:country="US" officeooo:rsid="0142ebc8" officeooo:paragraph-rsid="02a21316"/>
    </style:style>
    <style:style style:name="P290" style:family="paragraph" style:parent-style-name="Standard">
      <style:text-properties fo:language="en" fo:country="US" officeooo:rsid="014b4036" officeooo:paragraph-rsid="02a21316"/>
    </style:style>
    <style:style style:name="P291" style:family="paragraph" style:parent-style-name="Standard">
      <style:text-properties fo:language="en" fo:country="US" officeooo:rsid="011e13cf" officeooo:paragraph-rsid="02a21316"/>
    </style:style>
    <style:style style:name="P292" style:family="paragraph" style:parent-style-name="Standard">
      <style:text-properties fo:language="en" fo:country="US" officeooo:rsid="01388c99" officeooo:paragraph-rsid="02a21316"/>
    </style:style>
    <style:style style:name="P293" style:family="paragraph" style:parent-style-name="Standard">
      <style:text-properties fo:language="en" fo:country="US" officeooo:rsid="013b6057" officeooo:paragraph-rsid="02a21316"/>
    </style:style>
    <style:style style:name="P294" style:family="paragraph" style:parent-style-name="Standard">
      <style:text-properties fo:language="en" fo:country="US" officeooo:rsid="02444d98" officeooo:paragraph-rsid="02444d98"/>
    </style:style>
    <style:style style:name="P295" style:family="paragraph" style:parent-style-name="Standard">
      <style:text-properties fo:language="en" fo:country="US" officeooo:paragraph-rsid="021a5b51"/>
    </style:style>
    <style:style style:name="P296" style:family="paragraph" style:parent-style-name="Standard">
      <style:text-properties fo:language="en" fo:country="US" officeooo:rsid="021cf8f6" officeooo:paragraph-rsid="021cf8f6"/>
    </style:style>
    <style:style style:name="P297" style:family="paragraph" style:parent-style-name="Standard">
      <style:text-properties fo:language="en" fo:country="US" officeooo:rsid="021cf8f6" officeooo:paragraph-rsid="02453b82"/>
    </style:style>
    <style:style style:name="P298" style:family="paragraph" style:parent-style-name="Standard">
      <style:text-properties fo:language="en" fo:country="US" officeooo:paragraph-rsid="020ed937"/>
    </style:style>
    <style:style style:name="P299" style:family="paragraph" style:parent-style-name="Standard">
      <style:text-properties fo:language="en" fo:country="US" officeooo:paragraph-rsid="020bd736"/>
    </style:style>
    <style:style style:name="P300" style:family="paragraph" style:parent-style-name="Standard">
      <style:text-properties fo:language="en" fo:country="US" officeooo:rsid="022df090" officeooo:paragraph-rsid="022df090"/>
    </style:style>
    <style:style style:name="P301" style:family="paragraph" style:parent-style-name="Standard">
      <style:text-properties fo:language="en" fo:country="US" officeooo:paragraph-rsid="020b0c33"/>
    </style:style>
    <style:style style:name="P302" style:family="paragraph" style:parent-style-name="Standard">
      <style:text-properties fo:language="en" fo:country="US" officeooo:paragraph-rsid="02310718"/>
    </style:style>
    <style:style style:name="P303" style:family="paragraph" style:parent-style-name="Standard">
      <style:text-properties fo:language="en" fo:country="US" officeooo:paragraph-rsid="0211377e"/>
    </style:style>
    <style:style style:name="P304" style:family="paragraph" style:parent-style-name="Standard">
      <style:text-properties fo:language="en" fo:country="US" officeooo:paragraph-rsid="0214c4fb"/>
    </style:style>
    <style:style style:name="P305" style:family="paragraph" style:parent-style-name="Standard">
      <style:text-properties fo:language="en" fo:country="US" officeooo:paragraph-rsid="0218245d"/>
    </style:style>
    <style:style style:name="P306" style:family="paragraph" style:parent-style-name="Standard">
      <style:text-properties fo:language="en" fo:country="US" officeooo:rsid="0211377e" officeooo:paragraph-rsid="0211377e"/>
    </style:style>
    <style:style style:name="P307" style:family="paragraph" style:parent-style-name="Standard">
      <style:text-properties fo:language="en" fo:country="US" officeooo:rsid="0211377e" officeooo:paragraph-rsid="0218245d"/>
    </style:style>
    <style:style style:name="P308" style:family="paragraph" style:parent-style-name="Standard">
      <style:text-properties fo:language="en" fo:country="US" officeooo:rsid="0218245d" officeooo:paragraph-rsid="0218245d"/>
    </style:style>
    <style:style style:name="P309" style:family="paragraph" style:parent-style-name="Standard">
      <style:text-properties fo:language="en" fo:country="US" officeooo:rsid="021cd98b" officeooo:paragraph-rsid="021cd98b"/>
    </style:style>
    <style:style style:name="P310" style:family="paragraph" style:parent-style-name="Standard">
      <style:text-properties fo:language="en" fo:country="US" officeooo:rsid="021cd98b" officeooo:paragraph-rsid="02453b82"/>
    </style:style>
    <style:style style:name="P311" style:family="paragraph" style:parent-style-name="Standard">
      <style:text-properties fo:language="en" fo:country="US" officeooo:paragraph-rsid="02453b82"/>
    </style:style>
    <style:style style:name="P312" style:family="paragraph" style:parent-style-name="Standard">
      <style:text-properties fo:language="en" fo:country="US" officeooo:paragraph-rsid="02566232"/>
    </style:style>
    <style:style style:name="P313" style:family="paragraph" style:parent-style-name="Standard">
      <style:text-properties fo:language="en" fo:country="US" officeooo:rsid="024a0622" officeooo:paragraph-rsid="024a0622"/>
    </style:style>
    <style:style style:name="P314" style:family="paragraph" style:parent-style-name="Standard">
      <style:text-properties fo:language="en" fo:country="US" officeooo:rsid="02536a47" officeooo:paragraph-rsid="02536a47"/>
    </style:style>
    <style:style style:name="P315" style:family="paragraph" style:parent-style-name="Standard">
      <style:text-properties fo:language="en" fo:country="US" officeooo:paragraph-rsid="02536a47"/>
    </style:style>
    <style:style style:name="P316" style:family="paragraph" style:parent-style-name="Standard">
      <style:text-properties fo:language="en" fo:country="US" officeooo:paragraph-rsid="0254cfd8"/>
    </style:style>
    <style:style style:name="P317" style:family="paragraph" style:parent-style-name="Standard">
      <style:text-properties fo:language="en" fo:country="US" officeooo:paragraph-rsid="024f1251"/>
    </style:style>
    <style:style style:name="P318" style:family="paragraph" style:parent-style-name="Standard">
      <style:text-properties fo:language="en" fo:country="US" officeooo:paragraph-rsid="0255e933"/>
    </style:style>
    <style:style style:name="P319" style:family="paragraph" style:parent-style-name="Standard">
      <style:text-properties fo:language="en" fo:country="US" officeooo:paragraph-rsid="025cdbe2"/>
    </style:style>
    <style:style style:name="P320" style:family="paragraph" style:parent-style-name="Standard">
      <style:text-properties fo:language="en" fo:country="US" officeooo:rsid="021f816b" officeooo:paragraph-rsid="021f816b"/>
    </style:style>
    <style:style style:name="P321" style:family="paragraph" style:parent-style-name="Standard">
      <style:text-properties fo:language="en" fo:country="US" officeooo:paragraph-rsid="022df090"/>
    </style:style>
    <style:style style:name="P322" style:family="paragraph" style:parent-style-name="Standard">
      <style:text-properties fo:language="en" fo:country="US" officeooo:paragraph-rsid="0225724b"/>
    </style:style>
    <style:style style:name="P323" style:family="paragraph" style:parent-style-name="Standard">
      <style:text-properties fo:language="en" fo:country="US" officeooo:paragraph-rsid="0224f8ff"/>
    </style:style>
    <style:style style:name="P324" style:family="paragraph" style:parent-style-name="Standard">
      <style:text-properties fo:language="en" fo:country="US" officeooo:paragraph-rsid="03578456"/>
    </style:style>
    <style:style style:name="P325" style:family="paragraph" style:parent-style-name="Standard">
      <style:text-properties fo:language="en" fo:country="US" officeooo:rsid="0361863e" officeooo:paragraph-rsid="0361863e"/>
    </style:style>
    <style:style style:name="P326" style:family="paragraph" style:parent-style-name="Standard">
      <style:text-properties fo:language="en" fo:country="US" officeooo:paragraph-rsid="03762c93"/>
    </style:style>
    <style:style style:name="P327" style:family="paragraph" style:parent-style-name="Standard">
      <style:text-properties fo:language="en" fo:country="US" officeooo:rsid="0480585d" officeooo:paragraph-rsid="0480585d"/>
    </style:style>
    <style:style style:name="P328" style:family="paragraph" style:parent-style-name="Standard">
      <style:text-properties fo:language="en" fo:country="US" officeooo:paragraph-rsid="0483c2bd"/>
    </style:style>
    <style:style style:name="P329" style:family="paragraph" style:parent-style-name="Standard">
      <style:text-properties fo:language="en" fo:country="US" officeooo:paragraph-rsid="0486d9cd"/>
    </style:style>
    <style:style style:name="P330" style:family="paragraph" style:parent-style-name="Standard">
      <style:text-properties fo:language="en" fo:country="US" officeooo:paragraph-rsid="03753691"/>
    </style:style>
    <style:style style:name="P331" style:family="paragraph" style:parent-style-name="Standard">
      <style:text-properties fo:language="en" fo:country="US" officeooo:paragraph-rsid="0378f28a"/>
    </style:style>
    <style:style style:name="P332" style:family="paragraph" style:parent-style-name="Standard">
      <style:text-properties fo:language="en" fo:country="US" officeooo:rsid="037ba9de" officeooo:paragraph-rsid="037ba9de"/>
    </style:style>
    <style:style style:name="P333" style:family="paragraph" style:parent-style-name="Standard">
      <style:text-properties fo:language="en" fo:country="US" officeooo:rsid="037ba9de" officeooo:paragraph-rsid="037debe7"/>
    </style:style>
    <style:style style:name="P334" style:family="paragraph" style:parent-style-name="Standard">
      <style:text-properties fo:language="en" fo:country="US" officeooo:rsid="037ba9de" officeooo:paragraph-rsid="0385fc00"/>
    </style:style>
    <style:style style:name="P335" style:family="paragraph" style:parent-style-name="Standard">
      <style:text-properties fo:language="en" fo:country="US" officeooo:rsid="0388f1be" officeooo:paragraph-rsid="0388f1be"/>
    </style:style>
    <style:style style:name="P336" style:family="paragraph" style:parent-style-name="Standard">
      <style:text-properties fo:language="en" fo:country="US" officeooo:paragraph-rsid="03829669"/>
    </style:style>
    <style:style style:name="P337" style:family="paragraph" style:parent-style-name="Standard">
      <style:text-properties fo:language="en" fo:country="US" officeooo:rsid="037f1597" officeooo:paragraph-rsid="038e1baa"/>
    </style:style>
    <style:style style:name="P338" style:family="paragraph" style:parent-style-name="Standard">
      <style:text-properties fo:language="en" fo:country="US" officeooo:rsid="037f1597" officeooo:paragraph-rsid="038f8858"/>
    </style:style>
    <style:style style:name="P339" style:family="paragraph" style:parent-style-name="Standard">
      <style:text-properties fo:language="en" fo:country="US" officeooo:rsid="038e1baa" officeooo:paragraph-rsid="038e1baa"/>
    </style:style>
    <style:style style:name="P340" style:family="paragraph" style:parent-style-name="Standard">
      <style:text-properties fo:language="en" fo:country="US" officeooo:rsid="038e1baa" officeooo:paragraph-rsid="038f8858"/>
    </style:style>
    <style:style style:name="P341" style:family="paragraph" style:parent-style-name="Standard">
      <style:text-properties fo:language="en" fo:country="US" officeooo:paragraph-rsid="038f8858"/>
    </style:style>
    <style:style style:name="P342" style:family="paragraph" style:parent-style-name="Standard">
      <style:text-properties fo:language="en" fo:country="US" officeooo:paragraph-rsid="0394a3fd"/>
    </style:style>
    <style:style style:name="P343" style:family="paragraph" style:parent-style-name="Standard">
      <style:text-properties fo:language="en" fo:country="US" officeooo:rsid="03a19633" officeooo:paragraph-rsid="03a19633"/>
    </style:style>
    <style:style style:name="P344" style:family="paragraph" style:parent-style-name="Standard">
      <style:text-properties fo:language="en" fo:country="US" officeooo:rsid="03b87170" officeooo:paragraph-rsid="03bc3ef6"/>
    </style:style>
    <style:style style:name="P345" style:family="paragraph" style:parent-style-name="Standard">
      <style:text-properties fo:language="en" fo:country="US" officeooo:rsid="04640344" officeooo:paragraph-rsid="04640344"/>
    </style:style>
    <style:style style:name="P346" style:family="paragraph" style:parent-style-name="Standard">
      <style:text-properties fo:language="en" fo:country="US" officeooo:paragraph-rsid="046039cd"/>
    </style:style>
    <style:style style:name="P347" style:family="paragraph" style:parent-style-name="Standard">
      <style:text-properties fo:language="en" fo:country="US" officeooo:rsid="04698343" officeooo:paragraph-rsid="04698343"/>
    </style:style>
    <style:style style:name="P348" style:family="paragraph" style:parent-style-name="Standard">
      <style:text-properties fo:language="en" fo:country="US" officeooo:paragraph-rsid="04698343"/>
    </style:style>
    <style:style style:name="P349" style:family="paragraph" style:parent-style-name="Standard">
      <style:text-properties fo:language="en" fo:country="US" officeooo:rsid="046039cd" officeooo:paragraph-rsid="046039cd"/>
    </style:style>
    <style:style style:name="P350" style:family="paragraph" style:parent-style-name="Standard">
      <style:text-properties fo:language="en" fo:country="US" officeooo:rsid="046e3cbd" officeooo:paragraph-rsid="046e3cbd"/>
    </style:style>
    <style:style style:name="P351" style:family="paragraph" style:parent-style-name="Standard">
      <style:text-properties fo:language="en" fo:country="US" officeooo:paragraph-rsid="045953ca"/>
    </style:style>
    <style:style style:name="P352" style:family="paragraph" style:parent-style-name="Standard">
      <style:text-properties fo:language="en" fo:country="US" officeooo:rsid="046fac55" officeooo:paragraph-rsid="046fac55"/>
    </style:style>
    <style:style style:name="P353" style:family="paragraph" style:parent-style-name="Standard">
      <style:text-properties fo:language="en" fo:country="US" officeooo:rsid="04bc4220" officeooo:paragraph-rsid="04bc4220"/>
    </style:style>
    <style:style style:name="P354" style:family="paragraph" style:parent-style-name="Standard">
      <style:text-properties fo:language="en" fo:country="US" officeooo:rsid="04d140c1" officeooo:paragraph-rsid="04d140c1"/>
    </style:style>
    <style:style style:name="P355" style:family="paragraph" style:parent-style-name="Standard">
      <style:text-properties fo:language="en" fo:country="US" officeooo:paragraph-rsid="03d8d4fb"/>
    </style:style>
    <style:style style:name="P356" style:family="paragraph" style:parent-style-name="Standard">
      <style:text-properties fo:language="en" fo:country="US" officeooo:rsid="04d7b508" officeooo:paragraph-rsid="04d7b508"/>
    </style:style>
    <style:style style:name="P357" style:family="paragraph" style:parent-style-name="Standard">
      <style:text-properties fo:language="en" fo:country="US" officeooo:paragraph-rsid="034d2495"/>
    </style:style>
    <style:style style:name="P358" style:family="paragraph" style:parent-style-name="Standard">
      <style:text-properties fo:language="en" fo:country="US" officeooo:rsid="00eb52b9" officeooo:paragraph-rsid="010d57eb"/>
    </style:style>
    <style:style style:name="P359" style:family="paragraph" style:parent-style-name="Standard">
      <style:text-properties fo:language="en" fo:country="US" officeooo:rsid="00ed00e6" officeooo:paragraph-rsid="04e8b7ec"/>
    </style:style>
    <style:style style:name="P360" style:family="paragraph" style:parent-style-name="Standard">
      <style:text-properties fo:language="en" fo:country="US" officeooo:rsid="04eb3db5" officeooo:paragraph-rsid="04eb3db5"/>
    </style:style>
    <style:style style:name="P361" style:family="paragraph" style:parent-style-name="Standard">
      <style:text-properties fo:language="en" fo:country="US" officeooo:rsid="00103b4e" officeooo:paragraph-rsid="04f28f07"/>
    </style:style>
    <style:style style:name="P362" style:family="paragraph" style:parent-style-name="Standard">
      <style:text-properties fo:language="en" fo:country="US" officeooo:paragraph-rsid="04f28f07"/>
    </style:style>
    <style:style style:name="P363" style:family="paragraph" style:parent-style-name="Standard">
      <style:text-properties fo:language="en" fo:country="US" officeooo:paragraph-rsid="0311965e"/>
    </style:style>
    <style:style style:name="P364" style:family="paragraph" style:parent-style-name="Standard">
      <style:text-properties fo:language="en" fo:country="US" officeooo:rsid="0516fc69" officeooo:paragraph-rsid="0516fc69"/>
    </style:style>
    <style:style style:name="P365" style:family="paragraph" style:parent-style-name="Standard">
      <style:text-properties fo:language="en" fo:country="US" officeooo:rsid="0370ed79" officeooo:paragraph-rsid="0370ed79"/>
    </style:style>
    <style:style style:name="P366" style:family="paragraph" style:parent-style-name="Standard">
      <style:text-properties fo:language="en" fo:country="US" officeooo:rsid="0370ed79" officeooo:paragraph-rsid="052f3611"/>
    </style:style>
    <style:style style:name="P367" style:family="paragraph" style:parent-style-name="Standard">
      <style:text-properties fo:language="en" fo:country="US" officeooo:rsid="0523119e" officeooo:paragraph-rsid="0523119e"/>
    </style:style>
    <style:style style:name="P368" style:family="paragraph" style:parent-style-name="Standard">
      <style:text-properties fo:language="en" fo:country="US" officeooo:rsid="0523119e" officeooo:paragraph-rsid="05239194"/>
    </style:style>
    <style:style style:name="P369" style:family="paragraph" style:parent-style-name="Standard">
      <style:text-properties fo:language="en" fo:country="US" officeooo:rsid="05261b43" officeooo:paragraph-rsid="05261b43"/>
    </style:style>
    <style:style style:name="P370" style:family="paragraph" style:parent-style-name="Standard">
      <style:text-properties fo:language="en" fo:country="US" officeooo:rsid="0526ced1" officeooo:paragraph-rsid="0526ced1"/>
    </style:style>
    <style:style style:name="P371" style:family="paragraph" style:parent-style-name="Standard">
      <style:text-properties fo:language="en" fo:country="US" officeooo:rsid="05289a8d" officeooo:paragraph-rsid="05289a8d"/>
    </style:style>
    <style:style style:name="P372" style:family="paragraph" style:parent-style-name="Standard">
      <style:text-properties fo:language="en" fo:country="US" officeooo:rsid="05294916" officeooo:paragraph-rsid="05294916"/>
    </style:style>
    <style:style style:name="P373" style:family="paragraph" style:parent-style-name="Standard">
      <style:text-properties fo:language="en" fo:country="US" officeooo:rsid="052b6faa" officeooo:paragraph-rsid="052b6faa"/>
    </style:style>
    <style:style style:name="P374" style:family="paragraph" style:parent-style-name="Standard">
      <style:text-properties fo:language="en" fo:country="US" officeooo:rsid="053bb628" officeooo:paragraph-rsid="053bb628"/>
    </style:style>
    <style:style style:name="P375" style:family="paragraph" style:parent-style-name="Standard">
      <style:text-properties fo:language="en" fo:country="US" officeooo:rsid="053f374c" officeooo:paragraph-rsid="053f374c"/>
    </style:style>
    <style:style style:name="P376" style:family="paragraph" style:parent-style-name="Standard">
      <style:text-properties fo:language="en" fo:country="US" officeooo:rsid="0597602f" officeooo:paragraph-rsid="0597602f"/>
    </style:style>
    <style:style style:name="P377" style:family="paragraph" style:parent-style-name="Standard">
      <style:text-properties fo:language="en" fo:country="US" officeooo:rsid="01f78dab" officeooo:paragraph-rsid="01f78dab"/>
    </style:style>
    <style:style style:name="P378" style:family="paragraph" style:parent-style-name="Standard">
      <style:text-properties fo:color="#c9211e" fo:language="en" fo:country="US" officeooo:rsid="0142ebc8" officeooo:paragraph-rsid="02a21316"/>
    </style:style>
    <style:style style:name="P379" style:family="paragraph" style:parent-style-name="Standard">
      <style:text-properties fo:color="#c9211e" fo:language="en" fo:country="US" officeooo:rsid="011e13cf" officeooo:paragraph-rsid="02a21316"/>
    </style:style>
    <style:style style:name="P380" style:family="paragraph" style:parent-style-name="Standard">
      <style:text-properties officeooo:paragraph-rsid="04bc4220"/>
    </style:style>
    <style:style style:name="P381" style:family="paragraph" style:parent-style-name="Standard">
      <style:text-properties officeooo:paragraph-rsid="008bbc1f"/>
    </style:style>
    <style:style style:name="P382" style:family="paragraph" style:parent-style-name="Standard">
      <style:text-properties officeooo:paragraph-rsid="02d5f229"/>
    </style:style>
    <style:style style:name="P383" style:family="paragraph" style:parent-style-name="Standard">
      <style:text-properties officeooo:paragraph-rsid="0403661d"/>
    </style:style>
    <style:style style:name="P384" style:family="paragraph" style:parent-style-name="Standard">
      <style:text-properties officeooo:paragraph-rsid="03e4cba8"/>
    </style:style>
    <style:style style:name="P385" style:family="paragraph" style:parent-style-name="Standard">
      <style:text-properties officeooo:paragraph-rsid="030b3ce9"/>
    </style:style>
    <style:style style:name="P386" style:family="paragraph" style:parent-style-name="Standard">
      <style:text-properties officeooo:paragraph-rsid="04d7b508"/>
    </style:style>
    <style:style style:name="P387" style:family="paragraph" style:parent-style-name="Standard">
      <style:text-properties officeooo:paragraph-rsid="04e8b7ec"/>
    </style:style>
    <style:style style:name="P388" style:family="paragraph" style:parent-style-name="Standard">
      <style:text-properties officeooo:rsid="04eb3db5" officeooo:paragraph-rsid="04eb3db5"/>
    </style:style>
    <style:style style:name="P389" style:family="paragraph" style:parent-style-name="Standard">
      <style:text-properties officeooo:rsid="05544c9f" officeooo:paragraph-rsid="05544c9f"/>
    </style:style>
    <style:style style:name="P390" style:family="paragraph" style:parent-style-name="Standard">
      <style:text-properties officeooo:paragraph-rsid="055aeb29"/>
    </style:style>
    <style:style style:name="P391" style:family="paragraph" style:parent-style-name="Standard">
      <style:text-properties officeooo:paragraph-rsid="0171e8a9"/>
    </style:style>
    <style:style style:name="P392" style:family="paragraph" style:parent-style-name="Standard">
      <style:text-properties officeooo:paragraph-rsid="01f3e225"/>
    </style:style>
    <style:style style:name="P393" style:family="paragraph" style:parent-style-name="Standard">
      <style:text-properties officeooo:paragraph-rsid="016dd058"/>
    </style:style>
    <style:style style:name="P394" style:family="paragraph" style:parent-style-name="Standard">
      <style:text-properties officeooo:paragraph-rsid="060bd8d7"/>
    </style:style>
    <style:style style:name="P395" style:family="paragraph" style:parent-style-name="Standard">
      <style:text-properties officeooo:paragraph-rsid="060c5023"/>
    </style:style>
    <style:style style:name="P396" style:family="paragraph" style:parent-style-name="Standard">
      <style:text-properties officeooo:paragraph-rsid="019a2e39"/>
    </style:style>
    <style:style style:name="P397" style:family="paragraph" style:parent-style-name="Table_20_Contents">
      <style:text-properties officeooo:rsid="04b7f3f0" officeooo:paragraph-rsid="04b7f3f0"/>
    </style:style>
    <style:style style:name="P398" style:family="paragraph" style:parent-style-name="Table_20_Contents">
      <style:paragraph-properties fo:text-align="center" style:justify-single-word="false"/>
      <style:text-properties officeooo:rsid="04b7f3f0" officeooo:paragraph-rsid="04b7f3f0"/>
    </style:style>
    <style:style style:name="P399" style:family="paragraph" style:parent-style-name="Table_20_Contents">
      <style:paragraph-properties fo:text-align="center" style:justify-single-word="false"/>
    </style:style>
    <style:style style:name="P400" style:family="paragraph" style:parent-style-name="Text_20_body">
      <style:paragraph-properties fo:margin-top="0cm" fo:margin-bottom="0cm" loext:contextual-spacing="false"/>
      <style:text-properties fo:language="en" fo:country="US" officeooo:rsid="0617ae65" officeooo:paragraph-rsid="0617ae65"/>
    </style:style>
    <style:style style:name="P401" style:family="paragraph" style:parent-style-name="Text_20_body">
      <style:paragraph-properties fo:margin-top="0cm" fo:margin-bottom="0cm" loext:contextual-spacing="false"/>
      <style:text-properties fo:language="en" fo:country="US" officeooo:rsid="0619d32c" officeooo:paragraph-rsid="0619d32c"/>
    </style:style>
    <style:style style:name="P402" style:family="paragraph" style:parent-style-name="Text_20_body">
      <style:paragraph-properties fo:margin-top="0cm" fo:margin-bottom="0cm" loext:contextual-spacing="false"/>
      <style:text-properties fo:language="en" fo:country="US" officeooo:rsid="05b45989" officeooo:paragraph-rsid="063b0050"/>
    </style:style>
    <style:style style:name="P403" style:family="paragraph" style:parent-style-name="Text_20_body">
      <style:paragraph-properties fo:margin-top="0cm" fo:margin-bottom="0cm" loext:contextual-spacing="false"/>
      <style:text-properties fo:language="en" fo:country="US" officeooo:rsid="06266a09" officeooo:paragraph-rsid="06266a09"/>
    </style:style>
    <style:style style:name="P404" style:family="paragraph" style:parent-style-name="Text_20_body">
      <style:paragraph-properties fo:margin-top="0cm" fo:margin-bottom="0cm" loext:contextual-spacing="false"/>
      <style:text-properties fo:language="en" fo:country="US" officeooo:rsid="062f392d" officeooo:paragraph-rsid="062f392d"/>
    </style:style>
    <style:style style:name="P405" style:family="paragraph" style:parent-style-name="Text_20_body">
      <style:paragraph-properties fo:margin-top="0cm" fo:margin-bottom="0cm" loext:contextual-spacing="false"/>
      <style:text-properties fo:language="en" fo:country="US" officeooo:rsid="0635c56d" officeooo:paragraph-rsid="0635c56d"/>
    </style:style>
    <style:style style:name="P406" style:family="paragraph" style:parent-style-name="Text_20_body">
      <style:paragraph-properties fo:margin-top="0cm" fo:margin-bottom="0cm" loext:contextual-spacing="false"/>
      <style:text-properties officeooo:paragraph-rsid="0635c56d"/>
    </style:style>
    <style:style style:name="P4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15" style:family="paragraph" style:parent-style-name="Heading_20_1">
      <style:paragraph-properties fo:break-before="page"/>
    </style:style>
    <style:style style:name="P416" style:family="paragraph" style:parent-style-name="Heading_20_1">
      <style:paragraph-properties fo:break-before="page"/>
      <style:text-properties fo:language="en" fo:country="US"/>
    </style:style>
    <style:style style:name="P417" style:family="paragraph" style:parent-style-name="Heading_20_1">
      <style:paragraph-properties fo:break-before="page"/>
      <style:text-properties fo:language="en" fo:country="US" officeooo:paragraph-rsid="019c130f"/>
    </style:style>
    <style:style style:name="P418" style:family="paragraph" style:parent-style-name="Heading_20_1">
      <style:paragraph-properties fo:break-before="page"/>
      <style:text-properties style:font-name="Liberation Sans" fo:font-size="18.2000007629395pt" fo:language="en" fo:country="US" fo:font-weight="bold" officeooo:rsid="05160485" officeooo:paragraph-rsid="0516048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19" style:family="paragraph" style:parent-style-name="Heading_20_2">
      <style:text-properties fo:language="en" fo:country="US"/>
    </style:style>
    <style:style style:name="P420" style:family="paragraph" style:parent-style-name="Heading_20_2">
      <style:text-properties fo:language="en" fo:country="US" officeooo:rsid="044ae6e8" officeooo:paragraph-rsid="03683d0d"/>
    </style:style>
    <style:style style:name="P421" style:family="paragraph" style:parent-style-name="Heading_20_2">
      <style:paragraph-properties fo:break-before="page"/>
    </style:style>
    <style:style style:name="P422" style:family="paragraph" style:parent-style-name="Heading_20_2">
      <style:paragraph-properties fo:break-before="page"/>
      <style:text-properties fo:language="en" fo:country="US"/>
    </style:style>
    <style:style style:name="P423" style:family="paragraph" style:parent-style-name="Heading_20_3">
      <style:text-properties fo:language="en" fo:country="US"/>
    </style:style>
    <style:style style:name="P424" style:family="paragraph" style:parent-style-name="Heading_20_3">
      <style:text-properties fo:language="en" fo:country="US" officeooo:paragraph-rsid="030b3ce9"/>
    </style:style>
    <style:style style:name="P425" style:family="paragraph" style:parent-style-name="Heading_20_3">
      <style:text-properties fo:language="en" fo:country="US" officeooo:paragraph-rsid="02a21316"/>
    </style:style>
    <style:style style:name="P426" style:family="paragraph" style:parent-style-name="Heading_20_3">
      <style:text-properties style:font-name="Liberation Sans" fo:font-size="14.1000003814697pt" fo:language="en" fo:country="US" fo:font-weight="bold" officeooo:rsid="01c9b0c2" officeooo:paragraph-rsid="01c9b0c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27" style:family="paragraph" style:parent-style-name="Heading_20_3">
      <style:text-properties fo:color="#000000" fo:language="en" fo:country="US" officeooo:rsid="0593b396" officeooo:paragraph-rsid="056d0fe2"/>
    </style:style>
    <style:style style:name="P428" style:family="paragraph" style:parent-style-name="Heading_20_3">
      <style:paragraph-properties fo:break-before="page"/>
      <style:text-properties officeooo:paragraph-rsid="0630fa38"/>
    </style:style>
    <style:style style:name="P429" style:family="paragraph" style:parent-style-name="Heading_20_4">
      <style:text-properties fo:language="en" fo:country="US"/>
    </style:style>
    <style:style style:name="P430" style:family="paragraph" style:parent-style-name="Heading_20_5">
      <style:text-properties fo:language="en" fo:country="US"/>
    </style:style>
    <style:style style:name="P431" style:family="paragraph" style:parent-style-name="Standard" style:list-style-name="L1">
      <style:text-properties fo:language="en" fo:country="US" officeooo:rsid="00747931" officeooo:paragraph-rsid="00747931"/>
    </style:style>
    <style:style style:name="P432" style:family="paragraph" style:parent-style-name="Standard" style:list-style-name="L1">
      <style:text-properties fo:language="en" fo:country="US" officeooo:rsid="0018c030" officeooo:paragraph-rsid="0018c030"/>
    </style:style>
    <style:style style:name="P433" style:family="paragraph" style:parent-style-name="Standard" style:list-style-name="L1">
      <style:text-properties fo:language="en" fo:country="US" officeooo:rsid="001ad10e" officeooo:paragraph-rsid="001ad10e"/>
    </style:style>
    <style:style style:name="P434" style:family="paragraph" style:parent-style-name="Standard" style:list-style-name="L1">
      <style:text-properties fo:language="en" fo:country="US" officeooo:rsid="001c67f2" officeooo:paragraph-rsid="00172582"/>
    </style:style>
    <style:style style:name="P435" style:family="paragraph" style:parent-style-name="Standard" style:list-style-name="L1">
      <style:text-properties fo:language="en" fo:country="US" officeooo:rsid="00172582" officeooo:paragraph-rsid="00172582"/>
    </style:style>
    <style:style style:name="P436" style:family="paragraph" style:parent-style-name="Standard" style:list-style-name="L1">
      <style:text-properties fo:language="en" fo:country="US" officeooo:rsid="002fe568" officeooo:paragraph-rsid="002fe568"/>
    </style:style>
    <style:style style:name="P437" style:family="paragraph" style:parent-style-name="Standard" style:list-style-name="L1">
      <style:text-properties fo:language="en" fo:country="US" officeooo:paragraph-rsid="003a9f96"/>
    </style:style>
    <style:style style:name="P438" style:family="paragraph" style:parent-style-name="Standard" style:list-style-name="L2">
      <style:text-properties fo:language="en" fo:country="US" officeooo:rsid="00204d4d" officeooo:paragraph-rsid="00204d4d"/>
    </style:style>
    <style:style style:name="P439" style:family="paragraph" style:parent-style-name="Standard" style:list-style-name="L2">
      <style:text-properties fo:language="en" fo:country="US" officeooo:rsid="003e8f2c" officeooo:paragraph-rsid="003e8f2c"/>
    </style:style>
    <style:style style:name="P440" style:family="paragraph" style:parent-style-name="Standard" style:list-style-name="L2">
      <style:text-properties fo:language="en" fo:country="US" officeooo:rsid="004cc980" officeooo:paragraph-rsid="004cc980"/>
    </style:style>
    <style:style style:name="P441" style:family="paragraph" style:parent-style-name="Standard" style:list-style-name="L3">
      <style:text-properties fo:language="en" fo:country="US" officeooo:rsid="04420411" officeooo:paragraph-rsid="04420411"/>
    </style:style>
    <style:style style:name="P442" style:family="paragraph" style:parent-style-name="Standard" style:list-style-name="L3">
      <style:text-properties fo:language="en" fo:country="US" officeooo:paragraph-rsid="009228bc"/>
    </style:style>
    <style:style style:name="P443" style:family="paragraph" style:parent-style-name="Standard" style:list-style-name="L3">
      <style:text-properties fo:language="en" fo:country="US" officeooo:paragraph-rsid="04af10ee"/>
    </style:style>
    <style:style style:name="P444" style:family="paragraph" style:parent-style-name="Standard" style:list-style-name="L3">
      <style:text-properties fo:language="en" fo:country="US" officeooo:rsid="043263b6" officeooo:paragraph-rsid="043263b6"/>
    </style:style>
    <style:style style:name="P445" style:family="paragraph" style:parent-style-name="Standard" style:list-style-name="L3">
      <style:text-properties fo:language="en" fo:country="US" officeooo:rsid="03552753" officeooo:paragraph-rsid="009228bc"/>
    </style:style>
    <style:style style:name="P446" style:family="paragraph" style:parent-style-name="Standard" style:list-style-name="L4">
      <style:text-properties fo:language="en" fo:country="US" officeooo:rsid="028707ec" officeooo:paragraph-rsid="02ce7631"/>
    </style:style>
    <style:style style:name="P447" style:family="paragraph" style:parent-style-name="Standard" style:list-style-name="L5">
      <style:text-properties fo:language="en" fo:country="US" officeooo:rsid="0370ed79" officeooo:paragraph-rsid="052f3611"/>
    </style:style>
    <style:style style:name="P448" style:family="paragraph" style:parent-style-name="Standard" style:list-style-name="L6">
      <style:text-properties fo:language="en" fo:country="US" officeooo:rsid="0523119e" officeooo:paragraph-rsid="0523119e"/>
    </style:style>
    <style:style style:name="P449" style:family="paragraph" style:parent-style-name="Standard" style:list-style-name="L6">
      <style:text-properties fo:language="en" fo:country="US" officeooo:rsid="0523119e" officeooo:paragraph-rsid="0526ced1"/>
    </style:style>
    <style:style style:name="P450" style:family="paragraph" style:parent-style-name="Standard" style:list-style-name="L6">
      <style:text-properties fo:language="en" fo:country="US" officeooo:rsid="05239194" officeooo:paragraph-rsid="05239194"/>
    </style:style>
    <style:style style:name="P451" style:family="paragraph" style:parent-style-name="Standard" style:list-style-name="L6">
      <style:text-properties fo:language="en" fo:country="US" officeooo:rsid="05239194" officeooo:paragraph-rsid="0526ced1"/>
    </style:style>
    <style:style style:name="P452" style:family="paragraph" style:parent-style-name="Standard" style:list-style-name="L8">
      <style:text-properties fo:language="en" fo:country="US" officeooo:rsid="052b6faa" officeooo:paragraph-rsid="052cdbd8"/>
    </style:style>
    <style:style style:name="P453" style:family="paragraph" style:parent-style-name="Standard" style:list-style-name="L8">
      <style:text-properties fo:language="en" fo:country="US" officeooo:rsid="0538120d" officeooo:paragraph-rsid="0538120d"/>
    </style:style>
    <style:style style:name="P454" style:family="paragraph" style:parent-style-name="Standard" style:list-style-name="L8">
      <style:text-properties fo:language="en" fo:country="US" officeooo:rsid="0538120d" officeooo:paragraph-rsid="05385719"/>
    </style:style>
    <style:style style:name="P455" style:family="paragraph" style:parent-style-name="Standard" style:list-style-name="L8">
      <style:text-properties fo:language="en" fo:country="US" officeooo:rsid="053723ef" officeooo:paragraph-rsid="053723ef"/>
    </style:style>
    <style:style style:name="P456" style:family="paragraph" style:parent-style-name="Standard" style:list-style-name="L8">
      <style:text-properties fo:language="en" fo:country="US" officeooo:rsid="0535716f" officeooo:paragraph-rsid="0535716f"/>
    </style:style>
    <style:style style:name="P457" style:family="paragraph" style:parent-style-name="Standard" style:list-style-name="L9">
      <style:text-properties fo:language="en" fo:country="US" officeooo:rsid="02d5f277" officeooo:paragraph-rsid="02d5f277"/>
    </style:style>
    <style:style style:name="P458" style:family="paragraph" style:parent-style-name="Standard" style:list-style-name="L10">
      <style:text-properties fo:language="en" fo:country="US" officeooo:rsid="0516fc69" officeooo:paragraph-rsid="0516fc69"/>
    </style:style>
    <style:style style:name="P459" style:family="paragraph" style:parent-style-name="Standard" style:list-style-name="L12">
      <style:text-properties fo:language="en" fo:country="US" officeooo:paragraph-rsid="051bec06"/>
    </style:style>
    <style:style style:name="P460" style:family="paragraph" style:parent-style-name="Standard" style:list-style-name="L13">
      <style:text-properties fo:language="en" fo:country="US" officeooo:rsid="031e8e5d" officeooo:paragraph-rsid="031e8e5d"/>
    </style:style>
    <style:style style:name="P461" style:family="paragraph" style:parent-style-name="Standard" style:list-style-name="L14">
      <style:text-properties fo:language="en" fo:country="US" officeooo:paragraph-rsid="03eae50a"/>
    </style:style>
    <style:style style:name="P462" style:family="paragraph" style:parent-style-name="Standard" style:list-style-name="L16">
      <style:text-properties fo:language="en" fo:country="US" officeooo:paragraph-rsid="041dba4c"/>
    </style:style>
    <style:style style:name="P463" style:family="paragraph" style:parent-style-name="Standard" style:list-style-name="L16">
      <style:text-properties fo:language="en" fo:country="US" officeooo:rsid="04b5654a" officeooo:paragraph-rsid="04b5654a"/>
    </style:style>
    <style:style style:name="P464" style:family="paragraph" style:parent-style-name="Standard" style:list-style-name="L24">
      <style:text-properties fo:language="en" fo:country="US" officeooo:rsid="01e69618" officeooo:paragraph-rsid="01e69618"/>
    </style:style>
    <style:style style:name="P465" style:family="paragraph" style:parent-style-name="Standard" style:list-style-name="L24">
      <style:text-properties fo:language="en" fo:country="US" officeooo:paragraph-rsid="01e69618"/>
    </style:style>
    <style:style style:name="P466" style:family="paragraph" style:parent-style-name="Standard" style:list-style-name="L25">
      <style:text-properties fo:language="en" fo:country="US" officeooo:rsid="05d0e32c" officeooo:paragraph-rsid="05d0e32c"/>
    </style:style>
    <style:style style:name="P467" style:family="paragraph" style:parent-style-name="Standard" style:list-style-name="L25">
      <style:text-properties fo:language="en" fo:country="US" officeooo:rsid="05d160f5" officeooo:paragraph-rsid="05d160f5"/>
    </style:style>
    <style:style style:name="P468" style:family="paragraph" style:parent-style-name="Standard" style:list-style-name="L25">
      <style:text-properties fo:language="en" fo:country="US" officeooo:rsid="05d22e31" officeooo:paragraph-rsid="05d22e31"/>
    </style:style>
    <style:style style:name="P469" style:family="paragraph" style:parent-style-name="Standard" style:list-style-name="L26">
      <style:text-properties fo:language="en" fo:country="US" officeooo:rsid="018f207a" officeooo:paragraph-rsid="018f207a"/>
    </style:style>
    <style:style style:name="P470" style:family="paragraph" style:parent-style-name="Standard" style:list-style-name="L32">
      <style:text-properties fo:language="en" fo:country="US" officeooo:rsid="0191b159" officeooo:paragraph-rsid="0191b159"/>
    </style:style>
    <style:style style:name="P471" style:family="paragraph" style:parent-style-name="Standard" style:list-style-name="L7">
      <style:text-properties officeooo:paragraph-rsid="05294916"/>
    </style:style>
    <style:style style:name="P472" style:family="paragraph" style:parent-style-name="Standard" style:list-style-name="L10">
      <style:text-properties fo:color="#000000" fo:language="en" fo:country="US" officeooo:rsid="05203d59" officeooo:paragraph-rsid="05203d59"/>
    </style:style>
    <style:style style:name="P473" style:family="paragraph" style:parent-style-name="Standard" style:list-style-name="L10">
      <style:text-properties fo:color="#000000" fo:language="en" fo:country="US" officeooo:rsid="05215e03" officeooo:paragraph-rsid="05215e03"/>
    </style:style>
    <style:style style:name="P474" style:family="paragraph" style:parent-style-name="Standard" style:list-style-name="L10">
      <style:text-properties fo:color="#000000" fo:language="en" fo:country="US" officeooo:rsid="02f73fe4" officeooo:paragraph-rsid="034de1ff"/>
    </style:style>
    <style:style style:name="P475" style:family="paragraph" style:parent-style-name="Standard" style:list-style-name="L13">
      <style:text-properties fo:color="#000000" fo:language="en" fo:country="US" officeooo:rsid="030aa6ef" officeooo:paragraph-rsid="030aa6ef"/>
    </style:style>
    <style:style style:name="P476" style:family="paragraph" style:parent-style-name="Standard" style:list-style-name="L15">
      <style:text-properties fo:color="#000000" fo:language="en" fo:country="US" officeooo:rsid="03bf0aaa" officeooo:paragraph-rsid="03bf0aaa"/>
    </style:style>
    <style:style style:name="P477" style:family="paragraph" style:parent-style-name="Standard" style:list-style-name="L14">
      <style:text-properties fo:color="#000000" fo:language="en" fo:country="US" officeooo:rsid="0415f034" officeooo:paragraph-rsid="0415f034"/>
    </style:style>
    <style:style style:name="P478" style:family="paragraph" style:parent-style-name="Standard" style:list-style-name="L16">
      <style:text-properties fo:color="#000000" fo:language="en" fo:country="US" officeooo:rsid="041dba4c" officeooo:paragraph-rsid="041dba4c"/>
    </style:style>
    <style:style style:name="P479" style:family="paragraph" style:parent-style-name="Standard" style:list-style-name="L16">
      <style:text-properties fo:color="#000000" fo:language="en" fo:country="US" officeooo:rsid="04b5654a" officeooo:paragraph-rsid="04b5654a"/>
    </style:style>
    <style:style style:name="P480" style:family="paragraph" style:parent-style-name="Standard" style:list-style-name="L17">
      <style:text-properties fo:color="#000000" fo:language="en" fo:country="US" officeooo:rsid="04219b49" officeooo:paragraph-rsid="04219b49"/>
    </style:style>
    <style:style style:name="P481" style:family="paragraph" style:parent-style-name="Standard" style:list-style-name="L18">
      <style:text-properties fo:color="#000000" fo:language="en" fo:country="US" officeooo:rsid="0331270a" officeooo:paragraph-rsid="0331270a"/>
    </style:style>
    <style:style style:name="P482" style:family="paragraph" style:parent-style-name="Standard" style:list-style-name="L18">
      <style:text-properties fo:color="#000000" fo:language="en" fo:country="US" officeooo:rsid="0342ba15" officeooo:paragraph-rsid="0342ba15"/>
    </style:style>
    <style:style style:name="P483" style:family="paragraph" style:parent-style-name="Standard" style:list-style-name="L24">
      <style:text-properties fo:color="#000000" fo:language="en" fo:country="US" officeooo:rsid="01e69618" officeooo:paragraph-rsid="01e69618"/>
    </style:style>
    <style:style style:name="P484" style:family="paragraph" style:parent-style-name="Standard" style:list-style-name="L26">
      <style:text-properties fo:color="#000000" fo:language="en" fo:country="US" officeooo:rsid="01e69618" officeooo:paragraph-rsid="01e69618"/>
    </style:style>
    <style:style style:name="P485" style:family="paragraph" style:parent-style-name="Standard" style:list-style-name="L25">
      <style:text-properties fo:color="#000000" fo:language="en" fo:country="US" officeooo:rsid="05d0e32c" officeooo:paragraph-rsid="05d0e32c"/>
    </style:style>
    <style:style style:name="P486" style:family="paragraph" style:parent-style-name="Standard" style:list-style-name="L25">
      <style:text-properties fo:color="#000000" fo:language="en" fo:country="US" officeooo:rsid="05d6a415" officeooo:paragraph-rsid="05d6a415"/>
    </style:style>
    <style:style style:name="P487" style:family="paragraph" style:parent-style-name="Standard" style:list-style-name="L25">
      <style:text-properties fo:color="#000000" fo:language="en" fo:country="US" officeooo:rsid="05d160f5" officeooo:paragraph-rsid="05d160f5"/>
    </style:style>
    <style:style style:name="P488" style:family="paragraph" style:parent-style-name="Standard" style:list-style-name="L26">
      <style:text-properties fo:color="#000000" fo:language="en" fo:country="US" officeooo:rsid="018f207a" officeooo:paragraph-rsid="018f207a"/>
    </style:style>
    <style:style style:name="P489" style:family="paragraph" style:parent-style-name="Standard" style:list-style-name="L28">
      <style:text-properties fo:color="#000000" fo:language="en" fo:country="US" officeooo:rsid="018f207a" officeooo:paragraph-rsid="018f207a"/>
    </style:style>
    <style:style style:name="P490" style:family="paragraph" style:parent-style-name="Standard" style:list-style-name="L26">
      <style:text-properties fo:color="#000000" fo:language="en" fo:country="US" officeooo:rsid="018fc468" officeooo:paragraph-rsid="018fc468"/>
    </style:style>
    <style:style style:name="P491" style:family="paragraph" style:parent-style-name="Standard" style:list-style-name="L26">
      <style:text-properties fo:color="#000000" fo:language="en" fo:country="US" officeooo:rsid="01f3e225" officeooo:paragraph-rsid="01f3e225"/>
    </style:style>
    <style:style style:name="P492" style:family="paragraph" style:parent-style-name="Standard" style:list-style-name="L26">
      <style:text-properties fo:color="#000000" fo:language="en" fo:country="US" officeooo:rsid="01dc5d27" officeooo:paragraph-rsid="01dc5d27"/>
    </style:style>
    <style:style style:name="P493" style:family="paragraph" style:parent-style-name="Standard" style:list-style-name="L26">
      <style:text-properties fo:color="#000000" fo:language="en" fo:country="US" officeooo:rsid="04a17e86" officeooo:paragraph-rsid="04a17e86"/>
    </style:style>
    <style:style style:name="P494" style:family="paragraph" style:parent-style-name="Standard" style:list-style-name="L26">
      <style:text-properties fo:color="#000000" fo:language="en" fo:country="US" officeooo:rsid="01e79622" officeooo:paragraph-rsid="01e79622"/>
    </style:style>
    <style:style style:name="P495" style:family="paragraph" style:parent-style-name="Standard" style:list-style-name="L26">
      <style:text-properties fo:color="#000000" fo:language="en" fo:country="US" officeooo:rsid="01ea550b" officeooo:paragraph-rsid="01ea550b"/>
    </style:style>
    <style:style style:name="P496" style:family="paragraph" style:parent-style-name="Standard" style:list-style-name="L26">
      <style:text-properties fo:color="#000000" fo:language="en" fo:country="US" officeooo:rsid="05aa4cfd" officeooo:paragraph-rsid="05aa4cfd"/>
    </style:style>
    <style:style style:name="P497" style:family="paragraph" style:parent-style-name="Standard" style:list-style-name="L27">
      <style:text-properties fo:color="#000000" fo:language="en" fo:country="US" officeooo:rsid="04a265a6" officeooo:paragraph-rsid="04a265a6"/>
    </style:style>
    <style:style style:name="P498" style:family="paragraph" style:parent-style-name="Standard" style:list-style-name="L27">
      <style:text-properties fo:color="#000000" fo:language="en" fo:country="US" officeooo:rsid="04a657c8" officeooo:paragraph-rsid="04a657c8"/>
    </style:style>
    <style:style style:name="P499" style:family="paragraph" style:parent-style-name="Standard" style:list-style-name="L29">
      <style:text-properties fo:color="#000000" fo:language="en" fo:country="US" officeooo:rsid="016a2b3e" officeooo:paragraph-rsid="016dd058"/>
    </style:style>
    <style:style style:name="P500" style:family="paragraph" style:parent-style-name="Standard" style:list-style-name="L29">
      <style:text-properties fo:color="#000000" fo:language="en" fo:country="US" officeooo:rsid="016d9895" officeooo:paragraph-rsid="016dd058"/>
    </style:style>
    <style:style style:name="P501" style:family="paragraph" style:parent-style-name="Standard" style:list-style-name="L29">
      <style:text-properties fo:color="#000000" fo:language="en" fo:country="US" officeooo:rsid="016f64c7" officeooo:paragraph-rsid="016f64c7"/>
    </style:style>
    <style:style style:name="P502" style:family="paragraph" style:parent-style-name="Standard" style:list-style-name="L30">
      <style:text-properties fo:color="#000000" fo:language="en" fo:country="US" officeooo:rsid="05d9990b" officeooo:paragraph-rsid="05d9990b"/>
    </style:style>
    <style:style style:name="P503" style:family="paragraph" style:parent-style-name="Standard" style:list-style-name="L30">
      <style:text-properties fo:color="#000000" fo:language="en" fo:country="US" officeooo:rsid="05de83e8" officeooo:paragraph-rsid="05de83e8"/>
    </style:style>
    <style:style style:name="P504" style:family="paragraph" style:parent-style-name="Standard" style:list-style-name="L30">
      <style:text-properties fo:color="#000000" fo:language="en" fo:country="US" officeooo:rsid="05e27807" officeooo:paragraph-rsid="05e27807"/>
    </style:style>
    <style:style style:name="P505" style:family="paragraph" style:parent-style-name="Standard" style:list-style-name="L30">
      <style:text-properties fo:color="#000000" fo:language="en" fo:country="US" officeooo:rsid="05e208db" officeooo:paragraph-rsid="05e208db"/>
    </style:style>
    <style:style style:name="P506" style:family="paragraph" style:parent-style-name="Standard" style:list-style-name="L31">
      <style:text-properties fo:color="#000000" fo:language="en" fo:country="US" officeooo:rsid="0542432f" officeooo:paragraph-rsid="054512b3"/>
    </style:style>
    <style:style style:name="P507" style:family="paragraph" style:parent-style-name="Standard" style:list-style-name="L31">
      <style:text-properties fo:color="#000000" fo:language="en" fo:country="US" officeooo:rsid="0542432f" officeooo:paragraph-rsid="0542432f"/>
    </style:style>
    <style:style style:name="P508" style:family="paragraph" style:parent-style-name="Standard" style:list-style-name="L31">
      <style:text-properties fo:color="#000000" fo:language="en" fo:country="US" officeooo:rsid="05c6b511" officeooo:paragraph-rsid="05c6b511"/>
    </style:style>
    <style:style style:name="P509" style:family="paragraph" style:parent-style-name="Standard" style:list-style-name="L31">
      <style:text-properties fo:color="#000000" fo:language="en" fo:country="US" officeooo:rsid="05c7cc07" officeooo:paragraph-rsid="05c7cc07"/>
    </style:style>
    <style:style style:name="P510" style:family="paragraph" style:parent-style-name="Standard" style:list-style-name="L32">
      <style:text-properties fo:color="#000000" fo:language="en" fo:country="US" officeooo:rsid="0191b159" officeooo:paragraph-rsid="0191b159"/>
    </style:style>
    <style:style style:name="P511" style:family="paragraph" style:parent-style-name="Standard" style:list-style-name="L32">
      <style:text-properties fo:color="#000000" fo:language="en" fo:country="US" officeooo:rsid="01fd2851" officeooo:paragraph-rsid="01fd2851"/>
    </style:style>
    <style:style style:name="P512" style:family="paragraph" style:parent-style-name="Standard" style:list-style-name="L32">
      <style:text-properties fo:color="#000000" fo:language="en" fo:country="US" officeooo:rsid="05af16d2" officeooo:paragraph-rsid="05af16d2"/>
    </style:style>
    <style:style style:name="P513" style:family="paragraph" style:parent-style-name="Standard" style:list-style-name="L34">
      <style:text-properties fo:color="#000000" fo:language="en" fo:country="US" officeooo:rsid="05649eec" officeooo:paragraph-rsid="05649eec"/>
    </style:style>
    <style:style style:name="P514" style:family="paragraph" style:parent-style-name="Standard" style:list-style-name="L34">
      <style:text-properties fo:color="#000000" fo:language="en" fo:country="US" officeooo:rsid="06480d0d" officeooo:paragraph-rsid="064a5280"/>
    </style:style>
    <style:style style:name="P515" style:family="paragraph" style:parent-style-name="Standard" style:list-style-name="L35">
      <style:text-properties fo:color="#000000" fo:language="en" fo:country="US" officeooo:rsid="05155876" officeooo:paragraph-rsid="05155876"/>
    </style:style>
    <style:style style:name="P516" style:family="paragraph" style:parent-style-name="Standard" style:list-style-name="L35">
      <style:text-properties fo:color="#000000" fo:language="en" fo:country="US" officeooo:rsid="05160485" officeooo:paragraph-rsid="05160485"/>
    </style:style>
    <style:style style:name="P517" style:family="paragraph" style:parent-style-name="Standard">
      <style:text-properties fo:color="#000000" fo:language="en" fo:country="US" officeooo:rsid="0224f8ff" officeooo:paragraph-rsid="02444d98"/>
    </style:style>
    <style:style style:name="P518" style:family="paragraph" style:parent-style-name="Standard" style:list-style-name="L11">
      <style:text-properties officeooo:paragraph-rsid="031e8e5d"/>
    </style:style>
    <style:style style:name="P519" style:family="paragraph" style:parent-style-name="Standard" style:list-style-name="L12">
      <style:text-properties officeooo:paragraph-rsid="030aa6ef"/>
    </style:style>
    <style:style style:name="P520" style:family="paragraph" style:parent-style-name="Standard" style:list-style-name="L26">
      <style:text-properties officeooo:paragraph-rsid="05aa4cfd"/>
    </style:style>
    <style:style style:name="P521" style:family="paragraph" style:parent-style-name="Standard" style:list-style-name="L30">
      <style:text-properties officeooo:paragraph-rsid="05e208db"/>
    </style:style>
    <style:style style:name="P522" style:family="paragraph" style:parent-style-name="Standard" style:list-style-name="L31">
      <style:text-properties officeooo:paragraph-rsid="0542432f"/>
    </style:style>
    <style:style style:name="P523" style:family="paragraph" style:parent-style-name="Standard" style:list-style-name="L32">
      <style:text-properties officeooo:paragraph-rsid="05af16d2"/>
    </style:style>
    <style:style style:name="P524" style:family="paragraph" style:parent-style-name="Standard" style:list-style-name="L33">
      <style:text-properties officeooo:paragraph-rsid="05617561"/>
    </style:style>
    <style:style style:name="P525" style:family="paragraph" style:parent-style-name="Standard" style:list-style-name="L33">
      <style:text-properties officeooo:rsid="05544c9f" officeooo:paragraph-rsid="05617561"/>
    </style:style>
    <style:style style:name="P526" style:family="paragraph" style:parent-style-name="Standard" style:list-style-name="L33">
      <style:text-properties officeooo:rsid="0557b58c" officeooo:paragraph-rsid="05617561"/>
    </style:style>
    <style:style style:name="P527" style:family="paragraph" style:parent-style-name="Standard" style:list-style-name="L33">
      <style:text-properties officeooo:rsid="05599e74" officeooo:paragraph-rsid="05617561"/>
    </style:style>
    <style:style style:name="P528" style:family="paragraph" style:parent-style-name="Standard" style:list-style-name="L34">
      <style:text-properties officeooo:paragraph-rsid="064a5280"/>
    </style:style>
    <style:style style:name="P529" style:family="paragraph" style:parent-style-name="Text_20_body">
      <style:text-properties officeooo:paragraph-rsid="04f0ba2e"/>
    </style:style>
    <style:style style:name="P530" style:family="paragraph" style:parent-style-name="Text_20_body">
      <style:text-properties officeooo:rsid="04f44f7e" officeooo:paragraph-rsid="04f44f7e"/>
    </style:style>
    <style:style style:name="P531" style:family="paragraph" style:parent-style-name="Text_20_body" style:list-style-name="L19">
      <style:paragraph-properties fo:margin-top="0cm" fo:margin-bottom="0cm" loext:contextual-spacing="false"/>
      <style:text-properties fo:language="en" fo:country="US" officeooo:rsid="05b45989" officeooo:paragraph-rsid="05b45989"/>
    </style:style>
    <style:style style:name="P532" style:family="paragraph" style:parent-style-name="Text_20_body" style:list-style-name="L19">
      <style:paragraph-properties fo:margin-top="0cm" fo:margin-bottom="0cm" loext:contextual-spacing="false"/>
      <style:text-properties fo:language="en" fo:country="US" officeooo:rsid="05b45989" officeooo:paragraph-rsid="060420c7"/>
    </style:style>
    <style:style style:name="P533" style:family="paragraph" style:parent-style-name="Text_20_body" style:list-style-name="L19">
      <style:paragraph-properties fo:margin-top="0cm" fo:margin-bottom="0cm" loext:contextual-spacing="false"/>
      <style:text-properties fo:language="en" fo:country="US" officeooo:rsid="060420c7" officeooo:paragraph-rsid="060420c7"/>
    </style:style>
    <style:style style:name="P534" style:family="paragraph" style:parent-style-name="Text_20_body" style:list-style-name="L19">
      <style:paragraph-properties fo:margin-top="0cm" fo:margin-bottom="0cm" loext:contextual-spacing="false"/>
      <style:text-properties fo:language="en" fo:country="US" officeooo:rsid="061e2b31" officeooo:paragraph-rsid="061e2b31"/>
    </style:style>
    <style:style style:name="P535" style:family="paragraph" style:parent-style-name="Text_20_body" style:list-style-name="L19">
      <style:paragraph-properties fo:margin-top="0cm" fo:margin-bottom="0cm" loext:contextual-spacing="false"/>
      <style:text-properties fo:language="en" fo:country="US" officeooo:rsid="05eb7daf" officeooo:paragraph-rsid="05b45989"/>
    </style:style>
    <style:style style:name="P536" style:family="paragraph" style:parent-style-name="Text_20_body" style:list-style-name="L20">
      <style:paragraph-properties fo:margin-top="0cm" fo:margin-bottom="0cm" loext:contextual-spacing="false"/>
      <style:text-properties fo:language="en" fo:country="US" officeooo:rsid="05fb22f7" officeooo:paragraph-rsid="0600f1ea"/>
    </style:style>
    <style:style style:name="P537" style:family="paragraph" style:parent-style-name="Text_20_body" style:list-style-name="L21">
      <style:paragraph-properties fo:margin-top="0cm" fo:margin-bottom="0cm" loext:contextual-spacing="false"/>
      <style:text-properties fo:language="en" fo:country="US" officeooo:rsid="05839ada" officeooo:paragraph-rsid="06052ab3"/>
    </style:style>
    <style:style style:name="P538" style:family="paragraph" style:parent-style-name="Text_20_body" style:list-style-name="L22">
      <style:paragraph-properties fo:margin-top="0cm" fo:margin-bottom="0cm" loext:contextual-spacing="false"/>
      <style:text-properties fo:language="en" fo:country="US" officeooo:rsid="056fa372" officeooo:paragraph-rsid="056fa372"/>
    </style:style>
    <style:style style:name="P539" style:family="paragraph" style:parent-style-name="Text_20_body" style:list-style-name="L22">
      <style:paragraph-properties fo:margin-top="0cm" fo:margin-bottom="0cm" loext:contextual-spacing="false"/>
      <style:text-properties fo:language="en" fo:country="US" officeooo:rsid="0571fb73" officeooo:paragraph-rsid="0571fb73"/>
    </style:style>
    <style:style style:name="P540" style:family="paragraph" style:parent-style-name="Text_20_body" style:list-style-name="L19">
      <style:paragraph-properties fo:margin-top="0cm" fo:margin-bottom="0cm" loext:contextual-spacing="false"/>
      <style:text-properties fo:language="en" fo:country="US" officeooo:rsid="05b63493" officeooo:paragraph-rsid="063b0050"/>
    </style:style>
    <style:style style:name="P541" style:family="paragraph" style:parent-style-name="Text_20_body" style:list-style-name="L19">
      <style:paragraph-properties fo:margin-top="0cm" fo:margin-bottom="0cm" loext:contextual-spacing="false"/>
      <style:text-properties fo:language="en" fo:country="US" officeooo:rsid="0645dff8" officeooo:paragraph-rsid="0645dff8"/>
    </style:style>
    <style:style style:name="P542" style:family="paragraph" style:parent-style-name="Text_20_body" style:list-style-name="L20">
      <style:paragraph-properties fo:margin-top="0cm" fo:margin-bottom="0cm" loext:contextual-spacing="false"/>
      <style:text-properties officeooo:rsid="05fb22f7" officeooo:paragraph-rsid="0600f1ea"/>
    </style:style>
    <style:style style:name="P543" style:family="paragraph" style:parent-style-name="Text_20_body" style:list-style-name="L20">
      <style:paragraph-properties fo:margin-top="0cm" fo:margin-bottom="0cm" loext:contextual-spacing="false"/>
      <style:text-properties officeooo:rsid="05fdcd1b" officeooo:paragraph-rsid="0600f1ea"/>
    </style:style>
    <style:style style:name="P544" style:family="paragraph" style:parent-style-name="Text_20_body" style:list-style-name="L20">
      <style:paragraph-properties fo:margin-top="0cm" fo:margin-bottom="0cm" loext:contextual-spacing="false"/>
      <style:text-properties officeooo:paragraph-rsid="0601af90"/>
    </style:style>
    <style:style style:name="P545" style:family="paragraph" style:parent-style-name="Text_20_body" style:list-style-name="L20">
      <style:paragraph-properties fo:margin-top="0cm" fo:margin-bottom="0cm" loext:contextual-spacing="false"/>
      <style:text-properties officeooo:rsid="060cde7c" officeooo:paragraph-rsid="060cde7c"/>
    </style:style>
    <style:style style:name="P546" style:family="paragraph" style:parent-style-name="Text_20_body" style:list-style-name="L21">
      <style:paragraph-properties fo:margin-top="0cm" fo:margin-bottom="0cm" loext:contextual-spacing="false"/>
      <style:text-properties officeooo:rsid="05839ada" officeooo:paragraph-rsid="06052ab3"/>
    </style:style>
    <style:style style:name="P547" style:family="paragraph" style:parent-style-name="Text_20_body" style:list-style-name="L22">
      <style:paragraph-properties fo:margin-top="0cm" fo:margin-bottom="0cm" loext:contextual-spacing="false"/>
      <style:text-properties officeooo:rsid="05701979" officeooo:paragraph-rsid="05701979"/>
    </style:style>
    <style:style style:name="P548" style:family="paragraph" style:parent-style-name="Text_20_body" style:list-style-name="L22">
      <style:paragraph-properties fo:margin-top="0cm" fo:margin-bottom="0cm" loext:contextual-spacing="false"/>
      <style:text-properties officeooo:paragraph-rsid="056fa372"/>
    </style:style>
    <style:style style:name="P549" style:family="paragraph" style:parent-style-name="Text_20_body" style:list-style-name="L22">
      <style:paragraph-properties fo:margin-top="0cm" fo:margin-bottom="0cm" loext:contextual-spacing="false"/>
      <style:text-properties officeooo:paragraph-rsid="05762c88"/>
    </style:style>
    <style:style style:name="P550" style:family="paragraph" style:parent-style-name="Text_20_body" style:list-style-name="L22">
      <style:paragraph-properties fo:margin-top="0cm" fo:margin-bottom="0cm" loext:contextual-spacing="false"/>
      <style:text-properties officeooo:rsid="0577b27f" officeooo:paragraph-rsid="0577b27f"/>
    </style:style>
    <style:style style:name="P551" style:family="paragraph" style:parent-style-name="Text_20_body" style:list-style-name="L22">
      <style:paragraph-properties fo:margin-top="0cm" fo:margin-bottom="0cm" loext:contextual-spacing="false"/>
      <style:text-properties officeooo:rsid="05890c9d" officeooo:paragraph-rsid="05890c9d"/>
    </style:style>
    <style:style style:name="P552" style:family="paragraph" style:parent-style-name="Text_20_body" style:list-style-name="L23">
      <style:paragraph-properties fo:margin-top="0cm" fo:margin-bottom="0cm" loext:contextual-spacing="false"/>
      <style:text-properties officeooo:paragraph-rsid="0619d32c"/>
    </style:style>
    <style:style style:name="P553" style:family="paragraph" style:parent-style-name="Text_20_body" style:list-style-name="L23">
      <style:paragraph-properties fo:margin-top="0cm" fo:margin-bottom="0cm" loext:contextual-spacing="false"/>
      <style:text-properties officeooo:rsid="061cba10" officeooo:paragraph-rsid="061cba10"/>
    </style:style>
    <style:style style:name="P554" style:family="paragraph" style:parent-style-name="Text_20_body" style:list-style-name="L19">
      <style:paragraph-properties fo:margin-top="0cm" fo:margin-bottom="0cm" loext:contextual-spacing="false"/>
      <style:text-properties officeooo:rsid="05b45989" officeooo:paragraph-rsid="063b0050"/>
    </style:style>
    <style:style style:name="P555" style:family="paragraph" style:parent-style-name="Text_20_body" style:list-style-name="L19">
      <style:paragraph-properties fo:margin-top="0cm" fo:margin-bottom="0cm" loext:contextual-spacing="false"/>
      <style:text-properties officeooo:paragraph-rsid="063b0050"/>
    </style:style>
    <style:style style:name="P556" style:family="paragraph" style:parent-style-name="Text_20_body" style:list-style-name="L19">
      <style:paragraph-properties fo:margin-top="0cm" fo:margin-bottom="0cm" loext:contextual-spacing="false"/>
      <style:text-properties fo:color="#000000" fo:language="en" fo:country="US" officeooo:rsid="0641be05" officeooo:paragraph-rsid="0641be05"/>
    </style:style>
    <style:style style:name="P557" style:family="paragraph" style:parent-style-name="Text_20_body" style:list-style-name="L19">
      <style:paragraph-properties fo:margin-top="0cm" fo:margin-bottom="0cm" loext:contextual-spacing="false"/>
      <style:text-properties fo:color="#000000" fo:language="en" fo:country="US" officeooo:rsid="06435b7b" officeooo:paragraph-rsid="06435b7b"/>
    </style:style>
    <style:style style:name="P5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0" style:family="paragraph">
      <style:paragraph-properties fo:margin-left="0cm" fo:margin-right="0cm" fo:margin-top="0cm" fo:margin-bottom="0cm" fo:line-height="100%" fo:text-align="center" fo:text-indent="0cm"/>
    </style:style>
    <style:style style:name="P56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81ea"/>
    </style:style>
    <style:style style:name="T2" style:family="text">
      <style:text-properties officeooo:rsid="00103b4e"/>
    </style:style>
    <style:style style:name="T3" style:family="text">
      <style:text-properties officeooo:rsid="00111ff7"/>
    </style:style>
    <style:style style:name="T4" style:family="text">
      <style:text-properties officeooo:rsid="0012f055"/>
    </style:style>
    <style:style style:name="T5" style:family="text">
      <style:text-properties officeooo:rsid="0013dc44"/>
    </style:style>
    <style:style style:name="T6" style:family="text">
      <style:text-properties officeooo:rsid="0015a010"/>
    </style:style>
    <style:style style:name="T7" style:family="text">
      <style:text-properties officeooo:rsid="001629c1"/>
    </style:style>
    <style:style style:name="T8" style:family="text">
      <style:text-properties officeooo:rsid="001648ab"/>
    </style:style>
    <style:style style:name="T9" style:family="text">
      <style:text-properties officeooo:rsid="0017cf59"/>
    </style:style>
    <style:style style:name="T10" style:family="text">
      <style:text-properties officeooo:rsid="00198814"/>
    </style:style>
    <style:style style:name="T11" style:family="text">
      <style:text-properties officeooo:rsid="001ad10e"/>
    </style:style>
    <style:style style:name="T12" style:family="text">
      <style:text-properties officeooo:rsid="001c67f2"/>
    </style:style>
    <style:style style:name="T13" style:family="text">
      <style:text-properties officeooo:rsid="001cf865"/>
    </style:style>
    <style:style style:name="T14" style:family="text">
      <style:text-properties officeooo:rsid="001da39f"/>
    </style:style>
    <style:style style:name="T15" style:family="text">
      <style:text-properties officeooo:rsid="001e93b9"/>
    </style:style>
    <style:style style:name="T16" style:family="text">
      <style:text-properties officeooo:rsid="00209aa7"/>
    </style:style>
    <style:style style:name="T17" style:family="text">
      <style:text-properties officeooo:rsid="0022a3ba"/>
    </style:style>
    <style:style style:name="T18" style:family="text">
      <style:text-properties officeooo:rsid="0025cdd8"/>
    </style:style>
    <style:style style:name="T19" style:family="text">
      <style:text-properties officeooo:rsid="00268fd0"/>
    </style:style>
    <style:style style:name="T20" style:family="text">
      <style:text-properties officeooo:rsid="00282cf1"/>
    </style:style>
    <style:style style:name="T21" style:family="text">
      <style:text-properties officeooo:rsid="002caced"/>
    </style:style>
    <style:style style:name="T22" style:family="text">
      <style:text-properties officeooo:rsid="002d1049"/>
    </style:style>
    <style:style style:name="T23" style:family="text">
      <style:text-properties officeooo:rsid="002eaa34"/>
    </style:style>
    <style:style style:name="T24" style:family="text">
      <style:text-properties officeooo:rsid="0031953e"/>
    </style:style>
    <style:style style:name="T25" style:family="text">
      <style:text-properties officeooo:rsid="0036dacc"/>
    </style:style>
    <style:style style:name="T26" style:family="text">
      <style:text-properties officeooo:rsid="00398541"/>
    </style:style>
    <style:style style:name="T27" style:family="text">
      <style:text-properties officeooo:rsid="003a9f96"/>
    </style:style>
    <style:style style:name="T28" style:family="text">
      <style:text-properties officeooo:rsid="003c5627"/>
    </style:style>
    <style:style style:name="T29" style:family="text">
      <style:text-properties officeooo:rsid="003cbe06"/>
    </style:style>
    <style:style style:name="T30" style:family="text">
      <style:text-properties officeooo:rsid="00406cce"/>
    </style:style>
    <style:style style:name="T31" style:family="text">
      <style:text-properties officeooo:rsid="004214fd"/>
    </style:style>
    <style:style style:name="T32" style:family="text">
      <style:text-properties officeooo:rsid="004e7ab3"/>
    </style:style>
    <style:style style:name="T33" style:family="text">
      <style:text-properties officeooo:rsid="004fd61e"/>
    </style:style>
    <style:style style:name="T34" style:family="text">
      <style:text-properties officeooo:rsid="00532f7d"/>
    </style:style>
    <style:style style:name="T35" style:family="text">
      <style:text-properties officeooo:rsid="0054dd42"/>
    </style:style>
    <style:style style:name="T36" style:family="text">
      <style:text-properties officeooo:rsid="005a81e4"/>
    </style:style>
    <style:style style:name="T37" style:family="text">
      <style:text-properties officeooo:rsid="005bc3c7"/>
    </style:style>
    <style:style style:name="T38" style:family="text">
      <style:text-properties officeooo:rsid="005d3ea3"/>
    </style:style>
    <style:style style:name="T39" style:family="text">
      <style:text-properties officeooo:rsid="005eabdf"/>
    </style:style>
    <style:style style:name="T40" style:family="text">
      <style:text-properties officeooo:rsid="005f6b55"/>
    </style:style>
    <style:style style:name="T41" style:family="text">
      <style:text-properties officeooo:rsid="005f9052"/>
    </style:style>
    <style:style style:name="T42" style:family="text">
      <style:text-properties officeooo:rsid="00724559"/>
    </style:style>
    <style:style style:name="T43" style:family="text">
      <style:text-properties officeooo:rsid="0073bd11"/>
    </style:style>
    <style:style style:name="T44" style:family="text">
      <style:text-properties officeooo:rsid="0076fe3d"/>
    </style:style>
    <style:style style:name="T45" style:family="text">
      <style:text-properties officeooo:rsid="007af015"/>
    </style:style>
    <style:style style:name="T46" style:family="text">
      <style:text-properties officeooo:rsid="007cb9c7"/>
    </style:style>
    <style:style style:name="T47" style:family="text">
      <style:text-properties officeooo:rsid="00848e39"/>
    </style:style>
    <style:style style:name="T48" style:family="text">
      <style:text-properties officeooo:rsid="0085ce26"/>
    </style:style>
    <style:style style:name="T49" style:family="text">
      <style:text-properties officeooo:rsid="00882cf2"/>
    </style:style>
    <style:style style:name="T50" style:family="text">
      <style:text-properties officeooo:rsid="008a361e"/>
    </style:style>
    <style:style style:name="T51" style:family="text">
      <style:text-properties officeooo:rsid="008b2b53"/>
    </style:style>
    <style:style style:name="T52" style:family="text">
      <style:text-properties officeooo:rsid="00907735"/>
    </style:style>
    <style:style style:name="T53" style:family="text">
      <style:text-properties officeooo:rsid="0099dcea"/>
    </style:style>
    <style:style style:name="T54" style:family="text">
      <style:text-properties officeooo:rsid="009c00e4"/>
    </style:style>
    <style:style style:name="T55" style:family="text">
      <style:text-properties officeooo:rsid="00a087ee"/>
    </style:style>
    <style:style style:name="T56" style:family="text">
      <style:text-properties officeooo:rsid="00a3e4ab"/>
    </style:style>
    <style:style style:name="T57" style:family="text">
      <style:text-properties officeooo:rsid="00a518cf"/>
    </style:style>
    <style:style style:name="T58" style:family="text">
      <style:text-properties officeooo:rsid="00a7c104"/>
    </style:style>
    <style:style style:name="T59" style:family="text">
      <style:text-properties officeooo:rsid="00a9fd32"/>
    </style:style>
    <style:style style:name="T60" style:family="text">
      <style:text-properties officeooo:rsid="00ae0f76"/>
    </style:style>
    <style:style style:name="T61" style:family="text">
      <style:text-properties officeooo:rsid="00b0228f"/>
    </style:style>
    <style:style style:name="T62" style:family="text">
      <style:text-properties officeooo:rsid="00b0904a"/>
    </style:style>
    <style:style style:name="T63" style:family="text">
      <style:text-properties officeooo:rsid="007491b2"/>
    </style:style>
    <style:style style:name="T64" style:family="text">
      <style:text-properties officeooo:rsid="00d01d8c"/>
    </style:style>
    <style:style style:name="T65" style:family="text">
      <style:text-properties officeooo:rsid="00dd7de8"/>
    </style:style>
    <style:style style:name="T66" style:family="text">
      <style:text-properties officeooo:rsid="00ed00e6"/>
    </style:style>
    <style:style style:name="T67" style:family="text">
      <style:text-properties officeooo:rsid="00f44498"/>
    </style:style>
    <style:style style:name="T68" style:family="text">
      <style:text-properties officeooo:rsid="010a7089"/>
    </style:style>
    <style:style style:name="T69" style:family="text">
      <style:text-properties officeooo:rsid="010d57eb"/>
    </style:style>
    <style:style style:name="T70" style:family="text">
      <style:text-properties officeooo:rsid="010dc4b0"/>
    </style:style>
    <style:style style:name="T71" style:family="text">
      <style:text-properties officeooo:rsid="01112a01"/>
    </style:style>
    <style:style style:name="T72" style:family="text">
      <style:text-properties officeooo:rsid="01113144"/>
    </style:style>
    <style:style style:name="T73" style:family="text">
      <style:text-properties officeooo:rsid="0112f806"/>
    </style:style>
    <style:style style:name="T74" style:family="text">
      <style:text-properties officeooo:rsid="01147342"/>
    </style:style>
    <style:style style:name="T75" style:family="text">
      <style:text-properties officeooo:rsid="01165ad7"/>
    </style:style>
    <style:style style:name="T76" style:family="text">
      <style:text-properties officeooo:rsid="011e13cf"/>
    </style:style>
    <style:style style:name="T77" style:family="text">
      <style:text-properties officeooo:rsid="011fe8e9"/>
    </style:style>
    <style:style style:name="T78" style:family="text">
      <style:text-properties officeooo:rsid="01204579"/>
    </style:style>
    <style:style style:name="T79" style:family="text">
      <style:text-properties fo:color="#c9211e"/>
    </style:style>
    <style:style style:name="T80" style:family="text">
      <style:text-properties fo:color="#c9211e" officeooo:rsid="0126ba22"/>
    </style:style>
    <style:style style:name="T81" style:family="text">
      <style:text-properties fo:color="#c9211e" officeooo:rsid="0129ca90"/>
    </style:style>
    <style:style style:name="T82" style:family="text">
      <style:text-properties fo:color="#c9211e" officeooo:rsid="0142ebc8"/>
    </style:style>
    <style:style style:name="T83" style:family="text">
      <style:text-properties fo:color="#c9211e" officeooo:rsid="01641b0c"/>
    </style:style>
    <style:style style:name="T84" style:family="text">
      <style:text-properties fo:color="#c9211e" officeooo:rsid="05c9fb38"/>
    </style:style>
    <style:style style:name="T85" style:family="text">
      <style:text-properties officeooo:rsid="01213c29"/>
    </style:style>
    <style:style style:name="T86" style:family="text">
      <style:text-properties officeooo:rsid="0126ba22"/>
    </style:style>
    <style:style style:name="T87" style:family="text">
      <style:text-properties fo:color="#000000"/>
    </style:style>
    <style:style style:name="T88" style:family="text">
      <style:text-properties fo:color="#000000" officeooo:rsid="0126ba22"/>
    </style:style>
    <style:style style:name="T89" style:family="text">
      <style:text-properties fo:color="#000000" officeooo:rsid="01751f0c"/>
    </style:style>
    <style:style style:name="T90" style:family="text">
      <style:text-properties fo:color="#000000" officeooo:rsid="0171e8a9"/>
    </style:style>
    <style:style style:name="T91" style:family="text">
      <style:text-properties fo:color="#000000" officeooo:rsid="0178f05d"/>
    </style:style>
    <style:style style:name="T92" style:family="text">
      <style:text-properties fo:color="#000000" officeooo:rsid="017a2284"/>
    </style:style>
    <style:style style:name="T93" style:family="text">
      <style:text-properties fo:color="#000000" officeooo:rsid="017aa72c"/>
    </style:style>
    <style:style style:name="T94" style:family="text">
      <style:text-properties fo:color="#000000" officeooo:rsid="0178226a"/>
    </style:style>
    <style:style style:name="T95" style:family="text">
      <style:text-properties fo:color="#000000" officeooo:rsid="017e34a9"/>
    </style:style>
    <style:style style:name="T96" style:family="text">
      <style:text-properties fo:color="#000000" officeooo:rsid="017b9517"/>
    </style:style>
    <style:style style:name="T97" style:family="text">
      <style:text-properties fo:color="#000000" officeooo:rsid="01896fa6"/>
    </style:style>
    <style:style style:name="T98" style:family="text">
      <style:text-properties fo:color="#000000" officeooo:rsid="019667d5"/>
    </style:style>
    <style:style style:name="T99" style:family="text">
      <style:text-properties fo:color="#000000" officeooo:rsid="01966f5c"/>
    </style:style>
    <style:style style:name="T100" style:family="text">
      <style:text-properties fo:color="#000000" style:font-name="Liberation Sans" fo:font-size="14.1000003814697pt" fo:font-weight="bold" officeooo:rsid="01d9a47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1" style:family="text">
      <style:text-properties fo:color="#000000" style:font-name="Liberation Sans" fo:font-size="16.1000003814697pt" fo:font-weight="bold" officeooo:rsid="0268224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0000" officeooo:rsid="01d9c49e"/>
    </style:style>
    <style:style style:name="T103" style:family="text">
      <style:text-properties fo:color="#000000" officeooo:rsid="01dc5d27"/>
    </style:style>
    <style:style style:name="T104" style:family="text">
      <style:text-properties fo:color="#000000" officeooo:rsid="01de5245"/>
    </style:style>
    <style:style style:name="T105" style:family="text">
      <style:text-properties fo:color="#000000" officeooo:rsid="01dfc3de"/>
    </style:style>
    <style:style style:name="T106" style:family="text">
      <style:text-properties fo:color="#000000" officeooo:rsid="01e69618"/>
    </style:style>
    <style:style style:name="T107" style:family="text">
      <style:text-properties fo:color="#000000" officeooo:rsid="01eb718a"/>
    </style:style>
    <style:style style:name="T108" style:family="text">
      <style:text-properties fo:color="#000000" officeooo:rsid="01ec32b2"/>
    </style:style>
    <style:style style:name="T109" style:family="text">
      <style:text-properties fo:color="#000000" officeooo:rsid="01edd9aa"/>
    </style:style>
    <style:style style:name="T110" style:family="text">
      <style:text-properties fo:color="#000000" officeooo:rsid="01f1303c"/>
    </style:style>
    <style:style style:name="T111" style:family="text">
      <style:text-properties fo:color="#000000" officeooo:rsid="01f27176"/>
    </style:style>
    <style:style style:name="T112" style:family="text">
      <style:text-properties fo:color="#000000" officeooo:rsid="01f6b2e2"/>
    </style:style>
    <style:style style:name="T113" style:family="text">
      <style:text-properties fo:color="#000000" officeooo:rsid="01f6d10e"/>
    </style:style>
    <style:style style:name="T114" style:family="text">
      <style:text-properties fo:color="#000000" officeooo:rsid="020b0c33"/>
    </style:style>
    <style:style style:name="T115" style:family="text">
      <style:text-properties fo:color="#000000" officeooo:rsid="020bd736"/>
    </style:style>
    <style:style style:name="T116" style:family="text">
      <style:text-properties fo:color="#000000" officeooo:rsid="020bdab7"/>
    </style:style>
    <style:style style:name="T117" style:family="text">
      <style:text-properties fo:color="#000000" officeooo:rsid="020ed937"/>
    </style:style>
    <style:style style:name="T118" style:family="text">
      <style:text-properties fo:color="#000000" officeooo:rsid="020f50c0"/>
    </style:style>
    <style:style style:name="T119" style:family="text">
      <style:text-properties fo:color="#000000" officeooo:rsid="020d1af7"/>
    </style:style>
    <style:style style:name="T120" style:family="text">
      <style:text-properties fo:color="#000000" officeooo:rsid="0211377e"/>
    </style:style>
    <style:style style:name="T121" style:family="text">
      <style:text-properties fo:color="#000000" officeooo:rsid="02114dfb"/>
    </style:style>
    <style:style style:name="T122" style:family="text">
      <style:text-properties fo:color="#000000" officeooo:rsid="021182d0"/>
    </style:style>
    <style:style style:name="T123" style:family="text">
      <style:text-properties fo:color="#000000" officeooo:rsid="0214c4fb"/>
    </style:style>
    <style:style style:name="T124" style:family="text">
      <style:text-properties fo:color="#000000" officeooo:rsid="021578bc"/>
    </style:style>
    <style:style style:name="T125" style:family="text">
      <style:text-properties fo:color="#000000" officeooo:rsid="02160226"/>
    </style:style>
    <style:style style:name="T126" style:family="text">
      <style:text-properties fo:color="#000000" officeooo:rsid="0216bcb3"/>
    </style:style>
    <style:style style:name="T127" style:family="text">
      <style:text-properties fo:color="#000000" officeooo:rsid="0216ef99"/>
    </style:style>
    <style:style style:name="T128" style:family="text">
      <style:text-properties fo:color="#000000" officeooo:rsid="0218245d"/>
    </style:style>
    <style:style style:name="T129" style:family="text">
      <style:text-properties fo:color="#000000" officeooo:rsid="0218420d"/>
    </style:style>
    <style:style style:name="T130" style:family="text">
      <style:text-properties fo:color="#000000" officeooo:rsid="02185af8"/>
    </style:style>
    <style:style style:name="T131" style:family="text">
      <style:text-properties fo:color="#000000" officeooo:rsid="021c1a3f"/>
    </style:style>
    <style:style style:name="T132" style:family="text">
      <style:text-properties fo:color="#000000" officeooo:rsid="021a5b51"/>
    </style:style>
    <style:style style:name="T133" style:family="text">
      <style:text-properties fo:color="#000000" officeooo:rsid="021cf8f6"/>
    </style:style>
    <style:style style:name="T134" style:family="text">
      <style:text-properties fo:color="#000000" officeooo:rsid="021e7dc1"/>
    </style:style>
    <style:style style:name="T135" style:family="text">
      <style:text-properties fo:color="#000000" officeooo:rsid="02216368"/>
    </style:style>
    <style:style style:name="T136" style:family="text">
      <style:text-properties fo:color="#000000" officeooo:rsid="0224f8ff"/>
    </style:style>
    <style:style style:name="T137" style:family="text">
      <style:text-properties fo:color="#000000" officeooo:rsid="0225724b"/>
    </style:style>
    <style:style style:name="T138" style:family="text">
      <style:text-properties fo:color="#000000" officeooo:rsid="022656a6"/>
    </style:style>
    <style:style style:name="T139" style:family="text">
      <style:text-properties fo:color="#000000" officeooo:rsid="02269797"/>
    </style:style>
    <style:style style:name="T140" style:family="text">
      <style:text-properties fo:color="#000000" officeooo:rsid="0227991a"/>
    </style:style>
    <style:style style:name="T141" style:family="text">
      <style:text-properties fo:color="#000000" officeooo:rsid="021f816b"/>
    </style:style>
    <style:style style:name="T142" style:family="text">
      <style:text-properties fo:color="#000000" officeooo:rsid="022cab26"/>
    </style:style>
    <style:style style:name="T143" style:family="text">
      <style:text-properties fo:color="#000000" officeooo:rsid="022df090"/>
    </style:style>
    <style:style style:name="T144" style:family="text">
      <style:text-properties fo:color="#000000" officeooo:rsid="022e91f3"/>
    </style:style>
    <style:style style:name="T145" style:family="text">
      <style:text-properties fo:color="#000000" officeooo:rsid="02310718"/>
    </style:style>
    <style:style style:name="T146" style:family="text">
      <style:text-properties fo:color="#000000" officeooo:rsid="0232c3ce"/>
    </style:style>
    <style:style style:name="T147" style:family="text">
      <style:text-properties fo:color="#000000" officeooo:rsid="023f5aaf"/>
    </style:style>
    <style:style style:name="T148" style:family="text">
      <style:text-properties fo:color="#000000" officeooo:rsid="02406a7c"/>
    </style:style>
    <style:style style:name="T149" style:family="text">
      <style:text-properties fo:color="#000000" officeooo:rsid="02448ee6"/>
    </style:style>
    <style:style style:name="T150" style:family="text">
      <style:text-properties fo:color="#000000" officeooo:rsid="02485bb2"/>
    </style:style>
    <style:style style:name="T151" style:family="text">
      <style:text-properties fo:color="#000000" officeooo:rsid="024a0622"/>
    </style:style>
    <style:style style:name="T152" style:family="text">
      <style:text-properties fo:color="#000000" officeooo:rsid="024a4b1b"/>
    </style:style>
    <style:style style:name="T153" style:family="text">
      <style:text-properties fo:color="#000000" officeooo:rsid="024b820b"/>
    </style:style>
    <style:style style:name="T154" style:family="text">
      <style:text-properties fo:color="#000000" officeooo:rsid="024cc361"/>
    </style:style>
    <style:style style:name="T155" style:family="text">
      <style:text-properties fo:color="#000000" officeooo:rsid="024f1251"/>
    </style:style>
    <style:style style:name="T156" style:family="text">
      <style:text-properties fo:color="#000000" officeooo:rsid="02536a47"/>
    </style:style>
    <style:style style:name="T157" style:family="text">
      <style:text-properties fo:color="#000000" officeooo:rsid="0254cfd8"/>
    </style:style>
    <style:style style:name="T158" style:family="text">
      <style:text-properties fo:color="#000000" officeooo:rsid="0255e933"/>
    </style:style>
    <style:style style:name="T159" style:family="text">
      <style:text-properties fo:color="#000000" officeooo:rsid="02566232"/>
    </style:style>
    <style:style style:name="T160" style:family="text">
      <style:text-properties fo:color="#000000" officeooo:rsid="0257a0f6"/>
    </style:style>
    <style:style style:name="T161" style:family="text">
      <style:text-properties fo:color="#000000" officeooo:rsid="025cdbe2"/>
    </style:style>
    <style:style style:name="T162" style:family="text">
      <style:text-properties fo:color="#000000" officeooo:rsid="02651958"/>
    </style:style>
    <style:style style:name="T163" style:family="text">
      <style:text-properties fo:color="#000000" officeooo:rsid="026639fc"/>
    </style:style>
    <style:style style:name="T164" style:family="text">
      <style:text-properties fo:color="#000000" officeooo:rsid="02715cc3"/>
    </style:style>
    <style:style style:name="T165" style:family="text">
      <style:text-properties fo:color="#000000" officeooo:rsid="027288ba"/>
    </style:style>
    <style:style style:name="T166" style:family="text">
      <style:text-properties fo:color="#000000" officeooo:rsid="02744a3f"/>
    </style:style>
    <style:style style:name="T167" style:family="text">
      <style:text-properties fo:color="#000000" officeooo:rsid="0274673a"/>
    </style:style>
    <style:style style:name="T168" style:family="text">
      <style:text-properties fo:color="#000000" officeooo:rsid="02756b52"/>
    </style:style>
    <style:style style:name="T169" style:family="text">
      <style:text-properties fo:color="#000000" officeooo:rsid="027582e0"/>
    </style:style>
    <style:style style:name="T170" style:family="text">
      <style:text-properties fo:color="#000000" officeooo:rsid="027888a6"/>
    </style:style>
    <style:style style:name="T171" style:family="text">
      <style:text-properties fo:color="#000000" officeooo:rsid="0278a2a7"/>
    </style:style>
    <style:style style:name="T172" style:family="text">
      <style:text-properties fo:color="#000000" officeooo:rsid="0167565f"/>
    </style:style>
    <style:style style:name="T173" style:family="text">
      <style:text-properties fo:color="#000000" officeooo:rsid="02f73fe4"/>
    </style:style>
    <style:style style:name="T174" style:family="text">
      <style:text-properties fo:color="#000000" officeooo:rsid="02fc2373"/>
    </style:style>
    <style:style style:name="T175" style:family="text">
      <style:text-properties fo:color="#000000" officeooo:rsid="02fe168f"/>
    </style:style>
    <style:style style:name="T176" style:family="text">
      <style:text-properties fo:color="#000000" officeooo:rsid="0300a16c"/>
    </style:style>
    <style:style style:name="T177" style:family="text">
      <style:text-properties fo:color="#000000" officeooo:rsid="03011a78"/>
    </style:style>
    <style:style style:name="T178" style:family="text">
      <style:text-properties fo:color="#000000" officeooo:rsid="03026fdd"/>
    </style:style>
    <style:style style:name="T179" style:family="text">
      <style:text-properties fo:color="#000000" officeooo:rsid="03053641"/>
    </style:style>
    <style:style style:name="T180" style:family="text">
      <style:text-properties fo:color="#000000" officeooo:rsid="030985d3"/>
    </style:style>
    <style:style style:name="T181" style:family="text">
      <style:text-properties fo:color="#000000" officeooo:rsid="00d10beb"/>
    </style:style>
    <style:style style:name="T182" style:family="text">
      <style:text-properties fo:color="#000000" officeooo:rsid="030ce8fa"/>
    </style:style>
    <style:style style:name="T183" style:family="text">
      <style:text-properties fo:color="#000000" officeooo:rsid="0311965e"/>
    </style:style>
    <style:style style:name="T184" style:family="text">
      <style:text-properties fo:color="#000000" officeooo:rsid="03175838"/>
    </style:style>
    <style:style style:name="T185" style:family="text">
      <style:text-properties fo:color="#000000" officeooo:rsid="03173ad4"/>
    </style:style>
    <style:style style:name="T186" style:family="text">
      <style:text-properties fo:color="#000000" officeooo:rsid="0317e88a"/>
    </style:style>
    <style:style style:name="T187" style:family="text">
      <style:text-properties fo:color="#000000" officeooo:rsid="0319fc0f"/>
    </style:style>
    <style:style style:name="T188" style:family="text">
      <style:text-properties fo:color="#000000" officeooo:rsid="031b4691"/>
    </style:style>
    <style:style style:name="T189" style:family="text">
      <style:text-properties fo:color="#000000" officeooo:rsid="031e6761"/>
    </style:style>
    <style:style style:name="T190" style:family="text">
      <style:text-properties fo:color="#000000" officeooo:rsid="032408a7"/>
    </style:style>
    <style:style style:name="T191" style:family="text">
      <style:text-properties fo:color="#000000" officeooo:rsid="0320c133"/>
    </style:style>
    <style:style style:name="T192" style:family="text">
      <style:text-properties fo:color="#000000" officeooo:rsid="0325e8ce"/>
    </style:style>
    <style:style style:name="T193" style:family="text">
      <style:text-properties fo:color="#000000" officeooo:rsid="032eb411"/>
    </style:style>
    <style:style style:name="T194" style:family="text">
      <style:text-properties fo:color="#000000" officeooo:rsid="0331f24e"/>
    </style:style>
    <style:style style:name="T195" style:family="text">
      <style:text-properties fo:color="#000000" officeooo:rsid="03327b4b"/>
    </style:style>
    <style:style style:name="T196" style:family="text">
      <style:text-properties fo:color="#000000" officeooo:rsid="033456b0"/>
    </style:style>
    <style:style style:name="T197" style:family="text">
      <style:text-properties fo:color="#000000" officeooo:rsid="0338368d"/>
    </style:style>
    <style:style style:name="T198" style:family="text">
      <style:text-properties fo:color="#000000" officeooo:rsid="0341f9ae"/>
    </style:style>
    <style:style style:name="T199" style:family="text">
      <style:text-properties fo:color="#000000" officeooo:rsid="033983c2"/>
    </style:style>
    <style:style style:name="T200" style:family="text">
      <style:text-properties fo:color="#000000" officeooo:rsid="0342bc2c"/>
    </style:style>
    <style:style style:name="T201" style:family="text">
      <style:text-properties fo:color="#000000" officeooo:rsid="0347d15b"/>
    </style:style>
    <style:style style:name="T202" style:family="text">
      <style:text-properties fo:color="#000000" officeooo:rsid="0349ed38"/>
    </style:style>
    <style:style style:name="T203" style:family="text">
      <style:text-properties fo:color="#000000" officeooo:rsid="034de1ff"/>
    </style:style>
    <style:style style:name="T204" style:family="text">
      <style:text-properties fo:color="#000000" officeooo:rsid="034ea7d8"/>
    </style:style>
    <style:style style:name="T205" style:family="text">
      <style:text-properties fo:color="#000000" officeooo:rsid="03533375"/>
    </style:style>
    <style:style style:name="T206" style:family="text">
      <style:text-properties fo:color="#000000" officeooo:rsid="03578456"/>
    </style:style>
    <style:style style:name="T207" style:family="text">
      <style:text-properties fo:color="#000000" officeooo:rsid="0359e760"/>
    </style:style>
    <style:style style:name="T208" style:family="text">
      <style:text-properties fo:color="#000000" officeooo:rsid="0361cb42"/>
    </style:style>
    <style:style style:name="T209" style:family="text">
      <style:text-properties fo:color="#000000" officeooo:rsid="036399f3"/>
    </style:style>
    <style:style style:name="T210" style:family="text">
      <style:text-properties fo:color="#000000" officeooo:rsid="0363b3f0"/>
    </style:style>
    <style:style style:name="T211" style:family="text">
      <style:text-properties fo:color="#000000" officeooo:rsid="035980b6"/>
    </style:style>
    <style:style style:name="T212" style:family="text">
      <style:text-properties fo:color="#000000" officeooo:rsid="0364a527"/>
    </style:style>
    <style:style style:name="T213" style:family="text">
      <style:text-properties fo:color="#000000" officeooo:rsid="0373a9b3"/>
    </style:style>
    <style:style style:name="T214" style:family="text">
      <style:text-properties fo:color="#000000" officeooo:rsid="03753691"/>
    </style:style>
    <style:style style:name="T215" style:family="text">
      <style:text-properties fo:color="#000000" officeooo:rsid="03762c93"/>
    </style:style>
    <style:style style:name="T216" style:family="text">
      <style:text-properties fo:color="#000000" officeooo:rsid="03772cc4"/>
    </style:style>
    <style:style style:name="T217" style:family="text">
      <style:text-properties fo:color="#000000" officeooo:rsid="0378f28a"/>
    </style:style>
    <style:style style:name="T218" style:family="text">
      <style:text-properties fo:color="#000000" officeooo:rsid="037ac205"/>
    </style:style>
    <style:style style:name="T219" style:family="text">
      <style:text-properties fo:color="#000000" officeooo:rsid="037d53ed"/>
    </style:style>
    <style:style style:name="T220" style:family="text">
      <style:text-properties fo:color="#000000" officeooo:rsid="037dec46"/>
    </style:style>
    <style:style style:name="T221" style:family="text">
      <style:text-properties fo:color="#000000" officeooo:rsid="0380f956"/>
    </style:style>
    <style:style style:name="T222" style:family="text">
      <style:text-properties fo:color="#000000" officeooo:rsid="0383cf64"/>
    </style:style>
    <style:style style:name="T223" style:family="text">
      <style:text-properties fo:color="#000000" officeooo:rsid="03870df6"/>
    </style:style>
    <style:style style:name="T224" style:family="text">
      <style:text-properties fo:color="#000000" officeooo:rsid="038a2619"/>
    </style:style>
    <style:style style:name="T225" style:family="text">
      <style:text-properties fo:color="#000000" officeooo:rsid="038c4d0f"/>
    </style:style>
    <style:style style:name="T226" style:family="text">
      <style:text-properties fo:color="#000000" officeooo:rsid="038e1baa"/>
    </style:style>
    <style:style style:name="T227" style:family="text">
      <style:text-properties fo:color="#000000" officeooo:rsid="038f8858"/>
    </style:style>
    <style:style style:name="T228" style:family="text">
      <style:text-properties fo:color="#000000" officeooo:rsid="03917613"/>
    </style:style>
    <style:style style:name="T229" style:family="text">
      <style:text-properties fo:color="#000000" officeooo:rsid="03939a69"/>
    </style:style>
    <style:style style:name="T230" style:family="text">
      <style:text-properties fo:color="#000000" officeooo:rsid="0394a3fd"/>
    </style:style>
    <style:style style:name="T231" style:family="text">
      <style:text-properties fo:color="#000000" officeooo:rsid="0394ab4b"/>
    </style:style>
    <style:style style:name="T232" style:family="text">
      <style:text-properties fo:color="#000000" officeooo:rsid="03964d5a"/>
    </style:style>
    <style:style style:name="T233" style:family="text">
      <style:text-properties fo:color="#000000" officeooo:rsid="03a2c6d3"/>
    </style:style>
    <style:style style:name="T234" style:family="text">
      <style:text-properties fo:color="#000000" officeooo:rsid="03aa07b1"/>
    </style:style>
    <style:style style:name="T235" style:family="text">
      <style:text-properties fo:color="#000000" officeooo:rsid="03b6a593"/>
    </style:style>
    <style:style style:name="T236" style:family="text">
      <style:text-properties fo:color="#000000" officeooo:rsid="03bc3ef6"/>
    </style:style>
    <style:style style:name="T237" style:family="text">
      <style:text-properties fo:color="#000000" officeooo:rsid="03bfcb0b"/>
    </style:style>
    <style:style style:name="T238" style:family="text">
      <style:text-properties fo:color="#000000" officeooo:rsid="03c19ac9"/>
    </style:style>
    <style:style style:name="T239" style:family="text">
      <style:text-properties fo:color="#000000" officeooo:rsid="03c46e61"/>
    </style:style>
    <style:style style:name="T240" style:family="text">
      <style:text-properties fo:color="#000000" officeooo:rsid="03c5dc3d"/>
    </style:style>
    <style:style style:name="T241" style:family="text">
      <style:text-properties fo:color="#000000" officeooo:rsid="03c68a84"/>
    </style:style>
    <style:style style:name="T242" style:family="text">
      <style:text-properties fo:color="#000000" officeooo:rsid="03cc2954"/>
    </style:style>
    <style:style style:name="T243" style:family="text">
      <style:text-properties fo:color="#000000" officeooo:rsid="03ca102f"/>
    </style:style>
    <style:style style:name="T244" style:family="text">
      <style:text-properties fo:color="#000000" officeooo:rsid="03d3cf5d"/>
    </style:style>
    <style:style style:name="T245" style:family="text">
      <style:text-properties fo:color="#000000" officeooo:rsid="03d84349"/>
    </style:style>
    <style:style style:name="T246" style:family="text">
      <style:text-properties fo:color="#000000" officeooo:rsid="03eae50a"/>
    </style:style>
    <style:style style:name="T247" style:family="text">
      <style:text-properties fo:color="#000000" officeooo:rsid="03dab106"/>
    </style:style>
    <style:style style:name="T248" style:family="text">
      <style:text-properties fo:color="#000000" officeooo:rsid="03f51877"/>
    </style:style>
    <style:style style:name="T249" style:family="text">
      <style:text-properties fo:color="#000000" officeooo:rsid="04111ef2"/>
    </style:style>
    <style:style style:name="T250" style:family="text">
      <style:text-properties fo:color="#000000" officeooo:rsid="0412e3ff"/>
    </style:style>
    <style:style style:name="T251" style:family="text">
      <style:text-properties fo:color="#000000" officeooo:rsid="0413db2e"/>
    </style:style>
    <style:style style:name="T252" style:family="text">
      <style:text-properties fo:color="#000000" officeooo:rsid="0415f034"/>
    </style:style>
    <style:style style:name="T253" style:family="text">
      <style:text-properties fo:color="#000000" officeooo:rsid="00711d2e"/>
    </style:style>
    <style:style style:name="T254" style:family="text">
      <style:text-properties fo:color="#000000" officeooo:rsid="02b59658"/>
    </style:style>
    <style:style style:name="T255" style:family="text">
      <style:text-properties fo:color="#000000" officeooo:rsid="04184712"/>
    </style:style>
    <style:style style:name="T256" style:family="text">
      <style:text-properties fo:color="#000000" officeooo:rsid="041dba4c"/>
    </style:style>
    <style:style style:name="T257" style:family="text">
      <style:text-properties fo:color="#000000" officeooo:rsid="041edee8"/>
    </style:style>
    <style:style style:name="T258" style:family="text">
      <style:text-properties fo:color="#000000" officeooo:rsid="04239bc5"/>
    </style:style>
    <style:style style:name="T259" style:family="text">
      <style:text-properties fo:color="#000000" officeooo:rsid="0427dde0"/>
    </style:style>
    <style:style style:name="T260" style:family="text">
      <style:text-properties fo:color="#000000" officeooo:rsid="045953ca"/>
    </style:style>
    <style:style style:name="T261" style:family="text">
      <style:text-properties fo:color="#000000" officeooo:rsid="045be1bd"/>
    </style:style>
    <style:style style:name="T262" style:family="text">
      <style:text-properties fo:color="#000000" officeooo:rsid="045f0544"/>
    </style:style>
    <style:style style:name="T263" style:family="text">
      <style:text-properties fo:color="#000000" officeooo:rsid="04634c4d"/>
    </style:style>
    <style:style style:name="T264" style:family="text">
      <style:text-properties fo:color="#000000" officeooo:rsid="04640344"/>
    </style:style>
    <style:style style:name="T265" style:family="text">
      <style:text-properties fo:color="#000000" officeooo:rsid="046039cd"/>
    </style:style>
    <style:style style:name="T266" style:family="text">
      <style:text-properties fo:color="#000000" officeooo:rsid="04698343"/>
    </style:style>
    <style:style style:name="T267" style:family="text">
      <style:text-properties fo:color="#000000" officeooo:rsid="046aac31"/>
    </style:style>
    <style:style style:name="T268" style:family="text">
      <style:text-properties fo:color="#000000" officeooo:rsid="046c9fe0"/>
    </style:style>
    <style:style style:name="T269" style:family="text">
      <style:text-properties fo:color="#000000" officeooo:rsid="046f1fa1"/>
    </style:style>
    <style:style style:name="T270" style:family="text">
      <style:text-properties fo:color="#000000" officeooo:rsid="04819b94"/>
    </style:style>
    <style:style style:name="T271" style:family="text">
      <style:text-properties fo:color="#000000" officeooo:rsid="048329f0"/>
    </style:style>
    <style:style style:name="T272" style:family="text">
      <style:text-properties fo:color="#000000" officeooo:rsid="0483b2f2"/>
    </style:style>
    <style:style style:name="T273" style:family="text">
      <style:text-properties fo:color="#000000" officeooo:rsid="0483c2bd"/>
    </style:style>
    <style:style style:name="T274" style:family="text">
      <style:text-properties fo:color="#000000" officeooo:rsid="0480585d"/>
    </style:style>
    <style:style style:name="T275" style:family="text">
      <style:text-properties fo:color="#000000" officeooo:rsid="0483d8ce"/>
    </style:style>
    <style:style style:name="T276" style:family="text">
      <style:text-properties fo:color="#000000" officeooo:rsid="048867c3"/>
    </style:style>
    <style:style style:name="T277" style:family="text">
      <style:text-properties fo:color="#000000" officeooo:rsid="048a5f6e"/>
    </style:style>
    <style:style style:name="T278" style:family="text">
      <style:text-properties fo:color="#000000" officeooo:rsid="0486d9cd"/>
    </style:style>
    <style:style style:name="T279" style:family="text">
      <style:text-properties fo:color="#000000" officeooo:rsid="048a9f84"/>
    </style:style>
    <style:style style:name="T280" style:family="text">
      <style:text-properties fo:color="#000000" officeooo:rsid="048c63af"/>
    </style:style>
    <style:style style:name="T281" style:family="text">
      <style:text-properties fo:color="#000000" officeooo:rsid="04a17e86"/>
    </style:style>
    <style:style style:name="T282" style:family="text">
      <style:text-properties fo:color="#000000" officeooo:rsid="04a265a6"/>
    </style:style>
    <style:style style:name="T283" style:family="text">
      <style:text-properties fo:color="#000000" officeooo:rsid="04a28cda"/>
    </style:style>
    <style:style style:name="T284" style:family="text">
      <style:text-properties fo:color="#000000" officeooo:rsid="04a2a086"/>
    </style:style>
    <style:style style:name="T285" style:family="text">
      <style:text-properties fo:color="#000000" officeooo:rsid="04a6359f"/>
    </style:style>
    <style:style style:name="T286" style:family="text">
      <style:text-properties fo:color="#000000" officeooo:rsid="04be03ee"/>
    </style:style>
    <style:style style:name="T287" style:family="text">
      <style:text-properties fo:color="#000000" fo:language="en" fo:country="US"/>
    </style:style>
    <style:style style:name="T288" style:family="text">
      <style:text-properties fo:color="#000000" fo:language="en" fo:country="US" officeooo:rsid="04bc4220"/>
    </style:style>
    <style:style style:name="T289" style:family="text">
      <style:text-properties fo:color="#000000" fo:language="en" fo:country="US" officeooo:rsid="04bf22c6"/>
    </style:style>
    <style:style style:name="T290" style:family="text">
      <style:text-properties fo:color="#000000" fo:language="en" fo:country="US" officeooo:rsid="04c1eacc"/>
    </style:style>
    <style:style style:name="T291" style:family="text">
      <style:text-properties fo:color="#000000" fo:language="en" fo:country="US" officeooo:rsid="04d7b508"/>
    </style:style>
    <style:style style:name="T292" style:family="text">
      <style:text-properties fo:color="#000000" fo:language="en" fo:country="US" officeooo:rsid="04e413be"/>
    </style:style>
    <style:style style:name="T293" style:family="text">
      <style:text-properties fo:color="#000000" fo:language="en" fo:country="US" officeooo:rsid="04e4e8f8"/>
    </style:style>
    <style:style style:name="T294" style:family="text">
      <style:text-properties fo:color="#000000" fo:language="en" fo:country="US" officeooo:rsid="030aa6ef"/>
    </style:style>
    <style:style style:name="T295" style:family="text">
      <style:text-properties fo:color="#000000" fo:language="en" fo:country="US" officeooo:rsid="0518a08c"/>
    </style:style>
    <style:style style:name="T296" style:family="text">
      <style:text-properties fo:color="#000000" fo:language="en" fo:country="US" officeooo:rsid="051968d0"/>
    </style:style>
    <style:style style:name="T297" style:family="text">
      <style:text-properties fo:color="#000000" fo:language="en" fo:country="US" officeooo:rsid="031e8e5d"/>
    </style:style>
    <style:style style:name="T298" style:family="text">
      <style:text-properties fo:color="#000000" fo:language="en" fo:country="US" officeooo:rsid="05207446"/>
    </style:style>
    <style:style style:name="T299" style:family="text">
      <style:text-properties fo:color="#000000" fo:language="en" fo:country="US" officeooo:rsid="05310b29"/>
    </style:style>
    <style:style style:name="T300" style:family="text">
      <style:text-properties fo:color="#000000" fo:language="en" fo:country="US" officeooo:rsid="0532d73d"/>
    </style:style>
    <style:style style:name="T301" style:family="text">
      <style:text-properties fo:color="#000000" fo:language="en" fo:country="US" officeooo:rsid="0542432f"/>
    </style:style>
    <style:style style:name="T302" style:family="text">
      <style:text-properties fo:color="#000000" fo:language="en" fo:country="US" officeooo:rsid="054512b3"/>
    </style:style>
    <style:style style:name="T303" style:family="text">
      <style:text-properties fo:color="#000000" fo:language="en" fo:country="US" officeooo:rsid="0171e8a9"/>
    </style:style>
    <style:style style:name="T304" style:family="text">
      <style:text-properties fo:color="#000000" fo:language="en" fo:country="US" officeooo:rsid="01751f0c"/>
    </style:style>
    <style:style style:name="T305" style:family="text">
      <style:text-properties fo:color="#000000" fo:language="en" fo:country="US" officeooo:rsid="054bf6ae"/>
    </style:style>
    <style:style style:name="T306" style:family="text">
      <style:text-properties fo:color="#000000" fo:language="en" fo:country="US" officeooo:rsid="054af2be"/>
    </style:style>
    <style:style style:name="T307" style:family="text">
      <style:text-properties fo:color="#000000" fo:language="en" fo:country="US" officeooo:rsid="055058da"/>
    </style:style>
    <style:style style:name="T308" style:family="text">
      <style:text-properties fo:color="#000000" fo:language="en" fo:country="US" officeooo:rsid="0557b58c"/>
    </style:style>
    <style:style style:name="T309" style:family="text">
      <style:text-properties fo:color="#000000" fo:language="en" fo:country="US" officeooo:rsid="05599e74"/>
    </style:style>
    <style:style style:name="T310" style:family="text">
      <style:text-properties fo:color="#000000" fo:language="en" fo:country="US" officeooo:rsid="05544c9f"/>
    </style:style>
    <style:style style:name="T311" style:family="text">
      <style:text-properties fo:color="#000000" fo:language="en" fo:country="US" officeooo:rsid="055aeb29"/>
    </style:style>
    <style:style style:name="T312" style:family="text">
      <style:text-properties fo:color="#000000" fo:language="en" fo:country="US" officeooo:rsid="055e68c2"/>
    </style:style>
    <style:style style:name="T313" style:family="text">
      <style:text-properties fo:color="#000000" fo:language="en" fo:country="US" officeooo:rsid="055f3870"/>
    </style:style>
    <style:style style:name="T314" style:family="text">
      <style:text-properties fo:color="#000000" fo:language="en" fo:country="US" officeooo:rsid="05617561"/>
    </style:style>
    <style:style style:name="T315" style:family="text">
      <style:text-properties fo:color="#000000" fo:language="en" fo:country="US" officeooo:rsid="05689bb8"/>
    </style:style>
    <style:style style:name="T316" style:family="text">
      <style:text-properties fo:color="#000000" fo:language="en" fo:country="US" officeooo:rsid="0595bfd7"/>
    </style:style>
    <style:style style:name="T317" style:family="text">
      <style:text-properties fo:color="#000000" fo:language="en" fo:country="US" officeooo:rsid="059bab69"/>
    </style:style>
    <style:style style:name="T318" style:family="text">
      <style:text-properties fo:color="#000000" fo:language="en" fo:country="US" officeooo:rsid="05a022df"/>
    </style:style>
    <style:style style:name="T319" style:family="text">
      <style:text-properties fo:color="#000000" fo:language="en" fo:country="US" officeooo:rsid="05a1c47c"/>
    </style:style>
    <style:style style:name="T320" style:family="text">
      <style:text-properties fo:color="#000000" fo:language="en" fo:country="US" officeooo:rsid="016a2b3e"/>
    </style:style>
    <style:style style:name="T321" style:family="text">
      <style:text-properties fo:color="#000000" fo:language="en" fo:country="US" officeooo:rsid="01f3e225"/>
    </style:style>
    <style:style style:name="T322" style:family="text">
      <style:text-properties fo:color="#000000" fo:language="en" fo:country="US" officeooo:rsid="05a53b36"/>
    </style:style>
    <style:style style:name="T323" style:family="text">
      <style:text-properties fo:color="#000000" fo:language="en" fo:country="US" officeooo:rsid="01f6d457"/>
    </style:style>
    <style:style style:name="T324" style:family="text">
      <style:text-properties fo:color="#000000" fo:language="en" fo:country="US" officeooo:rsid="01f81328"/>
    </style:style>
    <style:style style:name="T325" style:family="text">
      <style:text-properties fo:color="#000000" fo:language="en" fo:country="US" officeooo:rsid="01f9706f"/>
    </style:style>
    <style:style style:name="T326" style:family="text">
      <style:text-properties fo:color="#000000" fo:language="en" fo:country="US" officeooo:rsid="05aa4cfd"/>
    </style:style>
    <style:style style:name="T327" style:family="text">
      <style:text-properties fo:color="#000000" fo:language="en" fo:country="US" officeooo:rsid="05ab5098"/>
    </style:style>
    <style:style style:name="T328" style:family="text">
      <style:text-properties fo:color="#000000" fo:language="en" fo:country="US" officeooo:rsid="05adc70b"/>
    </style:style>
    <style:style style:name="T329" style:family="text">
      <style:text-properties fo:color="#000000" fo:language="en" fo:country="US" officeooo:rsid="05af16d2"/>
    </style:style>
    <style:style style:name="T330" style:family="text">
      <style:text-properties fo:color="#000000" fo:language="en" fo:country="US" officeooo:rsid="05b111c7"/>
    </style:style>
    <style:style style:name="T331" style:family="text">
      <style:text-properties fo:color="#000000" fo:language="en" fo:country="US" officeooo:rsid="05b41880"/>
    </style:style>
    <style:style style:name="T332" style:family="text">
      <style:text-properties fo:color="#000000" fo:language="en" fo:country="US" officeooo:rsid="05c4927f"/>
    </style:style>
    <style:style style:name="T333" style:family="text">
      <style:text-properties fo:color="#000000" fo:language="en" fo:country="US" officeooo:rsid="05c59d46"/>
    </style:style>
    <style:style style:name="T334" style:family="text">
      <style:text-properties fo:color="#000000" fo:language="en" fo:country="US" officeooo:rsid="05ccdc99"/>
    </style:style>
    <style:style style:name="T335" style:family="text">
      <style:text-properties fo:color="#000000" fo:language="en" fo:country="US" officeooo:rsid="01749023"/>
    </style:style>
    <style:style style:name="T336" style:family="text">
      <style:text-properties fo:color="#000000" fo:language="en" fo:country="US" officeooo:rsid="05d9990b"/>
    </style:style>
    <style:style style:name="T337" style:family="text">
      <style:text-properties fo:color="#000000" fo:language="en" fo:country="US" officeooo:rsid="01875d76"/>
    </style:style>
    <style:style style:name="T338" style:family="text">
      <style:text-properties fo:color="#000000" fo:language="en" fo:country="US" officeooo:rsid="01883bc1"/>
    </style:style>
    <style:style style:name="T339" style:family="text">
      <style:text-properties fo:color="#000000" fo:language="en" fo:country="US" officeooo:rsid="05da2fee"/>
    </style:style>
    <style:style style:name="T340" style:family="text">
      <style:text-properties fo:color="#000000" fo:language="en" fo:country="US" officeooo:rsid="05dcfdb7"/>
    </style:style>
    <style:style style:name="T341" style:family="text">
      <style:text-properties fo:color="#000000" fo:language="en" fo:country="US" officeooo:rsid="05e09be8"/>
    </style:style>
    <style:style style:name="T342" style:family="text">
      <style:text-properties fo:color="#000000" fo:language="en" fo:country="US" officeooo:rsid="05e0b8b1"/>
    </style:style>
    <style:style style:name="T343" style:family="text">
      <style:text-properties fo:color="#000000" fo:language="en" fo:country="US" officeooo:rsid="05edf047"/>
    </style:style>
    <style:style style:name="T344" style:family="text">
      <style:text-properties fo:color="#000000" fo:language="en" fo:country="US" officeooo:rsid="05e208db"/>
    </style:style>
    <style:style style:name="T345" style:family="text">
      <style:text-properties fo:color="#000000" fo:language="en" fo:country="US" officeooo:rsid="05e381f5"/>
    </style:style>
    <style:style style:name="T346" style:family="text">
      <style:text-properties fo:color="#000000" fo:language="en" fo:country="US" officeooo:rsid="05e5aff7"/>
    </style:style>
    <style:style style:name="T347" style:family="text">
      <style:text-properties fo:color="#000000" fo:language="en" fo:country="US" officeooo:rsid="0597602f"/>
    </style:style>
    <style:style style:name="T348" style:family="text">
      <style:text-properties fo:color="#000000" fo:language="en" fo:country="US" officeooo:rsid="060b3c45"/>
    </style:style>
    <style:style style:name="T349" style:family="text">
      <style:text-properties fo:color="#000000" fo:language="en" fo:country="US" officeooo:rsid="060bd8d7"/>
    </style:style>
    <style:style style:name="T350" style:family="text">
      <style:text-properties fo:color="#000000" fo:language="en" fo:country="US" officeooo:rsid="060c5023"/>
    </style:style>
    <style:style style:name="T351" style:family="text">
      <style:text-properties fo:color="#000000" fo:language="en" fo:country="US" officeooo:rsid="0593b396"/>
    </style:style>
    <style:style style:name="T352" style:family="text">
      <style:text-properties fo:color="#000000" fo:language="en" fo:country="US" officeooo:rsid="0178226a"/>
    </style:style>
    <style:style style:name="T353" style:family="text">
      <style:text-properties fo:color="#000000" fo:language="en" fo:country="US" officeooo:rsid="056d0fe2"/>
    </style:style>
    <style:style style:name="T354" style:family="text">
      <style:text-properties fo:color="#000000" fo:language="en" fo:country="US" officeooo:rsid="0630fa38"/>
    </style:style>
    <style:style style:name="T355" style:family="text">
      <style:text-properties fo:color="#000000" fo:language="en" fo:country="US" officeooo:rsid="017e34a9"/>
    </style:style>
    <style:style style:name="T356" style:family="text">
      <style:text-properties fo:color="#000000" fo:language="en" fo:country="US" officeooo:rsid="017b9517"/>
    </style:style>
    <style:style style:name="T357" style:family="text">
      <style:text-properties fo:color="#000000" fo:language="en" fo:country="US" officeooo:rsid="019a456d"/>
    </style:style>
    <style:style style:name="T358" style:family="text">
      <style:text-properties fo:color="#000000" fo:language="en" fo:country="US" officeooo:rsid="017f3f9c"/>
    </style:style>
    <style:style style:name="T359" style:family="text">
      <style:text-properties fo:color="#000000" fo:language="en" fo:country="US" officeooo:rsid="05b45989"/>
    </style:style>
    <style:style style:name="T360" style:family="text">
      <style:text-properties fo:color="#000000" fo:language="en" fo:country="US" officeooo:rsid="05b9ddc7"/>
    </style:style>
    <style:style style:name="T361" style:family="text">
      <style:text-properties fo:color="#000000" fo:language="en" fo:country="US" officeooo:rsid="05bd6204"/>
    </style:style>
    <style:style style:name="T362" style:family="text">
      <style:text-properties fo:color="#000000" fo:language="en" fo:country="US" officeooo:rsid="05eb7daf"/>
    </style:style>
    <style:style style:name="T363" style:family="text">
      <style:text-properties fo:color="#000000" fo:language="en" fo:country="US" officeooo:rsid="0646e6cd"/>
    </style:style>
    <style:style style:name="T364" style:family="text">
      <style:text-properties fo:color="#000000" fo:language="en" fo:country="US" officeooo:rsid="06499d79"/>
    </style:style>
    <style:style style:name="T365" style:family="text">
      <style:text-properties fo:color="#000000" fo:language="en" fo:country="US" officeooo:rsid="064d629d"/>
    </style:style>
    <style:style style:name="T366" style:family="text">
      <style:text-properties fo:color="#000000" fo:language="en" fo:country="US" officeooo:rsid="0614fe93"/>
    </style:style>
    <style:style style:name="T367" style:family="text">
      <style:text-properties fo:color="#000000" fo:language="en" fo:country="US" officeooo:rsid="064fe39c"/>
    </style:style>
    <style:style style:name="T368" style:family="text">
      <style:text-properties fo:color="#000000" officeooo:rsid="04c056e6"/>
    </style:style>
    <style:style style:name="T369" style:family="text">
      <style:text-properties fo:color="#000000" officeooo:rsid="04e413be"/>
    </style:style>
    <style:style style:name="T370" style:family="text">
      <style:text-properties fo:color="#000000" officeooo:rsid="051968d0"/>
    </style:style>
    <style:style style:name="T371" style:family="text">
      <style:text-properties fo:color="#000000" officeooo:rsid="03082e98"/>
    </style:style>
    <style:style style:name="T372" style:family="text">
      <style:text-properties fo:color="#000000" officeooo:rsid="051e4fab"/>
    </style:style>
    <style:style style:name="T373" style:family="text">
      <style:text-properties fo:color="#000000" officeooo:rsid="051efd97"/>
    </style:style>
    <style:style style:name="T374" style:family="text">
      <style:text-properties fo:color="#000000" officeooo:rsid="055086b8"/>
    </style:style>
    <style:style style:name="T375" style:family="text">
      <style:text-properties fo:color="#000000" officeooo:rsid="059479f9"/>
    </style:style>
    <style:style style:name="T376" style:family="text">
      <style:text-properties fo:color="#000000" officeooo:rsid="0596a805"/>
    </style:style>
    <style:style style:name="T377" style:family="text">
      <style:text-properties fo:color="#000000" officeooo:rsid="05c9fb38"/>
    </style:style>
    <style:style style:name="T378" style:family="text">
      <style:text-properties fo:color="#000000" officeooo:rsid="05d41d11"/>
    </style:style>
    <style:style style:name="T379" style:family="text">
      <style:text-properties fo:color="#000000" officeooo:rsid="05d56add"/>
    </style:style>
    <style:style style:name="T380" style:family="text">
      <style:text-properties fo:color="#000000" officeooo:rsid="05d6a415"/>
    </style:style>
    <style:style style:name="T381" style:family="text">
      <style:text-properties fo:color="#000000" officeooo:rsid="05d8a07d"/>
    </style:style>
    <style:style style:name="T382" style:family="text">
      <style:text-properties officeooo:rsid="012827ec"/>
    </style:style>
    <style:style style:name="T383" style:family="text">
      <style:text-properties officeooo:rsid="0129ca90"/>
    </style:style>
    <style:style style:name="T384" style:family="text">
      <style:text-properties officeooo:rsid="012ddb53"/>
    </style:style>
    <style:style style:name="T385" style:family="text">
      <style:text-properties officeooo:rsid="0133ba86"/>
    </style:style>
    <style:style style:name="T386" style:family="text">
      <style:text-properties officeooo:rsid="01354794"/>
    </style:style>
    <style:style style:name="T387" style:family="text">
      <style:text-properties officeooo:rsid="0136d837"/>
    </style:style>
    <style:style style:name="T388" style:family="text">
      <style:text-properties officeooo:rsid="0138cf97"/>
    </style:style>
    <style:style style:name="T389" style:family="text">
      <style:text-properties officeooo:rsid="01390229"/>
    </style:style>
    <style:style style:name="T390" style:family="text">
      <style:text-properties officeooo:rsid="013a3d52"/>
    </style:style>
    <style:style style:name="T391" style:family="text">
      <style:text-properties officeooo:rsid="0144d77a"/>
    </style:style>
    <style:style style:name="T392" style:family="text">
      <style:text-properties officeooo:rsid="0146d57d"/>
    </style:style>
    <style:style style:name="T393" style:family="text">
      <style:text-properties officeooo:rsid="014c111f"/>
    </style:style>
    <style:style style:name="T394" style:family="text">
      <style:text-properties officeooo:rsid="014d97e6"/>
    </style:style>
    <style:style style:name="T395" style:family="text">
      <style:text-properties officeooo:rsid="014f6173"/>
    </style:style>
    <style:style style:name="T396" style:family="text">
      <style:text-properties officeooo:rsid="01532bf8"/>
    </style:style>
    <style:style style:name="T397" style:family="text">
      <style:text-properties officeooo:rsid="015449c5"/>
    </style:style>
    <style:style style:name="T398" style:family="text">
      <style:text-properties officeooo:rsid="01546b5d"/>
    </style:style>
    <style:style style:name="T399" style:family="text">
      <style:text-properties officeooo:rsid="015484d5"/>
    </style:style>
    <style:style style:name="T400" style:family="text">
      <style:text-properties officeooo:rsid="015713c0"/>
    </style:style>
    <style:style style:name="T401" style:family="text">
      <style:text-properties officeooo:rsid="0157d0e6"/>
    </style:style>
    <style:style style:name="T402" style:family="text">
      <style:text-properties officeooo:rsid="01595f63"/>
    </style:style>
    <style:style style:name="T403" style:family="text">
      <style:text-properties officeooo:rsid="015ae1ee"/>
    </style:style>
    <style:style style:name="T404" style:family="text">
      <style:text-properties officeooo:rsid="015b2b7b"/>
    </style:style>
    <style:style style:name="T405" style:family="text">
      <style:text-properties officeooo:rsid="015b695b"/>
    </style:style>
    <style:style style:name="T406" style:family="text">
      <style:text-properties officeooo:rsid="01611aef"/>
    </style:style>
    <style:style style:name="T407" style:family="text">
      <style:text-properties officeooo:rsid="01612ee2"/>
    </style:style>
    <style:style style:name="T408" style:family="text">
      <style:text-properties officeooo:rsid="01641b0c"/>
    </style:style>
    <style:style style:name="T409" style:family="text">
      <style:text-properties officeooo:rsid="01667f81"/>
    </style:style>
    <style:style style:name="T410" style:family="text">
      <style:text-properties officeooo:rsid="0167565f"/>
    </style:style>
    <style:style style:name="T411" style:family="text">
      <style:text-properties officeooo:rsid="016bec2a"/>
    </style:style>
    <style:style style:name="T412" style:family="text">
      <style:text-properties officeooo:rsid="016f64c7"/>
    </style:style>
    <style:style style:name="T413" style:family="text">
      <style:text-properties officeooo:rsid="01749023"/>
    </style:style>
    <style:style style:name="T414" style:family="text">
      <style:text-properties officeooo:rsid="01846367"/>
    </style:style>
    <style:style style:name="T415" style:family="text">
      <style:text-properties officeooo:rsid="018e6f13"/>
    </style:style>
    <style:style style:name="T416" style:family="text">
      <style:text-properties style:font-name="Liberation Sans" fo:font-size="14.1000003814697pt" fo:font-weight="bold" officeooo:rsid="02453b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17" style:family="text">
      <style:text-properties style:font-name="Liberation Sans" fo:font-size="14.1000003814697pt" fo:font-weight="bold" officeooo:rsid="02cc439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18" style:family="text">
      <style:text-properties style:font-name="Liberation Sans" fo:font-size="14.1000003814697pt" fo:font-weight="bold" officeooo:rsid="0421f79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19" style:family="text">
      <style:text-properties style:font-name="Liberation Sans" fo:font-size="14.1000003814697pt" fo:font-weight="bold" officeooo:rsid="045531f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20" style:family="text">
      <style:text-properties style:font-name="Liberation Sans" fo:font-size="14.1000003814697pt" fo:font-weight="bold" officeooo:rsid="04964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21" style:family="text">
      <style:text-properties style:font-name="Liberation Sans" fo:font-size="14.1000003814697pt" fo:font-weight="bold" officeooo:rsid="058fb68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22" style:family="text">
      <style:text-properties style:font-name="Liberation Sans" fo:font-size="14.1000003814697pt" fo:language="en" fo:country="US" fo:font-weight="bold" officeooo:rsid="058fb68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23" style:family="text">
      <style:text-properties officeooo:rsid="019cb8a3"/>
    </style:style>
    <style:style style:name="T424" style:family="text">
      <style:text-properties officeooo:rsid="01aac7b5"/>
    </style:style>
    <style:style style:name="T425" style:family="text">
      <style:text-properties officeooo:rsid="01acb03f"/>
    </style:style>
    <style:style style:name="T426" style:family="text">
      <style:text-properties officeooo:rsid="01ae81be"/>
    </style:style>
    <style:style style:name="T427" style:family="text">
      <style:text-properties officeooo:rsid="01b52360"/>
    </style:style>
    <style:style style:name="T428" style:family="text">
      <style:text-properties officeooo:rsid="01b74463"/>
    </style:style>
    <style:style style:name="T429" style:family="text">
      <style:text-properties officeooo:rsid="01b77262"/>
    </style:style>
    <style:style style:name="T430" style:family="text">
      <style:text-properties officeooo:rsid="01b9456a"/>
    </style:style>
    <style:style style:name="T431" style:family="text">
      <style:text-properties officeooo:rsid="01bc571e"/>
    </style:style>
    <style:style style:name="T432" style:family="text">
      <style:text-properties officeooo:rsid="01c0b35b"/>
    </style:style>
    <style:style style:name="T433" style:family="text">
      <style:text-properties officeooo:rsid="01c45795"/>
    </style:style>
    <style:style style:name="T434" style:family="text">
      <style:text-properties officeooo:rsid="01c597da"/>
    </style:style>
    <style:style style:name="T435" style:family="text">
      <style:text-properties officeooo:rsid="01c686b9"/>
    </style:style>
    <style:style style:name="T436" style:family="text">
      <style:text-properties officeooo:rsid="01c6f4ab"/>
    </style:style>
    <style:style style:name="T437" style:family="text">
      <style:text-properties officeooo:rsid="01c89e9d"/>
    </style:style>
    <style:style style:name="T438" style:family="text">
      <style:text-properties officeooo:rsid="01c9a2ee"/>
    </style:style>
    <style:style style:name="T439" style:family="text">
      <style:text-properties officeooo:rsid="01cefb3c"/>
    </style:style>
    <style:style style:name="T440" style:family="text">
      <style:text-properties officeooo:rsid="01d75805"/>
    </style:style>
    <style:style style:name="T441" style:family="text">
      <style:text-properties officeooo:rsid="01e1a9ab"/>
    </style:style>
    <style:style style:name="T442" style:family="text">
      <style:text-properties officeooo:rsid="01e2f7b1"/>
    </style:style>
    <style:style style:name="T443" style:family="text">
      <style:text-properties officeooo:rsid="01e69618"/>
    </style:style>
    <style:style style:name="T444" style:family="text">
      <style:text-properties officeooo:rsid="01ea550b"/>
    </style:style>
    <style:style style:name="T445" style:family="text">
      <style:text-properties officeooo:rsid="01f3e225"/>
    </style:style>
    <style:style style:name="T446" style:family="text">
      <style:text-properties officeooo:rsid="01f78dab"/>
    </style:style>
    <style:style style:name="T447" style:family="text">
      <style:text-properties officeooo:rsid="020085f5"/>
    </style:style>
    <style:style style:name="T448" style:family="text">
      <style:text-properties officeooo:rsid="0201d8b7"/>
    </style:style>
    <style:style style:name="T449" style:family="text">
      <style:text-properties officeooo:rsid="0202ae40"/>
    </style:style>
    <style:style style:name="T450" style:family="text">
      <style:text-properties officeooo:rsid="0205c412"/>
    </style:style>
    <style:style style:name="T451" style:family="text">
      <style:text-properties officeooo:rsid="02114dfb"/>
    </style:style>
    <style:style style:name="T452" style:family="text">
      <style:text-properties officeooo:rsid="0234e0c5"/>
    </style:style>
    <style:style style:name="T453" style:family="text">
      <style:text-properties style:text-underline-style="none" officeooo:rsid="0234e0c5"/>
    </style:style>
    <style:style style:name="T454" style:family="text">
      <style:text-properties style:text-underline-style="none" officeooo:rsid="0236bed8"/>
    </style:style>
    <style:style style:name="T455" style:family="text">
      <style:text-properties style:text-underline-style="none" officeooo:rsid="0239cb77"/>
    </style:style>
    <style:style style:name="T456" style:family="text">
      <style:text-properties officeooo:rsid="02536a47"/>
    </style:style>
    <style:style style:name="T457" style:family="text">
      <style:text-properties officeooo:rsid="02592737"/>
    </style:style>
    <style:style style:name="T458" style:family="text">
      <style:text-properties officeooo:rsid="025992dd"/>
    </style:style>
    <style:style style:name="T459" style:family="text">
      <style:text-properties officeooo:rsid="025b8d04"/>
    </style:style>
    <style:style style:name="T460" style:family="text">
      <style:text-properties officeooo:rsid="026b11f7"/>
    </style:style>
    <style:style style:name="T461" style:family="text">
      <style:text-properties officeooo:rsid="026d02f0"/>
    </style:style>
    <style:style style:name="T462" style:family="text">
      <style:text-properties officeooo:rsid="026fe0aa"/>
    </style:style>
    <style:style style:name="T463" style:family="text">
      <style:text-properties officeooo:rsid="027288ba"/>
    </style:style>
    <style:style style:name="T464" style:family="text">
      <style:text-properties officeooo:rsid="02744a3f"/>
    </style:style>
    <style:style style:name="T465" style:family="text">
      <style:text-properties officeooo:rsid="02891533"/>
    </style:style>
    <style:style style:name="T466" style:family="text">
      <style:text-properties officeooo:rsid="028b3ecf"/>
    </style:style>
    <style:style style:name="T467" style:family="text">
      <style:text-properties officeooo:rsid="02adce5d"/>
    </style:style>
    <style:style style:name="T468" style:family="text">
      <style:text-properties officeooo:rsid="02c90c62"/>
    </style:style>
    <style:style style:name="T469" style:family="text">
      <style:text-properties officeooo:rsid="02cc4393"/>
    </style:style>
    <style:style style:name="T470" style:family="text">
      <style:text-properties officeooo:rsid="02d040a1"/>
    </style:style>
    <style:style style:name="T471" style:family="text">
      <style:text-properties officeooo:rsid="02d5abf9"/>
    </style:style>
    <style:style style:name="T472" style:family="text">
      <style:text-properties officeooo:rsid="02d5f229"/>
    </style:style>
    <style:style style:name="T473" style:family="text">
      <style:text-properties officeooo:rsid="02f0c71b"/>
    </style:style>
    <style:style style:name="T474" style:family="text">
      <style:text-properties officeooo:rsid="02f204b9"/>
    </style:style>
    <style:style style:name="T475" style:family="text">
      <style:text-properties officeooo:rsid="02f73fe4"/>
    </style:style>
    <style:style style:name="T476" style:family="text">
      <style:text-properties officeooo:rsid="02fb3ff4"/>
    </style:style>
    <style:style style:name="T477" style:family="text">
      <style:text-properties officeooo:rsid="033af4a5"/>
    </style:style>
    <style:style style:name="T478" style:family="text">
      <style:text-properties officeooo:rsid="033d7301"/>
    </style:style>
    <style:style style:name="T479" style:family="text">
      <style:text-properties officeooo:rsid="033d9213"/>
    </style:style>
    <style:style style:name="T480" style:family="text">
      <style:text-properties officeooo:rsid="0343fe73"/>
    </style:style>
    <style:style style:name="T481" style:family="text">
      <style:text-properties officeooo:rsid="03474407"/>
    </style:style>
    <style:style style:name="T482" style:family="text">
      <style:text-properties officeooo:rsid="034cacca"/>
    </style:style>
    <style:style style:name="T483" style:family="text">
      <style:text-properties officeooo:rsid="035b3bab"/>
    </style:style>
    <style:style style:name="T484" style:family="text">
      <style:text-properties officeooo:rsid="035f109b"/>
    </style:style>
    <style:style style:name="T485" style:family="text">
      <style:text-properties officeooo:rsid="03683d0d"/>
    </style:style>
    <style:style style:name="T486" style:family="text">
      <style:text-properties officeooo:rsid="0370707d"/>
    </style:style>
    <style:style style:name="T487" style:family="text">
      <style:text-properties officeooo:rsid="0371a3b0"/>
    </style:style>
    <style:style style:name="T488" style:family="text">
      <style:text-properties officeooo:rsid="0373a9b3"/>
    </style:style>
    <style:style style:name="T489" style:family="text">
      <style:text-properties officeooo:rsid="03753691"/>
    </style:style>
    <style:style style:name="T490" style:family="text">
      <style:text-properties officeooo:rsid="03762c93"/>
    </style:style>
    <style:style style:name="T491" style:family="text">
      <style:text-properties officeooo:rsid="03772cc4"/>
    </style:style>
    <style:style style:name="T492" style:family="text">
      <style:text-properties officeooo:rsid="0378f28a"/>
    </style:style>
    <style:style style:name="T493" style:family="text">
      <style:text-properties officeooo:rsid="0380f956"/>
    </style:style>
    <style:style style:name="T494" style:family="text">
      <style:text-properties officeooo:rsid="03870df6"/>
    </style:style>
    <style:style style:name="T495" style:family="text">
      <style:text-properties officeooo:rsid="0394a3fd"/>
    </style:style>
    <style:style style:name="T496" style:family="text">
      <style:text-properties officeooo:rsid="0394ab4b"/>
    </style:style>
    <style:style style:name="T497" style:family="text">
      <style:text-properties officeooo:rsid="03964d5a"/>
    </style:style>
    <style:style style:name="T498" style:family="text">
      <style:text-properties officeooo:rsid="03a68f3c"/>
    </style:style>
    <style:style style:name="T499" style:family="text">
      <style:text-properties officeooo:rsid="03acbaee"/>
    </style:style>
    <style:style style:name="T500" style:family="text">
      <style:text-properties officeooo:rsid="03acf0d3"/>
    </style:style>
    <style:style style:name="T501" style:family="text">
      <style:text-properties officeooo:rsid="03af410d"/>
    </style:style>
    <style:style style:name="T502" style:family="text">
      <style:text-properties officeooo:rsid="03b55683"/>
    </style:style>
    <style:style style:name="T503" style:family="text">
      <style:text-properties officeooo:rsid="03b9da2d"/>
    </style:style>
    <style:style style:name="T504" style:family="text">
      <style:text-properties officeooo:rsid="03bac5fc"/>
    </style:style>
    <style:style style:name="T505" style:family="text">
      <style:text-properties officeooo:rsid="03e02d70"/>
    </style:style>
    <style:style style:name="T506" style:family="text">
      <style:text-properties officeooo:rsid="03e13ab4"/>
    </style:style>
    <style:style style:name="T507" style:family="text">
      <style:text-properties officeooo:rsid="03e75381"/>
    </style:style>
    <style:style style:name="T508" style:family="text">
      <style:text-properties officeooo:rsid="03e8b12d"/>
    </style:style>
    <style:style style:name="T509" style:family="text">
      <style:text-properties officeooo:rsid="03e90695"/>
    </style:style>
    <style:style style:name="T510" style:family="text">
      <style:text-properties officeooo:rsid="03ef1436"/>
    </style:style>
    <style:style style:name="T511" style:family="text">
      <style:text-properties officeooo:rsid="0406b637"/>
    </style:style>
    <style:style style:name="T512" style:family="text">
      <style:text-properties officeooo:rsid="040bd60e"/>
    </style:style>
    <style:style style:name="T513" style:family="text">
      <style:text-properties officeooo:rsid="04111ef2"/>
    </style:style>
    <style:style style:name="T514" style:family="text">
      <style:text-properties officeooo:rsid="03ca102f"/>
    </style:style>
    <style:style style:name="T515" style:family="text">
      <style:text-properties officeooo:rsid="03cc2954"/>
    </style:style>
    <style:style style:name="T516" style:family="text">
      <style:text-properties officeooo:rsid="0415c079"/>
    </style:style>
    <style:style style:name="T517" style:family="text">
      <style:text-properties officeooo:rsid="03cd1944"/>
    </style:style>
    <style:style style:name="T518" style:family="text">
      <style:text-properties officeooo:rsid="03e9ca2e"/>
    </style:style>
    <style:style style:name="T519" style:family="text">
      <style:text-properties officeooo:rsid="03f472bd"/>
    </style:style>
    <style:style style:name="T520" style:family="text">
      <style:text-properties officeooo:rsid="042d178e"/>
    </style:style>
    <style:style style:name="T521" style:family="text">
      <style:text-properties officeooo:rsid="04344eb8"/>
    </style:style>
    <style:style style:name="T522" style:family="text">
      <style:text-properties officeooo:rsid="0434e627"/>
    </style:style>
    <style:style style:name="T523" style:family="text">
      <style:text-properties officeooo:rsid="0437d2e4"/>
    </style:style>
    <style:style style:name="T524" style:family="text">
      <style:text-properties officeooo:rsid="0439302d"/>
    </style:style>
    <style:style style:name="T525" style:family="text">
      <style:text-properties officeooo:rsid="043afcbe"/>
    </style:style>
    <style:style style:name="T526" style:family="text">
      <style:text-properties officeooo:rsid="043c734f"/>
    </style:style>
    <style:style style:name="T527" style:family="text">
      <style:text-properties officeooo:rsid="043e5609"/>
    </style:style>
    <style:style style:name="T528" style:family="text">
      <style:text-properties officeooo:rsid="043f99f3"/>
    </style:style>
    <style:style style:name="T529" style:family="text">
      <style:text-properties officeooo:rsid="04408143"/>
    </style:style>
    <style:style style:name="T530" style:family="text">
      <style:text-properties officeooo:rsid="0449ab12"/>
    </style:style>
    <style:style style:name="T531" style:family="text">
      <style:text-properties officeooo:rsid="044c0f1d"/>
    </style:style>
    <style:style style:name="T532" style:family="text">
      <style:text-properties officeooo:rsid="044c782f"/>
    </style:style>
    <style:style style:name="T533" style:family="text">
      <style:text-properties officeooo:rsid="044ef25c"/>
    </style:style>
    <style:style style:name="T534" style:family="text">
      <style:text-properties officeooo:rsid="044ffc5a"/>
    </style:style>
    <style:style style:name="T535" style:family="text">
      <style:text-properties officeooo:rsid="0452edac"/>
    </style:style>
    <style:style style:name="T536" style:family="text">
      <style:text-properties officeooo:rsid="0454b50d"/>
    </style:style>
    <style:style style:name="T537" style:family="text">
      <style:text-properties officeooo:rsid="0457992b"/>
    </style:style>
    <style:style style:name="T538" style:family="text">
      <style:text-properties officeooo:rsid="045be1bd"/>
    </style:style>
    <style:style style:name="T539" style:family="text">
      <style:text-properties officeooo:rsid="0178226a"/>
    </style:style>
    <style:style style:name="T540" style:family="text">
      <style:text-properties officeooo:rsid="017e34a9"/>
    </style:style>
    <style:style style:name="T541" style:family="text">
      <style:text-properties officeooo:rsid="017b9517"/>
    </style:style>
    <style:style style:name="T542" style:family="text">
      <style:text-properties officeooo:rsid="019a456d"/>
    </style:style>
    <style:style style:name="T543" style:family="text">
      <style:text-properties officeooo:rsid="017f3f9c"/>
    </style:style>
    <style:style style:name="T544" style:family="text">
      <style:text-properties officeooo:rsid="04669932"/>
    </style:style>
    <style:style style:name="T545" style:family="text">
      <style:text-properties officeooo:rsid="04725865"/>
    </style:style>
    <style:style style:name="T546" style:family="text">
      <style:text-properties officeooo:rsid="04955874"/>
    </style:style>
    <style:style style:name="T547" style:family="text">
      <style:text-properties officeooo:rsid="0496424d"/>
    </style:style>
    <style:style style:name="T548" style:family="text">
      <style:text-properties officeooo:rsid="04971d40"/>
    </style:style>
    <style:style style:name="T549" style:family="text">
      <style:text-properties officeooo:rsid="0499d543"/>
    </style:style>
    <style:style style:name="T550" style:family="text">
      <style:text-properties officeooo:rsid="04a411e6"/>
    </style:style>
    <style:style style:name="T551" style:family="text">
      <style:text-properties officeooo:rsid="04a50760"/>
    </style:style>
    <style:style style:name="T552" style:family="text">
      <style:text-properties officeooo:rsid="04a657c8"/>
    </style:style>
    <style:style style:name="T553" style:family="text">
      <style:text-properties officeooo:rsid="04a71f46"/>
    </style:style>
    <style:style style:name="T554" style:family="text">
      <style:text-properties officeooo:rsid="04a91a2a"/>
    </style:style>
    <style:style style:name="T555" style:family="text">
      <style:text-properties officeooo:rsid="04ad591a"/>
    </style:style>
    <style:style style:name="T556" style:family="text">
      <style:text-properties fo:language="en" fo:country="US"/>
    </style:style>
    <style:style style:name="T557" style:family="text">
      <style:text-properties fo:language="en" fo:country="US" officeooo:rsid="019cb8a3"/>
    </style:style>
    <style:style style:name="T558" style:family="text">
      <style:text-properties fo:language="en" fo:country="US" officeooo:rsid="04cac64d"/>
    </style:style>
    <style:style style:name="T559" style:family="text">
      <style:text-properties fo:language="en" fo:country="US" officeooo:rsid="04c79185"/>
    </style:style>
    <style:style style:name="T560" style:family="text">
      <style:text-properties fo:language="en" fo:country="US" officeooo:rsid="009a56bf"/>
    </style:style>
    <style:style style:name="T561" style:family="text">
      <style:text-properties fo:language="en" fo:country="US" officeooo:rsid="009b7a65"/>
    </style:style>
    <style:style style:name="T562" style:family="text">
      <style:text-properties fo:language="en" fo:country="US" officeooo:rsid="00923cfd"/>
    </style:style>
    <style:style style:name="T563" style:family="text">
      <style:text-properties fo:language="en" fo:country="US" officeooo:rsid="012fa5db"/>
    </style:style>
    <style:style style:name="T564" style:family="text">
      <style:text-properties fo:language="en" fo:country="US" officeooo:rsid="04ce7aae"/>
    </style:style>
    <style:style style:name="T565" style:family="text">
      <style:text-properties fo:language="en" fo:country="US" officeooo:rsid="04ceb539"/>
    </style:style>
    <style:style style:name="T566" style:family="text">
      <style:text-properties fo:language="en" fo:country="US" officeooo:rsid="02d5f229"/>
    </style:style>
    <style:style style:name="T567" style:family="text">
      <style:text-properties fo:language="en" fo:country="US" officeooo:rsid="04d3d02b"/>
    </style:style>
    <style:style style:name="T568" style:family="text">
      <style:text-properties fo:language="en" fo:country="US" officeooo:rsid="04d3f086"/>
    </style:style>
    <style:style style:name="T569" style:family="text">
      <style:text-properties fo:language="en" fo:country="US" officeooo:rsid="0403661d"/>
    </style:style>
    <style:style style:name="T570" style:family="text">
      <style:text-properties fo:language="en" fo:country="US" officeooo:rsid="00711d2e"/>
    </style:style>
    <style:style style:name="T571" style:family="text">
      <style:text-properties fo:language="en" fo:country="US" officeooo:rsid="02b59658"/>
    </style:style>
    <style:style style:name="T572" style:family="text">
      <style:text-properties fo:language="en" fo:country="US" officeooo:rsid="00fcf917"/>
    </style:style>
    <style:style style:name="T573" style:family="text">
      <style:text-properties fo:language="en" fo:country="US" officeooo:rsid="03e75381"/>
    </style:style>
    <style:style style:name="T574" style:family="text">
      <style:text-properties fo:language="en" fo:country="US" officeooo:rsid="00d662d1"/>
    </style:style>
    <style:style style:name="T575" style:family="text">
      <style:text-properties fo:language="en" fo:country="US" officeooo:rsid="03e4cba8"/>
    </style:style>
    <style:style style:name="T576" style:family="text">
      <style:text-properties fo:language="en" fo:country="US" officeooo:rsid="04d65f1c"/>
    </style:style>
    <style:style style:name="T577" style:family="text">
      <style:text-properties fo:language="en" fo:country="US" officeooo:rsid="04d66ac8"/>
    </style:style>
    <style:style style:name="T578" style:family="text">
      <style:text-properties fo:language="en" fo:country="US" officeooo:rsid="02836b36"/>
    </style:style>
    <style:style style:name="T579" style:family="text">
      <style:text-properties fo:language="en" fo:country="US" officeooo:rsid="0284a039"/>
    </style:style>
    <style:style style:name="T580" style:family="text">
      <style:text-properties fo:language="en" fo:country="US" officeooo:rsid="040db37e"/>
    </style:style>
    <style:style style:name="T581" style:family="text">
      <style:text-properties fo:language="en" fo:country="US" officeooo:rsid="04d6be98"/>
    </style:style>
    <style:style style:name="T582" style:family="text">
      <style:text-properties fo:language="en" fo:country="US" officeooo:rsid="04e239ab"/>
    </style:style>
    <style:style style:name="T583" style:family="text">
      <style:text-properties fo:language="en" fo:country="US" officeooo:rsid="04e3c746"/>
    </style:style>
    <style:style style:name="T584" style:family="text">
      <style:text-properties fo:language="en" fo:country="US" officeooo:rsid="01cefb3c"/>
    </style:style>
    <style:style style:name="T585" style:family="text">
      <style:text-properties fo:language="en" fo:country="US" officeooo:rsid="00eb52b9"/>
    </style:style>
    <style:style style:name="T586" style:family="text">
      <style:text-properties fo:language="en" fo:country="US" officeooo:rsid="00ed00e6"/>
    </style:style>
    <style:style style:name="T587" style:family="text">
      <style:text-properties fo:language="en" fo:country="US" officeooo:rsid="04e8b7ec"/>
    </style:style>
    <style:style style:name="T588" style:family="text">
      <style:text-properties fo:language="en" fo:country="US" officeooo:rsid="010d57eb"/>
    </style:style>
    <style:style style:name="T589" style:family="text">
      <style:text-properties fo:language="en" fo:country="US" officeooo:rsid="010dc4b0"/>
    </style:style>
    <style:style style:name="T590" style:family="text">
      <style:text-properties fo:language="en" fo:country="US" officeooo:rsid="04e94f64"/>
    </style:style>
    <style:style style:name="T591" style:family="text">
      <style:text-properties fo:language="en" fo:country="US" officeooo:rsid="04ea24c3"/>
    </style:style>
    <style:style style:name="T592" style:family="text">
      <style:text-properties fo:language="en" fo:country="US" officeooo:rsid="0526ced1"/>
    </style:style>
    <style:style style:name="T593" style:family="text">
      <style:text-properties fo:language="en" fo:country="US" officeooo:rsid="052d49e5"/>
    </style:style>
    <style:style style:name="T594" style:family="text">
      <style:text-properties fo:language="en" fo:country="US" officeooo:rsid="052d816b"/>
    </style:style>
    <style:style style:name="T595" style:family="text">
      <style:text-properties fo:language="en" fo:country="US" officeooo:rsid="02a24351"/>
    </style:style>
    <style:style style:name="T596" style:family="text">
      <style:text-properties fo:language="en" fo:country="US" officeooo:rsid="056d9330"/>
    </style:style>
    <style:style style:name="T597" style:family="text">
      <style:text-properties fo:language="en" fo:country="US" officeooo:rsid="056fa372"/>
    </style:style>
    <style:style style:name="T598" style:family="text">
      <style:text-properties fo:language="en" fo:country="US" officeooo:rsid="05701979"/>
    </style:style>
    <style:style style:name="T599" style:family="text">
      <style:text-properties fo:language="en" fo:country="US" officeooo:rsid="0571fb73"/>
    </style:style>
    <style:style style:name="T600" style:family="text">
      <style:text-properties fo:language="en" fo:country="US" officeooo:rsid="05762c88"/>
    </style:style>
    <style:style style:name="T601" style:family="text">
      <style:text-properties fo:language="en" fo:country="US" officeooo:rsid="057842cd"/>
    </style:style>
    <style:style style:name="T602" style:family="text">
      <style:text-properties fo:language="en" fo:country="US" officeooo:rsid="057add11"/>
    </style:style>
    <style:style style:name="T603" style:family="text">
      <style:text-properties fo:language="en" fo:country="US" officeooo:rsid="057c8f34"/>
    </style:style>
    <style:style style:name="T604" style:family="text">
      <style:text-properties fo:language="en" fo:country="US" officeooo:rsid="057dbb16"/>
    </style:style>
    <style:style style:name="T605" style:family="text">
      <style:text-properties fo:language="en" fo:country="US" officeooo:rsid="057e6323"/>
    </style:style>
    <style:style style:name="T606" style:family="text">
      <style:text-properties fo:language="en" fo:country="US" officeooo:rsid="0580f794"/>
    </style:style>
    <style:style style:name="T607" style:family="text">
      <style:text-properties fo:language="en" fo:country="US" officeooo:rsid="0581cf3f"/>
    </style:style>
    <style:style style:name="T608" style:family="text">
      <style:text-properties fo:language="en" fo:country="US" officeooo:rsid="0585dd1e"/>
    </style:style>
    <style:style style:name="T609" style:family="text">
      <style:text-properties fo:language="en" fo:country="US" officeooo:rsid="05896b8e"/>
    </style:style>
    <style:style style:name="T610" style:family="text">
      <style:text-properties fo:language="en" fo:country="US" officeooo:rsid="058b4c18"/>
    </style:style>
    <style:style style:name="T611" style:family="text">
      <style:text-properties fo:language="en" fo:country="US" officeooo:rsid="058d07aa"/>
    </style:style>
    <style:style style:name="T612" style:family="text">
      <style:text-properties fo:language="en" fo:country="US" officeooo:rsid="058e323d"/>
    </style:style>
    <style:style style:name="T613" style:family="text">
      <style:text-properties fo:language="en" fo:country="US" officeooo:rsid="05910876"/>
    </style:style>
    <style:style style:name="T614" style:family="text">
      <style:text-properties fo:language="en" fo:country="US" officeooo:rsid="05924299"/>
    </style:style>
    <style:style style:name="T615" style:family="text">
      <style:text-properties fo:language="en" fo:country="US" officeooo:rsid="05b62059"/>
    </style:style>
    <style:style style:name="T616" style:family="text">
      <style:text-properties fo:language="en" fo:country="US" officeooo:rsid="05b98c3e"/>
    </style:style>
    <style:style style:name="T617" style:family="text">
      <style:text-properties fo:language="en" fo:country="US" officeooo:rsid="05beaf42"/>
    </style:style>
    <style:style style:name="T618" style:family="text">
      <style:text-properties fo:language="en" fo:country="US" officeooo:rsid="05eb7daf"/>
    </style:style>
    <style:style style:name="T619" style:family="text">
      <style:text-properties fo:language="en" fo:country="US" officeooo:rsid="05ec3d21"/>
    </style:style>
    <style:style style:name="T620" style:family="text">
      <style:text-properties fo:language="en" fo:country="US" officeooo:rsid="05f48b92"/>
    </style:style>
    <style:style style:name="T621" style:family="text">
      <style:text-properties fo:language="en" fo:country="US" officeooo:rsid="05f63606"/>
    </style:style>
    <style:style style:name="T622" style:family="text">
      <style:text-properties fo:language="en" fo:country="US" officeooo:rsid="05f835f2"/>
    </style:style>
    <style:style style:name="T623" style:family="text">
      <style:text-properties fo:language="en" fo:country="US" officeooo:rsid="05f9dc9f"/>
    </style:style>
    <style:style style:name="T624" style:family="text">
      <style:text-properties fo:language="en" fo:country="US" officeooo:rsid="05fa86c1"/>
    </style:style>
    <style:style style:name="T625" style:family="text">
      <style:text-properties fo:language="en" fo:country="US" officeooo:rsid="05fb6f47"/>
    </style:style>
    <style:style style:name="T626" style:family="text">
      <style:text-properties fo:language="en" fo:country="US" officeooo:rsid="0601af90"/>
    </style:style>
    <style:style style:name="T627" style:family="text">
      <style:text-properties fo:language="en" fo:country="US" officeooo:rsid="0602e38c"/>
    </style:style>
    <style:style style:name="T628" style:family="text">
      <style:text-properties fo:language="en" fo:country="US" officeooo:rsid="056d0fe2"/>
    </style:style>
    <style:style style:name="T629" style:family="text">
      <style:text-properties fo:language="en" fo:country="US" officeooo:rsid="0605b663"/>
    </style:style>
    <style:style style:name="T630" style:family="text">
      <style:text-properties fo:language="en" fo:country="US" officeooo:rsid="0606119f"/>
    </style:style>
    <style:style style:name="T631" style:family="text">
      <style:text-properties fo:language="en" fo:country="US" officeooo:rsid="0608e507"/>
    </style:style>
    <style:style style:name="T632" style:family="text">
      <style:text-properties fo:language="en" fo:country="US" officeooo:rsid="06092076"/>
    </style:style>
    <style:style style:name="T633" style:family="text">
      <style:text-properties fo:language="en" fo:country="US" officeooo:rsid="05f87cb4"/>
    </style:style>
    <style:style style:name="T634" style:family="text">
      <style:text-properties fo:language="en" fo:country="US" officeooo:rsid="060ef664"/>
    </style:style>
    <style:style style:name="T635" style:family="text">
      <style:text-properties fo:language="en" fo:country="US" officeooo:rsid="0617ae65"/>
    </style:style>
    <style:style style:name="T636" style:family="text">
      <style:text-properties fo:language="en" fo:country="US" officeooo:rsid="0619d32c"/>
    </style:style>
    <style:style style:name="T637" style:family="text">
      <style:text-properties fo:language="en" fo:country="US" officeooo:rsid="061abf25"/>
    </style:style>
    <style:style style:name="T638" style:family="text">
      <style:text-properties fo:language="en" fo:country="US" officeooo:rsid="061ca321"/>
    </style:style>
    <style:style style:name="T639" style:family="text">
      <style:text-properties fo:language="en" fo:country="US" officeooo:rsid="061cba10"/>
    </style:style>
    <style:style style:name="T640" style:family="text">
      <style:text-properties fo:language="en" fo:country="US" officeooo:rsid="0622204d"/>
    </style:style>
    <style:style style:name="T641" style:family="text">
      <style:text-properties fo:language="en" fo:country="US" officeooo:rsid="0635c56d"/>
    </style:style>
    <style:style style:name="T642" style:family="text">
      <style:text-properties fo:language="en" fo:country="US" officeooo:rsid="0636a95b"/>
    </style:style>
    <style:style style:name="T643" style:family="text">
      <style:text-properties officeooo:rsid="04bbc4c6"/>
    </style:style>
    <style:style style:name="T644" style:family="text">
      <style:text-properties officeooo:rsid="04cb327c"/>
    </style:style>
    <style:style style:name="T645" style:family="text">
      <style:text-properties officeooo:rsid="04cd2479"/>
    </style:style>
    <style:style style:name="T646" style:family="text">
      <style:text-properties officeooo:rsid="04d140c1"/>
    </style:style>
    <style:style style:name="T647" style:family="text">
      <style:text-properties officeooo:rsid="04d57c81"/>
    </style:style>
    <style:style style:name="T648" style:family="text">
      <style:text-properties officeooo:rsid="04d9d7fc"/>
    </style:style>
    <style:style style:name="T649" style:family="text">
      <style:text-properties officeooo:rsid="04db3d86"/>
    </style:style>
    <style:style style:name="T650" style:family="text">
      <style:text-properties officeooo:rsid="04e04d90"/>
    </style:style>
    <style:style style:name="T651" style:family="text">
      <style:text-properties officeooo:rsid="04e84fc1"/>
    </style:style>
    <style:style style:name="T652" style:family="text">
      <style:text-properties officeooo:rsid="04e94f64"/>
    </style:style>
    <style:style style:name="T653" style:family="text">
      <style:text-properties officeooo:rsid="04f44f7e"/>
    </style:style>
    <style:style style:name="T654" style:family="text">
      <style:text-properties officeooo:rsid="04f4edaa"/>
    </style:style>
    <style:style style:name="T655" style:family="text">
      <style:text-properties officeooo:rsid="04f64b47"/>
    </style:style>
    <style:style style:name="T656" style:family="text">
      <style:text-properties officeooo:rsid="04f939e6"/>
    </style:style>
    <style:style style:name="T657" style:family="text">
      <style:text-properties officeooo:rsid="04fcef66"/>
    </style:style>
    <style:style style:name="T658" style:family="text">
      <style:text-properties officeooo:rsid="04fd327a"/>
    </style:style>
    <style:style style:name="T659" style:family="text">
      <style:text-properties officeooo:rsid="04fd76ee"/>
    </style:style>
    <style:style style:name="T660" style:family="text">
      <style:text-properties officeooo:rsid="04ff2240"/>
    </style:style>
    <style:style style:name="T661" style:family="text">
      <style:text-properties officeooo:rsid="05010240"/>
    </style:style>
    <style:style style:name="T662" style:family="text">
      <style:text-properties officeooo:rsid="0502e4b5"/>
    </style:style>
    <style:style style:name="T663" style:family="text">
      <style:text-properties officeooo:rsid="0503eecb"/>
    </style:style>
    <style:style style:name="T664" style:family="text">
      <style:text-properties officeooo:rsid="050594f7"/>
    </style:style>
    <style:style style:name="T665" style:family="text">
      <style:text-properties officeooo:rsid="05081e4f"/>
    </style:style>
    <style:style style:name="T666" style:family="text">
      <style:text-properties officeooo:rsid="050953e7"/>
    </style:style>
    <style:style style:name="T667" style:family="text">
      <style:text-properties officeooo:rsid="050bcd5b"/>
    </style:style>
    <style:style style:name="T668" style:family="text">
      <style:text-properties officeooo:rsid="050e7437"/>
    </style:style>
    <style:style style:name="T669" style:family="text">
      <style:text-properties officeooo:rsid="050f2245"/>
    </style:style>
    <style:style style:name="T670" style:family="text">
      <style:text-properties officeooo:rsid="0511c210"/>
    </style:style>
    <style:style style:name="T671" style:family="text">
      <style:text-properties officeooo:rsid="0512b2ea"/>
    </style:style>
    <style:style style:name="T672" style:family="text">
      <style:text-properties officeooo:rsid="051a8213"/>
    </style:style>
    <style:style style:name="T673" style:family="text">
      <style:text-properties officeooo:rsid="05239194"/>
    </style:style>
    <style:style style:name="T674" style:family="text">
      <style:text-properties officeooo:rsid="05294916"/>
    </style:style>
    <style:style style:name="T675" style:family="text">
      <style:text-properties officeooo:rsid="052f694c"/>
    </style:style>
    <style:style style:name="T676" style:family="text">
      <style:text-properties officeooo:rsid="0535716f"/>
    </style:style>
    <style:style style:name="T677" style:family="text">
      <style:text-properties officeooo:rsid="0538120d"/>
    </style:style>
    <style:style style:name="T678" style:family="text">
      <style:text-properties officeooo:rsid="05385719"/>
    </style:style>
    <style:style style:name="T679" style:family="text">
      <style:text-properties officeooo:rsid="054058f0"/>
    </style:style>
    <style:style style:name="T680" style:family="text">
      <style:text-properties officeooo:rsid="054512b3"/>
    </style:style>
    <style:style style:name="T681" style:family="text">
      <style:text-properties officeooo:rsid="054a1f58"/>
    </style:style>
    <style:style style:name="T682" style:family="text">
      <style:text-properties officeooo:rsid="058c40d2"/>
    </style:style>
    <style:style style:name="T683" style:family="text">
      <style:text-properties officeooo:rsid="0593b396"/>
    </style:style>
    <style:style style:name="T684" style:family="text">
      <style:text-properties officeooo:rsid="0594343e"/>
    </style:style>
    <style:style style:name="T685" style:family="text">
      <style:text-properties officeooo:rsid="059479f9"/>
    </style:style>
    <style:style style:name="T686" style:family="text">
      <style:text-properties officeooo:rsid="059a84db"/>
    </style:style>
    <style:style style:name="T687" style:family="text">
      <style:text-properties officeooo:rsid="05ab5098"/>
    </style:style>
    <style:style style:name="T688" style:family="text">
      <style:text-properties officeooo:rsid="05adc70b"/>
    </style:style>
    <style:style style:name="T689" style:family="text">
      <style:text-properties officeooo:rsid="05b21c0e"/>
    </style:style>
    <style:style style:name="T690" style:family="text">
      <style:text-properties officeooo:rsid="05c9fb38"/>
    </style:style>
    <style:style style:name="T691" style:family="text">
      <style:text-properties officeooo:rsid="05cacd27"/>
    </style:style>
    <style:style style:name="T692" style:family="text">
      <style:text-properties officeooo:rsid="05e48408"/>
    </style:style>
    <style:style style:name="T693" style:family="text">
      <style:text-properties officeooo:rsid="05ee62fb"/>
    </style:style>
    <style:style style:name="T694" style:family="text">
      <style:text-properties officeooo:rsid="05faa9d7"/>
    </style:style>
    <style:style style:name="T695" style:family="text">
      <style:text-properties officeooo:rsid="060b3c45"/>
    </style:style>
    <style:style style:name="T696" style:family="text">
      <style:text-properties officeooo:rsid="060bd8d7"/>
    </style:style>
    <style:style style:name="T697" style:family="text">
      <style:text-properties officeooo:rsid="060ef664"/>
    </style:style>
    <style:style style:name="T698" style:family="text">
      <style:text-properties officeooo:rsid="06185a4f"/>
    </style:style>
    <style:style style:name="T699" style:family="text">
      <style:text-properties officeooo:rsid="0619d32c"/>
    </style:style>
    <style:style style:name="T700" style:family="text">
      <style:text-properties officeooo:rsid="06204ac9"/>
    </style:style>
    <style:style style:name="T701" style:family="text">
      <style:text-properties officeooo:rsid="0645dff8"/>
    </style:style>
    <style:style style:name="T702" style:family="text">
      <style:text-properties officeooo:rsid="06499d79"/>
    </style:style>
    <style:style style:name="T703" style:family="text">
      <style:text-properties officeooo:rsid="064e64fb"/>
    </style:style>
    <style:style style:name="T704" style:family="text">
      <style:text-properties officeooo:rsid="04f0ba2e"/>
    </style:style>
    <style:style style:name="T70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cm" fo:min-width="1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18cm" fo:min-width="2.1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52cm" fo:min-width="2.2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cm" fo:min-width="1.7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cm" fo:min-width="1.8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cm" fo:min-width="1.7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cm" fo:min-width="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16cm" fo:min-width="1.7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style:run-through="foreground" style:wrap="none" style:vertical-pos="from-top" style:vertical-rel="page" style:horizontal-pos="center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4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cm" fo:min-width="2.8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849cm" fo:min-width="3.2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849cm" fo:min-width="3.1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49cm" fo:min-width="3.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4" draw:z-index="0" draw:name="Forma1" draw:style-name="gr12">
        <draw:custom-shape draw:style-name="gr13" draw:text-style-name="P559" xml:id="id10" draw:id="id10" svg:width="2.999cm" svg:height="1.8cm" svg:x="3.6cm" svg:y="13.853cm">
          <text:p text:style-name="P558"><text:span text:style-name="T705">Index</text:span></text:p>
          <draw:enhanced-geometry svg:viewBox="0 0 21600 21600" draw:type="rectangle" draw:enhanced-path="M 0 0 L 21600 0 21600 21600 0 21600 0 0 Z N"/>
        </draw:custom-shape>
        <draw:custom-shape draw:style-name="gr14" draw:text-style-name="P559" xml:id="id11" draw:id="id11" svg:width="3.4cm" svg:height="2.001cm" svg:x="11.1cm" svg:y="13.753cm">
          <text:p text:style-name="P558"><text:span text:style-name="T705">Axis</text:span></text:p>
          <draw:enhanced-geometry svg:viewBox="0 0 21600 21600" draw:type="rectangle" draw:enhanced-path="M 0 0 L 21600 0 21600 21600 0 21600 0 0 Z N"/>
        </draw:custom-shape>
        <draw:custom-shape draw:style-name="gr15" draw:text-style-name="P559" xml:id="id12" draw:id="id12" svg:width="3.8cm" svg:height="2.1cm" svg:x="7.699cm" svg:y="17.854cm">
          <text:p text:style-name="P558"><text:span text:style-name="T705">Cell</text:span></text:p>
          <draw:enhanced-geometry svg:viewBox="0 0 21600 21600" draw:type="rectangle" draw:enhanced-path="M 0 0 L 21600 0 21600 21600 0 21600 0 0 Z N"/>
        </draw:custom-shape>
        <draw:custom-shape draw:style-name="gr16" draw:text-style-name="P559" xml:id="id13" draw:id="id13" svg:width="3.7cm" svg:height="2.1cm" svg:x="13.7cm" svg:y="17.854cm">
          <text:p text:style-name="P558"><text:span text:style-name="T705">Bounds</text:span></text:p>
          <draw:enhanced-geometry svg:viewBox="0 0 21600 21600" draw:type="rectangle" draw:enhanced-path="M 0 0 L 21600 0 21600 21600 0 21600 0 0 Z N"/>
        </draw:custom-shape>
        <draw:custom-shape draw:style-name="gr17" draw:text-style-name="P559" xml:id="id9" draw:id="id9" svg:width="4.001cm" svg:height="2.5cm" svg:x="6.898cm" svg:y="8.754cm">
          <text:p text:style-name="P558"><text:span text:style-name="T705">Axis</text:span><text:span text:style-name="T705">Mapp</text:span><text:span text:style-name="T705">ing</text:span></text:p>
          <draw:enhanced-geometry svg:viewBox="0 0 21600 21600" draw:type="rectangle" draw:enhanced-path="M 0 0 L 21600 0 21600 21600 0 21600 0 0 Z N"/>
        </draw:custom-shape>
        <draw:connector draw:style-name="gr11" draw:text-style-name="P561" svg:x1="8.899cm" svg:y1="11.253cm" svg:x2="5.099cm" svg:y2="13.853cm" draw:start-shape="id9" draw:start-glue-point="2" draw:end-shape="id10" draw:end-glue-point="0" svg:d="M8899 11253v1300h-3800v1300" svg:viewBox="0 0 3801 2602">
          <text:p/>
        </draw:connector>
        <draw:connector draw:style-name="gr11" draw:text-style-name="P561" svg:x1="8.899cm" svg:y1="11.253cm" svg:x2="12.799cm" svg:y2="13.752cm" draw:start-shape="id9" draw:start-glue-point="2" draw:end-shape="id11" draw:end-glue-point="0" svg:d="M8899 11253v1248h3900v1251" svg:viewBox="0 0 3902 2501">
          <text:p/>
        </draw:connector>
        <draw:connector draw:style-name="gr11" draw:text-style-name="P561" svg:x1="12.799cm" svg:y1="15.753cm" svg:x2="9.599cm" svg:y2="17.854cm" draw:start-shape="id11" draw:start-glue-point="2" draw:end-shape="id12" svg:d="M12799 15753v1052h-3200v1049" svg:viewBox="0 0 3201 2103">
          <text:p/>
        </draw:connector>
        <draw:connector draw:style-name="gr11" draw:text-style-name="P561" svg:x1="12.799cm" svg:y1="15.753cm" svg:x2="15.549cm" svg:y2="17.854cm" draw:start-shape="id11" draw:start-glue-point="2" draw:end-shape="id13" svg:d="M12799 15753v1052h2750v1049" svg:viewBox="0 0 2752 2103">
          <text:p/>
        </draw:connector>
        <draw:connector draw:style-name="gr11" draw:text-style-name="P561" svg:x1="11.499cm" svg:y1="18.903cm" svg:x2="13.7cm" svg:y2="18.903cm" draw:start-shape="id12" draw:start-glue-point="1" draw:end-shape="id13" draw:end-glue-point="3" svg:d="M11499 18903h2201" svg:viewBox="0 0 2203 2">
          <text:p/>
        </draw:connector>
      </draw:g>
      <text:table-of-content text:style-name="Sect1" text:protected="true" text:name="Índex de continguts1">
        <text:table-of-content-source text:outline-level="4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407"><text:a xlink:type="simple" xlink:href="#__RefHeading___Toc1417_906975383" text:style-name="Index_20_Link" text:visited-style-name="Index_20_Link">What to do<text:tab/>3</text:a></text:p>
          <text:p text:style-name="P408"><text:a xlink:type="simple" xlink:href="#__RefHeading___Toc1423_906975383" text:style-name="Index_20_Link" text:visited-style-name="Index_20_Link">Soulshared Arrays<text:tab/>4</text:a></text:p>
          <text:p text:style-name="P409"><text:a xlink:type="simple" xlink:href="#__RefHeading___Toc5163_1210443566" text:style-name="Index_20_Link" text:visited-style-name="Index_20_Link">Overview<text:tab/>4</text:a></text:p>
          <text:p text:style-name="P409"><text:a xlink:type="simple" xlink:href="#__RefHeading___Toc2348_3936994408" text:style-name="Index_20_Link" text:visited-style-name="Index_20_Link">SHR_arrayDim<text:tab/>5</text:a></text:p>
          <text:p text:style-name="P409"><text:a xlink:type="simple" xlink:href="#__RefHeading___Toc2350_3936994408" text:style-name="Index_20_Link" text:visited-style-name="Index_20_Link">SHR_array<text:tab/>5</text:a></text:p>
          <text:p text:style-name="P409"><text:a xlink:type="simple" xlink:href="#__RefHeading___Toc2399_3936994408" text:style-name="Index_20_Link" text:visited-style-name="Index_20_Link">SHR_arrayGrid (shr_array)<text:tab/>6</text:a></text:p>
          <text:p text:style-name="P410"><text:a xlink:type="simple" xlink:href="#__RefHeading___Toc2401_3936994408" text:style-name="Index_20_Link" text:visited-style-name="Index_20_Link">SHR_arrayGridFull<text:tab/>6</text:a></text:p>
          <text:p text:style-name="P410"><text:a xlink:type="simple" xlink:href="#__RefHeading___Toc2403_3936994408" text:style-name="Index_20_Link" text:visited-style-name="Index_20_Link">SHR_arrayGridSlim<text:tab/>6</text:a></text:p>
          <text:p text:style-name="P409"><text:a xlink:type="simple" xlink:href="#__RefHeading___Toc2360_3936994408" text:style-name="Index_20_Link" text:visited-style-name="Index_20_Link">SHR_arrayIntegration<text:tab/>6</text:a></text:p>
          <text:p text:style-name="P410"><text:a xlink:type="simple" xlink:href="#__RefHeading___Toc5828_3493864717" text:style-name="Index_20_Link" text:visited-style-name="Index_20_Link">Potential improvements<text:tab/>7</text:a></text:p>
          <text:p text:style-name="P409"><text:a xlink:type="simple" xlink:href="#__RefHeading___Toc3809_124617398" text:style-name="Index_20_Link" text:visited-style-name="Index_20_Link">SHR_arrayInterpolation<text:tab/>7</text:a></text:p>
          <text:p text:style-name="P409"><text:a xlink:type="simple" xlink:href="#__RefHeading___Toc2405_3936994408" text:style-name="Index_20_Link" text:visited-style-name="Index_20_Link">SHR_arrayDistributed<text:tab/>8</text:a></text:p>
          <text:p text:style-name="P410"><text:a xlink:type="simple" xlink:href="#__RefHeading___Toc2407_3936994408" text:style-name="Index_20_Link" text:visited-style-name="Index_20_Link">shr_arrayDist<text:tab/>8</text:a></text:p>
          <text:p text:style-name="P410"><text:a xlink:type="simple" xlink:href="#__RefHeading___Toc2413_3936994408" text:style-name="Index_20_Link" text:visited-style-name="Index_20_Link">shr_arrayDistGridSlim<text:tab/>9</text:a></text:p>
          <text:p text:style-name="P410"><text:a xlink:type="simple" xlink:href="#__RefHeading___Toc2415_3936994408" text:style-name="Index_20_Link" text:visited-style-name="Index_20_Link">shr_arrayDistIntegration<text:tab/>9</text:a></text:p>
          <text:p text:style-name="P408"><text:a xlink:type="simple" xlink:href="#__RefHeading___Toc1427_906975383" text:style-name="Index_20_Link" text:visited-style-name="Index_20_Link">Soulshared Grid<text:tab/>10</text:a></text:p>
          <text:p text:style-name="P409"><text:a xlink:type="simple" xlink:href="#__RefHeading___Toc5834_3493864717" text:style-name="Index_20_Link" text:visited-style-name="Index_20_Link">Overview<text:tab/>10</text:a></text:p>
          <text:p text:style-name="P409"><text:a xlink:type="simple" xlink:href="#__RefHeading___Toc5830_3493864717" text:style-name="Index_20_Link" text:visited-style-name="Index_20_Link">Axis<text:tab/>10</text:a></text:p>
          <text:p text:style-name="P410"><text:a xlink:type="simple" xlink:href="#__RefHeading___Toc5660_529384022" text:style-name="Index_20_Link" text:visited-style-name="Index_20_Link">gAxisBounds<text:tab/>10</text:a></text:p>
          <text:p text:style-name="P410"><text:a xlink:type="simple" xlink:href="#__RefHeading___Toc5662_529384022" text:style-name="Index_20_Link" text:visited-style-name="Index_20_Link">gAxisCell<text:tab/>10</text:a></text:p>
          <text:p text:style-name="P410"><text:a xlink:type="simple" xlink:href="#__RefHeading___Toc5171_1210443566" text:style-name="Index_20_Link" text:visited-style-name="Index_20_Link">gAxis<text:tab/>10</text:a></text:p>
          <text:p text:style-name="P410"><text:a xlink:type="simple" xlink:href="#__RefHeading___Toc5719_3493864717" text:style-name="Index_20_Link" text:visited-style-name="Index_20_Link">gAxisMapping?<text:tab/>11</text:a></text:p>
          <text:p text:style-name="P410"><text:a xlink:type="simple" xlink:href="#__RefHeading___Toc5836_3493864717" text:style-name="Index_20_Link" text:visited-style-name="Index_20_Link">gAxisIndex (gAxisCellIndex)<text:tab/>11</text:a></text:p>
          <text:p text:style-name="P409"><text:a xlink:type="simple" xlink:href="#__RefHeading___Toc5832_3493864717" text:style-name="Index_20_Link" text:visited-style-name="Index_20_Link">Grid<text:tab/>12</text:a></text:p>
          <text:p text:style-name="P410"><text:a xlink:type="simple" xlink:href="#__RefHeading___Toc5838_3493864717" text:style-name="Index_20_Link" text:visited-style-name="Index_20_Link">Overview<text:tab/>12</text:a></text:p>
          <text:p text:style-name="P410"><text:a xlink:type="simple" xlink:href="#__RefHeading___Toc2362_3936994408" text:style-name="Index_20_Link" text:visited-style-name="Index_20_Link">gGrid<text:tab/>12</text:a></text:p>
          <text:p text:style-name="P410"><text:a xlink:type="simple" xlink:href="#__RefHeading___Toc5482_2929691388" text:style-name="Index_20_Link" text:visited-style-name="Index_20_Link">gGridDescriptor???<text:tab/>13</text:a></text:p>
          <text:p text:style-name="P410"><text:a xlink:type="simple" xlink:href="#__RefHeading___Toc1429_906975383" text:style-name="Index_20_Link" text:visited-style-name="Index_20_Link">gGridPartition<text:tab/>13</text:a></text:p>
          <text:p text:style-name="P410"><text:a xlink:type="simple" xlink:href="#__RefHeading___Toc1431_906975383" text:style-name="Index_20_Link" text:visited-style-name="Index_20_Link">gGridDomain<text:tab/>14</text:a></text:p>
          <text:p text:style-name="P410"><text:a xlink:type="simple" xlink:href="#__RefHeading___Toc1433_906975383" text:style-name="Index_20_Link" text:visited-style-name="Index_20_Link">gGridBounds<text:tab/>15</text:a></text:p>
          <text:p text:style-name="P410"><text:a xlink:type="simple" xlink:href="#__RefHeading___Toc1435_906975383" text:style-name="Index_20_Link" text:visited-style-name="Index_20_Link">gGridMask<text:tab/>15</text:a></text:p>
          <text:p text:style-name="P410"><text:a xlink:type="simple" xlink:href="#__RefHeading___Toc5165_1210443566" text:style-name="Index_20_Link" text:visited-style-name="Index_20_Link">gGridcellsMapping<text:tab/>15</text:a></text:p>
          <text:p text:style-name="P410"><text:a xlink:type="simple" xlink:href="#__RefHeading___Toc5840_3493864717" text:style-name="Index_20_Link" text:visited-style-name="Index_20_Link">gGridIndicesMapping<text:tab/>15</text:a></text:p>
          <text:p text:style-name="P410"><text:a xlink:type="simple" xlink:href="#__RefHeading___Toc1437_906975383" text:style-name="Index_20_Link" text:visited-style-name="Index_20_Link">gGridCell<text:tab/>15</text:a></text:p>
          <text:p text:style-name="P410"><text:a xlink:type="simple" xlink:href="#__RefHeading___Toc1439_906975383" text:style-name="Index_20_Link" text:visited-style-name="Index_20_Link">gCoordinate<text:tab/>15</text:a></text:p>
          <text:p text:style-name="P409"><text:a xlink:type="simple" xlink:href="#__RefHeading___Toc2364_3936994408" text:style-name="Index_20_Link" text:visited-style-name="Index_20_Link">Example<text:tab/>16</text:a></text:p>
          <text:p text:style-name="P407"><text:a xlink:type="simple" xlink:href="#__RefHeading___Toc4596_4067687214" text:style-name="Index_20_Link" text:visited-style-name="Index_20_Link">Design<text:tab/>17</text:a></text:p>
          <text:p text:style-name="P408"><text:a xlink:type="simple" xlink:href="#__RefHeading___Toc9297_459283363" text:style-name="Index_20_Link" text:visited-style-name="Index_20_Link">SoulShared Array<text:tab/>17</text:a></text:p>
          <text:p text:style-name="P409"><text:a xlink:type="simple" xlink:href="#__RefHeading___Toc9299_459283363" text:style-name="Index_20_Link" text:visited-style-name="Index_20_Link">shr_array<text:tab/>17</text:a></text:p>
          <text:p text:style-name="P409"><text:a xlink:type="simple" xlink:href="#__RefHeading___Toc5167_1210443566" text:style-name="Index_20_Link" text:visited-style-name="Index_20_Link">shr_arrayGrid<text:tab/>17</text:a></text:p>
          <text:p text:style-name="P409"><text:a xlink:type="simple" xlink:href="#__RefHeading___Toc5169_1210443566" text:style-name="Index_20_Link" text:visited-style-name="Index_20_Link">shr_arrayDist<text:tab/>17</text:a></text:p>
          <text:p text:style-name="P408"><text:a xlink:type="simple" xlink:href="#__RefHeading___Toc9301_459283363" text:style-name="Index_20_Link" text:visited-style-name="Index_20_Link">SoulShared grid<text:tab/>17</text:a></text:p>
          <text:p text:style-name="P407"><text:a xlink:type="simple" xlink:href="#__RefHeading___Toc2307_3936994408" text:style-name="Index_20_Link" text:visited-style-name="Index_20_Link">Prove of concept<text:tab/>18</text:a></text:p>
          <text:p text:style-name="P408"><text:a xlink:type="simple" xlink:href="#__RefHeading___Toc2334_3936994408" text:style-name="Index_20_Link" text:visited-style-name="Index_20_Link">Soulshared arrays<text:tab/>18</text:a></text:p>
          <text:p text:style-name="P409"><text:a xlink:type="simple" xlink:href="#__RefHeading___Toc3198_1722581721" text:style-name="Index_20_Link" text:visited-style-name="Index_20_Link">shr_dim<text:tab/>18</text:a></text:p>
          <text:p text:style-name="P409"><text:a xlink:type="simple" xlink:href="#__RefHeading___Toc3200_1722581721" text:style-name="Index_20_Link" text:visited-style-name="Index_20_Link">shr_array<text:tab/>18</text:a></text:p>
          <text:p text:style-name="P410"><text:a xlink:type="simple" xlink:href="#__RefHeading___Toc3202_1722581721" text:style-name="Index_20_Link" text:visited-style-name="Index_20_Link">Constructor<text:tab/>18</text:a></text:p>
          <text:p text:style-name="P410"><text:a xlink:type="simple" xlink:href="#__RefHeading___Toc3204_1722581721" text:style-name="Index_20_Link" text:visited-style-name="Index_20_Link">Extract array<text:tab/>18</text:a></text:p>
          <text:p text:style-name="P410"><text:a xlink:type="simple" xlink:href="#__RefHeading___Toc3206_1722581721" text:style-name="Index_20_Link" text:visited-style-name="Index_20_Link">operations (+,-,*,/)<text:tab/>18</text:a></text:p>
          <text:p text:style-name="P410"><text:a xlink:type="simple" xlink:href="#__RefHeading___Toc3214_1722581721" text:style-name="Index_20_Link" text:visited-style-name="Index_20_Link">Assignment<text:tab/>19</text:a></text:p>
          <text:p text:style-name="P409"><text:soft-page-break/><text:a xlink:type="simple" xlink:href="#__RefHeading___Toc3224_1722581721" text:style-name="Index_20_Link" text:visited-style-name="Index_20_Link">shr_arrayGrid<text:tab/>19</text:a></text:p>
          <text:p text:style-name="P410"><text:a xlink:type="simple" xlink:href="#__RefHeading___Toc3226_1722581721" text:style-name="Index_20_Link" text:visited-style-name="Index_20_Link">shr_arrayGridFull<text:tab/>19</text:a></text:p>
          <text:p text:style-name="P410"><text:a xlink:type="simple" xlink:href="#__RefHeading___Toc3228_1722581721" text:style-name="Index_20_Link" text:visited-style-name="Index_20_Link">shr_arrayGridSlim<text:tab/>20</text:a></text:p>
          <text:p text:style-name="P410"><text:a xlink:type="simple" xlink:href="#__RefHeading___Toc3230_1722581721" text:style-name="Index_20_Link" text:visited-style-name="Index_20_Link">shr_arrayIntegration<text:tab/>20</text:a></text:p>
          <text:p text:style-name="P409"><text:a xlink:type="simple" xlink:href="#__RefHeading___Toc3232_1722581721" text:style-name="Index_20_Link" text:visited-style-name="Index_20_Link">shr_arrayDist<text:tab/>20</text:a></text:p>
          <text:p text:style-name="P408"><text:a xlink:type="simple" xlink:href="#__RefHeading___Toc2336_3936994408" text:style-name="Index_20_Link" text:visited-style-name="Index_20_Link">Soulshared grid<text:tab/>20</text:a></text:p>
          <text:p text:style-name="P409"><text:a xlink:type="simple" xlink:href="#__RefHeading___Toc3826_124617398" text:style-name="Index_20_Link" text:visited-style-name="Index_20_Link">Gridcell<text:tab/>20</text:a></text:p>
          <text:p text:style-name="P409"><text:a xlink:type="simple" xlink:href="#__RefHeading___Toc3828_124617398" text:style-name="Index_20_Link" text:visited-style-name="Index_20_Link">GridBounds<text:tab/>21</text:a></text:p>
          <text:p text:style-name="P409"><text:a xlink:type="simple" xlink:href="#__RefHeading___Toc3830_124617398" text:style-name="Index_20_Link" text:visited-style-name="Index_20_Link">gridPartition<text:tab/>21</text:a></text:p>
          <text:p text:style-name="P409"><text:a xlink:type="simple" xlink:href="#__RefHeading___Toc3832_124617398" text:style-name="Index_20_Link" text:visited-style-name="Index_20_Link">gridMask<text:tab/>21</text:a></text:p>
          <text:p text:style-name="P409"><text:a xlink:type="simple" xlink:href="#__RefHeading___Toc3834_124617398" text:style-name="Index_20_Link" text:visited-style-name="Index_20_Link">Grid<text:tab/>21</text:a></text:p>
          <text:p text:style-name="P407"><text:a xlink:type="simple" xlink:href="#__RefHeading___Toc3234_1722581721" text:style-name="Index_20_Link" text:visited-style-name="Index_20_Link">Plan<text:tab/>23</text:a></text:p>
        </text:index-body>
      </text:table-of-content>
      <text:p text:style-name="P187"/>
      <text:h text:style-name="P417" text:outline-level="1"><text:bookmark-start text:name="__RefHeading___Toc1417_906975383"/>What to do<text:bookmark-end text:name="__RefHeading___Toc1417_906975383"/></text:h>
      <text:p text:style-name="P188"/>
      <text:p text:style-name="P188">Read/write netcdf data</text:p>
      <text:p text:style-name="P188"/>
      <text:p text:style-name="P189">Netcdf file can has a spatial grid declared and optional time.</text:p>
      <text:p text:style-name="P188"/>
      <text:p text:style-name="P188">Given data can be:</text:p>
      <text:p text:style-name="P190"><text:span text:style-name="T394">-</text:span><text:span text:style-name="T395">raw</text:span><text:span text:style-name="T394"> array</text:span></text:p>
      <text:p text:style-name="P188">-spatial array <text:span text:style-name="T399">(compressed and full)</text:span></text:p>
      <text:p text:style-name="P188"/>
      <text:p text:style-name="P191">The spatial arrays dimension can be compressed or full.</text:p>
      <text:p text:style-name="P191">Full spatial array is represented as 2d (non useful gri<text:span text:style-name="T397">d </text:span>cells used), with the remaining dimensions</text:p>
      <text:p text:style-name="P191">Compressed spatial array is represented as 1d, only those grid cells used are declared</text:p>
      <text:p text:style-name="P191"/>
      <text:p text:style-name="P192">Read/write</text:p>
      <text:p text:style-name="P192">The shape of the given array must be the same as the <text:span text:style-name="T402">defined file </text:span>grid. Only time dimension can be modified.</text:p>
      <text:p text:style-name="P188"/>
      <text:p text:style-name="P193">Later on:</text:p>
      <text:p text:style-name="P193">-integrated array <text:span text:style-name="T400">(time, </text:span><text:span text:style-name="T401">average</text:span><text:span text:style-name="T400">)</text:span></text:p>
      <text:p text:style-name="P193"/>
      <text:p text:style-name="P194">It can be parallel, <text:span text:style-name="T396">if it is the case then </text:span>spatial dimension is divided for each processor.</text:p>
      <text:p text:style-name="P195"><text:span text:style-name="T396">The current method splits the spatial dimension into those enabled grid cells into equal parts. </text:span><text:span text:style-name="T398">Other methods should be allowed.</text:span></text:p>
      <text:p text:style-name="P195"/>
      <text:h text:style-name="P420" text:outline-level="2"/>
      <text:h text:style-name="P422" text:outline-level="2"><text:bookmark-start text:name="__RefHeading___Toc1423_906975383"/><text:span text:style-name="T423">Soulshared </text:span>Arrays<text:bookmark-end text:name="__RefHeading___Toc1423_906975383"/></text:h>
      <text:p text:style-name="P245"/>
      <text:p text:style-name="P246">Fundamental array classes. </text:p>
      <text:p text:style-name="P247"/>
      <text:p text:style-name="P248">Supported types: </text:p>
      <text:list xml:id="list462532908" text:style-name="L4">
        <text:list-item>
          <text:p text:style-name="P446">integer</text:p>
        </text:list-item>
        <text:list-item>
          <text:p text:style-name="P446">real sp</text:p>
        </text:list-item>
        <text:list-item>
          <text:p text:style-name="P446">real dp</text:p>
        </text:list-item>
      </text:list>
      <text:p text:style-name="P245"/>
      <text:p text:style-name="P366">Internal implementation can hold data as:</text:p>
      <text:list xml:id="list2058501966" text:style-name="L5">
        <text:list-item>
          <text:p text:style-name="P447">allocatable </text:p>
        </text:list-item>
        <text:list-item>
          <text:p text:style-name="P447">pointer <text:span text:style-name="T675">(contiguous)</text:span></text:p>
        </text:list-item>
      </text:list>
      <text:p text:style-name="P365"/>
      <text:p text:style-name="P374"/>
      <text:p text:style-name="P374">Implementation details </text:p>
      <text:p text:style-name="P374"/>
      <text:p text:style-name="P374">Each shr_grid class such as shr_gridArray, … are independent instances between them. No inheritance is used. Not enough compatibility between as well as slightly different requirements.</text:p>
      <text:p text:style-name="P365"/>
      <text:h text:style-name="Heading_20_3" text:outline-level="3"><text:bookmark-start text:name="__RefHeading___Toc5163_1210443566"/>Overview<text:bookmark-end text:name="__RefHeading___Toc5163_1210443566"/></text:h>
      <text:p text:style-name="P367"/>
      <text:p text:style-name="P372">Structure:</text:p>
      <text:list xml:id="list4185838569" text:style-name="L6">
        <text:list-item>
          <text:p text:style-name="P448">shr_array</text:p>
          <text:list>
            <text:list-item>
              <text:p text:style-name="P450">shr_arrayGrid</text:p>
              <text:list>
                <text:list-item>
                  <text:p text:style-name="P450">shr_arrayGridFull</text:p>
                </text:list-item>
                <text:list-item>
                  <text:p text:style-name="P450">shr_arrayGridSlim</text:p>
                </text:list-item>
              </text:list>
            </text:list-item>
          </text:list>
        </text:list-item>
      </text:list>
      <text:p text:style-name="P368"/>
      <text:p text:style-name="P369"/>
      <text:p text:style-name="P370"><text:span text:style-name="T674">Suppored </text:span>type<text:span text:style-name="T674">s</text:span> ( kinds ):</text:p>
      <text:list xml:id="list672273" text:style-name="L7">
        <text:list-item>
          <text:p text:style-name="P471"><text:span text:style-name="T592">rsp: </text:span><text:span text:style-name="T594">real, single precision</text:span></text:p>
        </text:list-item>
        <text:list-item>
          <text:p text:style-name="P471"><text:span text:style-name="T593">rd</text:span><text:span text:style-name="T592">p : </text:span><text:span text:style-name="T594">real, double precision</text:span></text:p>
        </text:list-item>
        <text:list-item>
          <text:p text:style-name="P471"><text:span text:style-name="T592">int : </text:span><text:span text:style-name="T594">integer</text:span></text:p>
        </text:list-item>
      </text:list>
      <text:p text:style-name="P370"/>
      <text:p text:style-name="P373">Interactions:</text:p>
      <text:list xml:id="list671667252" text:style-name="L8">
        <text:list-item>
          <text:p text:style-name="P452">int</text:p>
          <text:list>
            <text:list-item>
              <text:p text:style-name="P452">int vs int / <text:span text:style-name="T677">rsp / rdp</text:span></text:p>
            </text:list-item>
            <text:list-item>
              <text:p text:style-name="P453">int = int / rsp / rdp</text:p>
            </text:list-item>
            <text:list-item>
              <text:p text:style-name="P454">int / rsp / rdp <text:span text:style-name="T678">= </text:span>int</text:p>
            </text:list-item>
          </text:list>
        </text:list-item>
        <text:list-item>
          <text:p text:style-name="P452">rsp</text:p>
        </text:list-item>
        <text:list-item>
          <text:p text:style-name="P455"/>
          <text:list>
            <text:list-item>
              <text:p text:style-name="P456">rsp vs int / <text:span text:style-name="T677">rsp / rdp</text:span></text:p>
            </text:list-item>
            <text:list-item>
              <text:p text:style-name="P453">rsp = int / rsp / rdp</text:p>
            </text:list-item>
            <text:list-item>
              <text:p text:style-name="P454">int / rsp / rdp <text:span text:style-name="T678">= </text:span>rsp</text:p>
            </text:list-item>
          </text:list>
        </text:list-item>
        <text:list-item>
          <text:p text:style-name="P452">rdp</text:p>
          <text:list>
            <text:list-item>
              <text:p text:style-name="P452">rdp vs <text:span text:style-name="T676">int /</text:span><text:span text:style-name="T677">rsp / rdp</text:span></text:p>
            </text:list-item>
            <text:list-item>
              <text:p text:style-name="P453">rdp = int / rsp / rdp</text:p>
            </text:list-item>
            <text:list-item>
              <text:p text:style-name="P454">int / rsp / rdp <text:span text:style-name="T678">= </text:span>rdp</text:p>
            </text:list-item>
          </text:list>
        </text:list-item>
      </text:list>
      <text:p text:style-name="P370"/>
      <text:p text:style-name="P371">Result:</text:p>
      <text:p text:style-name="P370"/>
      <text:list xml:id="list93005777112616" text:continue-list="list4185838569" text:style-name="L6">
        <text:list-item>
          <text:p text:style-name="P449"><text:soft-page-break/>shr_array</text:p>
          <text:list>
            <text:list-item>
              <text:p text:style-name="P449">shr_arrayRsp</text:p>
            </text:list-item>
            <text:list-item>
              <text:p text:style-name="P449">shr_arrayRdp</text:p>
            </text:list-item>
            <text:list-item>
              <text:p text:style-name="P449">shr_arrayInt</text:p>
            </text:list-item>
            <text:list-item>
              <text:p text:style-name="P451">shr_arrayGrid</text:p>
              <text:list>
                <text:list-item>
                  <text:p text:style-name="P451">shr_arrayGridFull</text:p>
                  <text:list>
                    <text:list-item>
                      <text:p text:style-name="P449">shr_array<text:span text:style-name="T673">GridFull</text:span>Rsp</text:p>
                    </text:list-item>
                    <text:list-item>
                      <text:p text:style-name="P449">shr_array<text:span text:style-name="T673">GridFull</text:span>Rdp</text:p>
                    </text:list-item>
                    <text:list-item>
                      <text:p text:style-name="P449">shr_array<text:span text:style-name="T673">GridFull</text:span>Int</text:p>
                    </text:list-item>
                  </text:list>
                </text:list-item>
                <text:list-item>
                  <text:p text:style-name="P451">shr_arrayGridSlim</text:p>
                  <text:list>
                    <text:list-item>
                      <text:p text:style-name="P449">shr_array<text:span text:style-name="T673">GridSlim</text:span>Rsp</text:p>
                    </text:list-item>
                    <text:list-item>
                      <text:p text:style-name="P449">shr_array<text:span text:style-name="T673">GridSlim</text:span>Rdp</text:p>
                    </text:list-item>
                    <text:list-item>
                      <text:p text:style-name="P449">shr_array<text:span text:style-name="T673">GridSlim</text:span>Int</text:p>
                    </text:list-item>
                  </text:list>
                </text:list-item>
              </text:list>
            </text:list-item>
          </text:list>
        </text:list-item>
      </text:list>
      <text:p text:style-name="P367"/>
      <text:p text:style-name="P245"/>
      <text:h text:style-name="P423" text:outline-level="3"><text:bookmark-start text:name="__RefHeading___Toc2348_3936994408"/>SHR_<text:span text:style-name="T651">arrayD</text:span>im<text:bookmark-end text:name="__RefHeading___Toc2348_3936994408"/></text:h>
      <text:p text:style-name="P249"><text:span text:style-name="T465">D</text:span>escribes a<text:span text:style-name="T440">n array </text:span>dimension. </text:p>
      <text:p text:style-name="P249"/>
      <text:p text:style-name="P358"><text:span text:style-name="T439">SHR_</text:span><text:span text:style-name="T652">arrayD</text:span><text:span text:style-name="T439">im</text:span>→<text:span text:style-name="T66">(</text:span>name, <text:span text:style-name="T69">size, </text:span><text:span text:style-name="T70">units, description</text:span><text:span text:style-name="T66">)</text:span></text:p>
      <text:p text:style-name="P387"><text:span text:style-name="T584">SHR_</text:span><text:span text:style-name="T590">array</text:span><text:span text:style-name="T591">D</text:span><text:span text:style-name="T584">im</text:span><text:span text:style-name="T585">→</text:span><text:span text:style-name="T586">(</text:span><text:span text:style-name="T585">name, </text:span><text:span text:style-name="T587">start, end</text:span><text:span text:style-name="T588">, </text:span><text:span text:style-name="T587">steps, </text:span><text:span text:style-name="T589">units, description</text:span><text:span text:style-name="T586">)</text:span></text:p>
      <text:p text:style-name="P359"/>
      <text:p text:style-name="P388"><text:span text:style-name="T586">A</text:span><text:span text:style-name="T556">vailable operations:</text:span></text:p>
      <text:p text:style-name="P360">getters/setters</text:p>
      <text:p text:style-name="P360">getIndex(dimension values)</text:p>
      <text:p text:style-name="P375">getValue(index(s)) →<text:span text:style-name="T679"> best candidate found</text:span></text:p>
      <text:p text:style-name="P375">getAllValues() → all array values</text:p>
      <text:p text:style-name="P250"/>
      <text:p text:style-name="P251"/>
      <text:h text:style-name="P423" text:outline-level="3"><text:bookmark-start text:name="__RefHeading___Toc2350_3936994408"/>SHR_array<text:bookmark-end text:name="__RefHeading___Toc2350_3936994408"/></text:h>
      <text:p text:style-name="P252"><text:span text:style-name="T466">H</text:span><text:span text:style-name="T64">andle </text:span><text:span text:style-name="T470">an </text:span><text:span text:style-name="T64">array. </text:span><text:span text:style-name="T470">It is defined with the following arguments.</text:span></text:p>
      <text:p text:style-name="P252"/>
      <text:p text:style-name="P251"><text:span text:style-name="T385">SHR</text:span><text:span text:style-name="T63">_</text:span><text:span text:style-name="T49">a</text:span><text:span text:style-name="T63">rray → (name, </text:span><text:span text:style-name="T46">type, </text:span><text:span text:style-name="T45">[</text:span><text:span text:style-name="T68">S</text:span><text:span text:style-name="T470">HR</text:span><text:span text:style-name="T68">_</text:span><text:span text:style-name="T63">dim1, …, </text:span><text:span text:style-name="T68">S</text:span><text:span text:style-name="T470">HR</text:span><text:span text:style-name="T68">_</text:span><text:span text:style-name="T63">dim N</text:span><text:span text:style-name="T45">], </text:span><text:span text:style-name="T467">units=, description=, </text:span><text:span text:style-name="T487">data</text:span><text:span text:style-name="T646">=</text:span><text:span text:style-name="T63">)</text:span></text:p>
      <text:p text:style-name="P382"><text:span text:style-name="T566">name: </text:span><text:span text:style-name="T568">array </text:span><text:span text:style-name="T567">name</text:span></text:p>
      <text:p text:style-name="P253">type: supported data type</text:p>
      <text:p text:style-name="P253">dimensions: shr_dim for each required dimension. Order is relevant as the array will match 1 by 1.</text:p>
      <text:p text:style-name="P354">data: <text:span text:style-name="T647">initializ</text:span><text:span text:style-name="T664">ation</text:span><text:span text:style-name="T647"> </text:span>data is copied into SHR_array</text:p>
      <text:p text:style-name="P354"/>
      <text:p text:style-name="P254"/>
      <text:p text:style-name="P255"><text:span text:style-name="T472">O</text:span>verload common operations: +, -, /, *,… </text:p>
      <text:p text:style-name="P255">It accepts <text:span text:style-name="T471">the following operations</text:span>:</text:p>
      <text:p text:style-name="P255">shr_array op shr_array </text:p>
      <text:p text:style-name="P255">shr_Array op scalar value</text:p>
      <text:p text:style-name="P256"/>
      <text:p text:style-name="P257">Other functions:</text:p>
      <text:list xml:id="list1126361295" text:style-name="L9">
        <text:list-item>
          <text:p text:style-name="P457">setData(new array) → redefine inner values. Dimensions must match.</text:p>
        </text:list-item>
        <text:list-item>
          <text:p text:style-name="P457">GetData() → get inner data. Dimensions must match.</text:p>
        </text:list-item>
      </text:list>
      <text:p text:style-name="P357"/>
      <text:p text:style-name="P258"/>
      <text:p text:style-name="P258"/>
      <text:p text:style-name="P258"/>
      <text:h text:style-name="P423" text:outline-level="3"><text:bookmark-start text:name="__RefHeading___Toc2399_3936994408"/><text:soft-page-break/><text:span text:style-name="T173">S</text:span><text:span text:style-name="T174">HR_array</text:span><text:span text:style-name="T178">Grid </text:span><text:span text:style-name="T182">(shr_array)</text:span><text:bookmark-end text:name="__RefHeading___Toc2399_3936994408"/></text:h>
      <text:p text:style-name="P21"/>
      <text:p text:style-name="P363"><text:span text:style-name="T179">s</text:span><text:span text:style-name="T183">hr_arrayGrid has a special dimension based of the given grid. Its is an a</text:span><text:span text:style-name="T179">bstract class </text:span><text:span text:style-name="T183">and it defines its </text:span><text:span text:style-name="T179">i</text:span><text:span text:style-name="T173">nternal representation of the spatial </text:span><text:span text:style-name="T175">dimension.</text:span></text:p>
      <text:p text:style-name="P25"/>
      <text:p text:style-name="P25"/>
      <text:p text:style-name="P364"><text:span text:style-name="T175">A</text:span><text:span text:style-name="T87">vailable operations:</text:span></text:p>
      <text:p text:style-name="P172"><text:tab/></text:p>
      <text:list xml:id="list3728227029" text:style-name="L10">
        <text:list-item>
          <text:p text:style-name="P458"><text:span text:style-name="T203">i</text:span><text:span text:style-name="T87">nit (name, type, grid, dimensions, units, description)</text:span></text:p>
        </text:list-item>
        <text:list-item>
          <text:p text:style-name="P472">getData() → abstract, it returns raw data</text:p>
        </text:list-item>
        <text:list-item>
          <text:p text:style-name="P473">same as shr_array ...</text:p>
          <text:p text:style-name="P474"/>
        </text:list-item>
      </text:list>
      <text:h text:style-name="P429" text:outline-level="4"><text:bookmark-start text:name="__RefHeading___Toc2401_3936994408"/><text:span text:style-name="T173">S</text:span><text:span text:style-name="T174">HR_array</text:span><text:span text:style-name="T178">Grid</text:span><text:span text:style-name="T180">Full</text:span><text:bookmark-end text:name="__RefHeading___Toc2401_3936994408"/></text:h>
      <text:p text:style-name="P21"/>
      <text:p text:style-name="P260"><text:span text:style-name="T176">L</text:span><text:span text:style-name="T87">atitude and longitude spatial dimensions. All its operations are for full representation:</text:span></text:p>
      <text:p text:style-name="P171">Available operations:</text:p>
      <text:list xml:id="list3062096800" text:style-name="L11">
        <text:list-item>
          <text:p text:style-name="P518"><text:span text:style-name="T297">getData() →</text:span><text:span text:style-name="T296"> </text:span><text:span text:style-name="T298">implementation </text:span><text:span text:style-name="T299">as </text:span><text:span text:style-name="T300">assignment operator </text:span><text:span text:style-name="T299">‘=’</text:span></text:p>
        </text:list-item>
      </text:list>
      <text:p text:style-name="P169">x - x x</text:p>
      <text:p text:style-name="P169">x x x -</text:p>
      <text:p text:style-name="P169">x x - x </text:p>
      <text:p text:style-name="P168"/>
      <text:p text:style-name="P170"/>
      <text:list xml:id="list2482754405" text:style-name="L12">
        <text:list-item>
          <text:p text:style-name="P519"><text:span text:style-name="T295">toArrayGridSlim()</text:span><text:span text:style-name="T294">: </text:span><text:span text:style-name="T296">transforms</text:span><text:span text:style-name="T294"> to SHR_arrayGridSlim</text:span></text:p>
        </text:list-item>
        <text:list-item>
          <text:p text:style-name="P459"><text:span text:style-name="T203">spli</text:span><text:span text:style-name="T373">tTo</text:span><text:span text:style-name="T372">SquaredArrays</text:span><text:span text:style-name="T203">() → local domain is divided into squared subdomains. </text:span><text:span text:style-name="T204">It is meant to avoid any overlapping grid cells between all subdomains across all processors. Useful when read/write data into file. </text:span><text:span text:style-name="T205">It returns an array with shr_arrayGrid.</text:span></text:p>
        </text:list-item>
      </text:list>
      <text:p text:style-name="P23"/>
      <text:p text:style-name="P22"/>
      <text:h text:style-name="P429" text:outline-level="4"><text:bookmark-start text:name="__RefHeading___Toc2403_3936994408"/><text:span text:style-name="T173">S</text:span><text:span text:style-name="T87">HR_array</text:span><text:span text:style-name="T178">Grid</text:span><text:span text:style-name="T180">Slim</text:span><text:bookmark-end text:name="__RefHeading___Toc2403_3936994408"/></text:h>
      <text:p text:style-name="P21"/>
      <text:p text:style-name="P259"><text:span text:style-name="T176">S</text:span><text:span text:style-name="T175">patial dimension is represented as 1 dimension. </text:span><text:span text:style-name="T177">It o</text:span><text:span text:style-name="T175">nly </text:span><text:span text:style-name="T177">uses those enabled</text:span><text:span text:style-name="T175"> grid cells:</text:span></text:p>
      <text:p text:style-name="P22"/>
      <text:p text:style-name="P171">Available operations:</text:p>
      <text:list xml:id="list2163427050" text:style-name="L13">
        <text:list-item>
          <text:p text:style-name="P460"><text:span text:style-name="T175">g</text:span><text:span text:style-name="T87">etData() →</text:span><text:span text:style-name="T370"> </text:span><text:span text:style-name="T371">x</text:span><text:span text:style-name="T175"> </text:span><text:span text:style-name="T371">x x x x x x x x</text:span></text:p>
        </text:list-item>
        <text:list-item>
          <text:p text:style-name="P475"><text:span text:style-name="T672">toArrayGridFull → </text:span>Convertible to SHR_arrayGridFull</text:p>
        </text:list-item>
      </text:list>
      <text:p text:style-name="P261"/>
      <text:p text:style-name="P262"/>
      <text:h text:style-name="P424" text:outline-level="3"><text:bookmark-start text:name="__RefHeading___Toc2360_3936994408"/>SHR_arrayIntegrat<text:span text:style-name="T475">ion</text:span><text:bookmark-end text:name="__RefHeading___Toc2360_3936994408"/></text:h>
      <text:p text:style-name="P385"><text:span text:style-name="T578">Handle an array SHR_array </text:span><text:span text:style-name="T579">with time integration. </text:span><text:span text:style-name="T580">It includes time dimension into data. </text:span><text:span text:style-name="T581">In a nutshell, it has data from original array and data from the calculated one. </text:span><text:span text:style-name="T582">When used in the code, all operations are done through the live image of itself. </text:span><text:span text:style-name="T583">In the background, the integrated array is calculated passively.</text:span></text:p>
      <text:p text:style-name="P264"/>
      <text:p text:style-name="P265">Constructor</text:p>
      <text:p text:style-name="P384"><text:span text:style-name="T570"><text:s/>(</text:span><text:span text:style-name="T571">name, type, dimensions</text:span><text:span text:style-name="T570">, </text:span><text:span text:style-name="T572">op, </text:span><text:span text:style-name="T573">master</text:span><text:span text:style-name="T574">Clock, </text:span><text:span text:style-name="T575">timestep, </text:span><text:span text:style-name="T576">data</text:span><text:span text:style-name="T570">) </text:span></text:p>
      <text:p text:style-name="P263"/>
      <text:p text:style-name="P265">name:</text:p>
      <text:p text:style-name="P265">dimensions: <text:span text:style-name="T510">order is relevant</text:span></text:p>
      <text:p text:style-name="P266"><text:span text:style-name="T505">parentClock: pointer to </text:span><text:span text:style-name="T507">master</text:span><text:span text:style-name="T505"> clock</text:span></text:p>
      <text:p text:style-name="P383"><text:soft-page-break/><text:span text:style-name="T577">data</text:span><text:span text:style-name="T569">: </text:span><text:span text:style-name="T577">initialization values</text:span></text:p>
      <text:p text:style-name="P267"><text:span text:style-name="T506">timestep</text:span><text:span text:style-name="T648">s</text:span><text:span text:style-name="T506">: </text:span><text:span text:style-name="T508">array time ste</text:span><text:span text:style-name="T509">p</text:span><text:span text:style-name="T508">. If not defined then its the same as masterClock. </text:span><text:span text:style-name="T511">It has to be a multiple of masterClock time step. </text:span><text:span text:style-name="T246">When defined:</text:span></text:p>
      <text:p text:style-name="P26"/>
      <text:list xml:id="list2625643499" text:style-name="L14">
        <text:list-item>
          <text:p text:style-name="P461"><text:span text:style-name="T249">Parent</text:span><text:span text:style-name="T243"> time step is longer -model(1d) </text:span><text:span text:style-name="T242">vs </text:span><text:span text:style-name="T243">array(1 hour)- <text:s/>→</text:span><text:span text:style-name="T247">operation takes place as usual. </text:span><text:span text:style-name="T248">e.g: model is trying to output some variable data with a longer time step. </text:span><text:span text:style-name="T250">No need to have all data as it would require too much space. </text:span><text:span text:style-name="T251">Recorded data mode is defined by “operations”.</text:span></text:p>
        </text:list-item>
      </text:list>
      <text:p text:style-name="P27"/>
      <text:p text:style-name="P268"><text:span text:style-name="T181">A</text:span><text:span text:style-name="T87">vailable operations:</text:span></text:p>
      <text:list xml:id="list1313015829" text:style-name="L15">
        <text:list-item>
          <text:p text:style-name="P476">average</text:p>
        </text:list-item>
        <text:list-item>
          <text:p text:style-name="P476">min/max</text:p>
        </text:list-item>
        <text:list-item>
          <text:p text:style-name="P476">first/last</text:p>
        </text:list-item>
      </text:list>
      <text:p text:style-name="P28"/>
      <text:p text:style-name="P269"><text:span text:style-name="T237">At every time step </text:span><text:span text:style-name="T239">windows <text:s/></text:span><text:span text:style-name="T237">it takes the last given value. Once the current time step </text:span><text:span text:style-name="T240">(e.g: from the model)</text:span><text:span text:style-name="T237"> is done, </text:span><text:span text:style-name="T241">then </text:span><text:span text:style-name="T237">the subroutine nextTimestep() must be called. </text:span><text:span text:style-name="T241">Finally</text:span><text:span text:style-name="T237"> it computes its assigned oper</text:span><text:span text:style-name="T238">a</text:span><text:span text:style-name="T237">tion.</text:span></text:p>
      <text:p text:style-name="P29"/>
      <text:p text:style-name="P355"><text:span text:style-name="T237">I</text:span><text:span text:style-name="T244">f </text:span><text:span text:style-name="T245">there is </text:span><text:span text:style-name="T244">no parent clock defined then they have both the same.</text:span></text:p>
      <text:p text:style-name="P165"/>
      <text:p text:style-name="P356"><text:span text:style-name="T244">A</text:span><text:span text:style-name="T87">vailable operations:</text:span></text:p>
      <text:p text:style-name="P386"><text:span text:style-name="T291">getLiveData() → raw </text:span><text:span text:style-name="T292">shr_</text:span><text:span text:style-name="T293">array</text:span></text:p>
      <text:p text:style-name="P356"><text:span text:style-name="T87">getIntegratedData() → calculated </text:span><text:span text:style-name="T369">shr_</text:span><text:span text:style-name="T87">array</text:span></text:p>
      <text:p text:style-name="P30"/>
      <text:h text:style-name="Heading_20_4" text:outline-level="4"><text:bookmark-start text:name="__RefHeading___Toc5828_3493864717"/>Potential improvements<text:bookmark-end text:name="__RefHeading___Toc5828_3493864717"/></text:h>
      <text:p text:style-name="P164">Allow multiple time steps. <text:span text:style-name="T649">TimeIntegrated arrays can be moved around different contexts. A context has a specific time step.</text:span></text:p>
      <text:p text:style-name="P30"/>
      <text:h text:style-name="P423" text:outline-level="3"><text:bookmark-start text:name="__RefHeading___Toc3809_124617398"/><text:span text:style-name="T419">SHR</text:span>_array<text:span text:style-name="T418">Interpolation</text:span><text:bookmark-end text:name="__RefHeading___Toc3809_124617398"/></text:h>
      <text:p text:style-name="P31"/>
      <text:p text:style-name="P31">It requires to discover which values exists between t<text:span text:style-name="T650">w</text:span>o different time steps array values. <text:span text:style-name="T643">MasterClock time step must be shorter.</text:span></text:p>
      <text:p text:style-name="P31"/>
      <text:p text:style-name="P270"><text:span text:style-name="T505">Constructor </text:span><text:span text:style-name="T253">(</text:span><text:span text:style-name="T254">name, </text:span><text:span text:style-name="T255">master</text:span><text:span text:style-name="T256">Clock</text:span><text:span text:style-name="T255">, </text:span><text:span text:style-name="T256">targetTimestep</text:span><text:span text:style-name="T255">, startArray, endArray, </text:span><text:span text:style-name="T259">method=SHR_LIN_INTERP</text:span><text:span text:style-name="T253">) </text:span></text:p>
      <text:p text:style-name="P33"/>
      <text:p text:style-name="P353"><text:span text:style-name="T253">n</text:span><text:span text:style-name="T87">ame: variable name</text:span></text:p>
      <text:p text:style-name="P380"><text:span text:style-name="T289">longTimestep</text:span><text:span text:style-name="T288">: </text:span><text:span text:style-name="T290">time step from start and end arrays.</text:span></text:p>
      <text:p text:style-name="P353"><text:span text:style-name="T87">targetTimestep: </text:span><text:span text:style-name="T368">target time step. Data is interpolated to this. It has to be a multiple of longTimestep.</text:span></text:p>
      <text:p text:style-name="P353"><text:span text:style-name="T87">startArray: array values for masterClock start </text:span><text:span text:style-name="T286">datetime</text:span></text:p>
      <text:p text:style-name="P353"><text:span text:style-name="T87">endArray: array values for masterClock end </text:span><text:span text:style-name="T286">datetime</text:span></text:p>
      <text:p text:style-name="P163"/>
      <text:p text:style-name="P271"><text:span text:style-name="T253">s</text:span><text:span text:style-name="T256">tartArray and endArray must have the same dimensions. </text:span><text:span text:style-name="T257">Those can only be from types shr_array, shr_arrayGrid.</text:span></text:p>
      <text:p text:style-name="P34"/>
      <text:p text:style-name="P32"><text:span text:style-name="T513">Parent</text:span><text:span text:style-name="T514"> time step </text:span><text:span text:style-name="T520">must be </text:span><text:span text:style-name="T514">shorter </text:span><text:span text:style-name="T520">to given arrays ( e.g: </text:span><text:span text:style-name="T517">model(1d) </text:span><text:span text:style-name="T515">vs </text:span><text:span text:style-name="T517">array(10days) </text:span><text:span text:style-name="T520">).</text:span></text:p>
      <text:p text:style-name="P31"/>
      <text:p text:style-name="P272"><text:span text:style-name="T252">F</text:span><text:span text:style-name="T87">or example:</text:span></text:p>
      <text:list xml:id="list93006883642121" text:continue-list="list2625643499" text:style-name="L14">
        <text:list-item>
          <text:p text:style-name="P477"><text:span text:style-name="T518"><text:s/></text:span><text:span text:style-name="T519">E.g: when loading data from forcing files. </text:span><text:span text:style-name="T516">Currently, it only supports linear interpolation.</text:span></text:p>
        </text:list-item>
      </text:list>
      <text:p text:style-name="P31"/>
      <text:p text:style-name="P35">Available operations:</text:p>
      <text:p text:style-name="P35"><text:soft-page-break/></text:p>
      <text:list xml:id="list1752621776" text:style-name="L16">
        <text:list-item>
          <text:p text:style-name="P478">nextTimestep() → masterClock moves to new timestep</text:p>
        </text:list-item>
        <text:list-item>
          <text:p text:style-name="P462"><text:span text:style-name="T256">getArray() → shr_array (or subtypes). </text:span><text:span text:style-name="T258">It is computed when requested.</text:span></text:p>
        </text:list-item>
        <text:list-item>
          <text:p text:style-name="P463"><text:span text:style-name="T258">G</text:span><text:span text:style-name="T87">etStartArray() → shr_array given as startArray</text:span></text:p>
        </text:list-item>
        <text:list-item>
          <text:p text:style-name="P479">getEndArray() → shr_array given as endArray</text:p>
        </text:list-item>
      </text:list>
      <text:p text:style-name="P36"/>
      <text:p text:style-name="P273"><text:span text:style-name="T256">A</text:span><text:span text:style-name="T87">vailable interpolation methods:</text:span></text:p>
      <text:p text:style-name="P37"/>
      <text:list xml:id="list1476841012" text:style-name="L17">
        <text:list-item>
          <text:p text:style-name="P480">linear</text:p>
        </text:list-item>
      </text:list>
      <text:p text:style-name="P28"/>
      <text:p text:style-name="P162">Example: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bleLine94496208755040">
          <table:table-cell table:style-name="Taula1.A1" office:value-type="string">
            <text:p text:style-name="P397">Time step</text:p>
          </table:table-cell>
          <table:table-cell table:style-name="Taula1.A1" office:value-type="string">
            <text:p text:style-name="P398">|</text:p>
          </table:table-cell>
          <table:table-cell table:style-name="Taula1.A1" office:value-type="string">
            <text:p text:style-name="P398">x</text:p>
          </table:table-cell>
          <table:table-cell table:style-name="Taula1.A1" office:value-type="string">
            <text:p text:style-name="P398">x</text:p>
          </table:table-cell>
          <table:table-cell table:style-name="Taula1.A1" office:value-type="string">
            <text:p text:style-name="P398">x</text:p>
          </table:table-cell>
          <table:table-cell table:style-name="Taula1.F1" office:value-type="string">
            <text:p text:style-name="P398">|</text:p>
          </table:table-cell>
        </table:table-row>
        <table:table-row table:style-name="TableLine94496207903248">
          <table:table-cell table:style-name="Taula1.A2" office:value-type="string">
            <text:p text:style-name="P398">Read <text:span text:style-name="T643">(masterClock)</text:span></text:p>
          </table:table-cell>
          <table:table-cell table:style-name="Taula1.A2" office:value-type="string">
            <text:p text:style-name="P398">20</text:p>
          </table:table-cell>
          <table:table-cell table:style-name="Taula1.A2" office:value-type="string">
            <text:p text:style-name="P399"/>
          </table:table-cell>
          <table:table-cell table:style-name="Taula1.A2" office:value-type="string">
            <text:p text:style-name="P399"/>
          </table:table-cell>
          <table:table-cell table:style-name="Taula1.A2" office:value-type="string">
            <text:p text:style-name="P399"/>
          </table:table-cell>
          <table:table-cell table:style-name="Taula1.F2" office:value-type="string">
            <text:p text:style-name="P398">30</text:p>
          </table:table-cell>
        </table:table-row>
        <table:table-row table:style-name="TableLine94496207998128">
          <table:table-cell table:style-name="Taula1.A2" office:value-type="string">
            <text:p text:style-name="P398">Interpolated <text:span text:style-name="T643">(targetTimestep)</text:span></text:p>
          </table:table-cell>
          <table:table-cell table:style-name="Taula1.A2" office:value-type="string">
            <text:p text:style-name="P398">20</text:p>
          </table:table-cell>
          <table:table-cell table:style-name="Taula1.A2" office:value-type="string">
            <text:p text:style-name="P398">22,5</text:p>
          </table:table-cell>
          <table:table-cell table:style-name="Taula1.A2" office:value-type="string">
            <text:p text:style-name="P398">25</text:p>
          </table:table-cell>
          <table:table-cell table:style-name="Taula1.A2" office:value-type="string">
            <text:p text:style-name="P398">27,5</text:p>
          </table:table-cell>
          <table:table-cell table:style-name="Taula1.F2" office:value-type="string">
            <text:p text:style-name="P398">30</text:p>
          </table:table-cell>
        </table:table-row>
      </table:table>
      <text:p text:style-name="P162"/>
      <text:p text:style-name="P28"/>
      <text:p text:style-name="P28"/>
      <text:h text:style-name="P423" text:outline-level="3"><text:bookmark-start text:name="__RefHeading___Toc2405_3936994408"/><text:span text:style-name="T181">S</text:span><text:span text:style-name="T87">HR_arrayDistributed</text:span><text:bookmark-end text:name="__RefHeading___Toc2405_3936994408"/></text:h>
      <text:p text:style-name="P38"/>
      <text:p text:style-name="P274"><text:span text:style-name="T191">Parallel implementation </text:span><text:span text:style-name="T190">from all arrays </text:span><text:span text:style-name="T192">defined </text:span><text:span text:style-name="T190">above. </text:span></text:p>
      <text:p text:style-name="P40"/>
      <text:p text:style-name="P275"><text:span text:style-name="T190">c</text:span><text:span text:style-name="T87">onstructor(name, type, distDim, dimensions, </text:span><text:span text:style-name="T193">parallelInfo</text:span><text:span text:style-name="T87">)</text:span></text:p>
      <text:p text:style-name="P41"/>
      <text:p text:style-name="P42">distDim: array partitioning is taken as distDim. </text:p>
      <text:p text:style-name="P276"><text:span text:style-name="T190">parallelInfo: </text:span><text:span text:style-name="T198">parallel info to </text:span><text:span text:style-name="T190">distribute </text:span><text:span text:style-name="T198">array</text:span></text:p>
      <text:p text:style-name="P24"/>
      <text:p text:style-name="P277"><text:span text:style-name="T189">They</text:span><text:span text:style-name="T184"> </text:span><text:span text:style-name="T185">can be distributed across multiple processors </text:span><text:span text:style-name="T186">when providing </text:span><text:span text:style-name="T187">parallelInfo argument. It supports </text:span><text:span text:style-name="T194">MPI</text:span><text:span text:style-name="T187"> and openMP. </text:span></text:p>
      <text:p text:style-name="P43"/>
      <text:p text:style-name="P277"><text:span text:style-name="T195">Regarding grided arrays, its</text:span><text:span text:style-name="T188"> spatial dimension is </text:span><text:span text:style-name="T195">always </text:span><text:span text:style-name="T188">distributed.</text:span></text:p>
      <text:p text:style-name="P44"/>
      <text:p text:style-name="P42">Dimensions order is relevant, in priority always expect distributed + dimensions. More specifically:</text:p>
      <text:p text:style-name="P42"/>
      <text:p text:style-name="P278"><text:span text:style-name="T196">d</text:span><text:span text:style-name="T87">istdim1, dimDim2, dim1, dim2, … dimN</text:span></text:p>
      <text:p text:style-name="P39"/>
      <text:p text:style-name="P45">Parallel available functions:</text:p>
      <text:p text:style-name="P45"/>
      <text:list xml:id="list960618933" text:style-name="L18">
        <text:list-item>
          <text:p text:style-name="P481">broadcast</text:p>
        </text:list-item>
        <text:list-item>
          <text:p text:style-name="P481">gather/scatter</text:p>
        </text:list-item>
        <text:list-item>
          <text:p text:style-name="P481">allgather/allscatter</text:p>
        </text:list-item>
        <text:list-item>
          <text:p text:style-name="P482">other mpi related functions</text:p>
        </text:list-item>
      </text:list>
      <text:p text:style-name="P45"/>
      <text:h text:style-name="P429" text:outline-level="4"><text:bookmark-start text:name="__RefHeading___Toc2407_3936994408"/>shr_arrayDist<text:bookmark-end text:name="__RefHeading___Toc2407_3936994408"/></text:h>
      <text:p text:style-name="P46"/>
      <text:p text:style-name="P279"><text:span text:style-name="T199">P</text:span><text:span text:style-name="T197">arallel version of shr_array. </text:span><text:span text:style-name="T199">It </text:span><text:span text:style-name="T200">has </text:span><text:span text:style-name="T199">one dimension as parallel.</text:span></text:p>
      <text:p text:style-name="P46"/>
      <text:h text:style-name="P430" text:outline-level="5"><text:bookmark-start text:name="__RefHeading___Toc2409_3936994408"/><text:soft-page-break/>shr_arrayDistGrid<text:bookmark-end text:name="__RefHeading___Toc2409_3936994408"/></text:h>
      <text:p text:style-name="P46"/>
      <text:p text:style-name="P46">Parallel version of shr_arrayGrid. <text:span text:style-name="T478">Spatial g</text:span><text:span text:style-name="T477">rid is distributed across processors </text:span><text:span text:style-name="T480">depending on its sub type.</text:span></text:p>
      <text:p text:style-name="P46"/>
      <text:p text:style-name="P280"><text:span text:style-name="T201">Type conversion between full and slim distributed arrays always preserve the same grid cells </text:span><text:span text:style-name="T202">for</text:span><text:span text:style-name="T201"> each processor.</text:span></text:p>
      <text:p text:style-name="P46"/>
      <text:h text:style-name="P430" text:outline-level="5"><text:bookmark-start text:name="__RefHeading___Toc2411_3936994408"/>shr_arrayDistGridFull<text:bookmark-end text:name="__RefHeading___Toc2411_3936994408"/></text:h>
      <text:p text:style-name="P46"/>
      <text:p text:style-name="P46">Parallel version of shr_arrayGridFull. <text:span text:style-name="T479">2D grid is distributed into multiple processors. </text:span></text:p>
      <text:p text:style-name="P46"/>
      <text:h text:style-name="P429" text:outline-level="4"><text:bookmark-start text:name="__RefHeading___Toc2413_3936994408"/>shr_arrayDistGridSlim<text:bookmark-end text:name="__RefHeading___Toc2413_3936994408"/></text:h>
      <text:p text:style-name="P47"/>
      <text:p text:style-name="P46">Parallel version of shr_arrayGridSlim.</text:p>
      <text:p text:style-name="P46"/>
      <text:p text:style-name="P46"/>
      <text:p text:style-name="P46"/>
      <text:h text:style-name="P429" text:outline-level="4"><text:bookmark-start text:name="__RefHeading___Toc2415_3936994408"/>shr_arrayDistIntegration<text:bookmark-end text:name="__RefHeading___Toc2415_3936994408"/></text:h>
      <text:p text:style-name="P46"/>
      <text:p text:style-name="P46">Parallel version of shr_arrayIntegration</text:p>
      <text:h text:style-name="P421" text:outline-level="2"><text:bookmark-start text:name="__RefHeading___Toc1427_906975383"/><text:span text:style-name="T595">Soulshared </text:span><text:span text:style-name="T556">Grid</text:span><text:bookmark-end text:name="__RefHeading___Toc1427_906975383"/></text:h>
      <text:h text:style-name="Heading_20_3" text:outline-level="3"><text:bookmark-start text:name="__RefHeading___Toc5834_3493864717"/>Overview<text:bookmark-end text:name="__RefHeading___Toc5834_3493864717"/></text:h>
      <text:list xml:id="list2069271967" text:style-name="L19">
        <text:list-item>
          <text:p text:style-name="P531">gCoordinate</text:p>
        </text:list-item>
        <text:list-item>
          <text:p text:style-name="P533">gAxisBounds</text:p>
        </text:list-item>
        <text:list-item>
          <text:p text:style-name="P531">gAxisCell</text:p>
        </text:list-item>
        <text:list-item>
          <text:p text:style-name="P532">gAxis</text:p>
        </text:list-item>
        <text:list-item>
          <text:p text:style-name="P534">gAxisMapping</text:p>
        </text:list-item>
        <text:list-item>
          <text:p text:style-name="P535"/>
        </text:list-item>
      </text:list>
      <text:h text:style-name="Heading_20_3" text:outline-level="3"><text:bookmark-start text:name="__RefHeading___Toc5830_3493864717"/><text:span text:style-name="T618">A</text:span><text:span text:style-name="T556">xis</text:span><text:bookmark-end text:name="__RefHeading___Toc5830_3493864717"/></text:h>
      <text:p text:style-name="P1"/>
      <text:p text:style-name="P404"/>
      <text:p text:style-name="P404"/>
      <text:h text:style-name="Heading_20_4" text:outline-level="4"><text:bookmark-start text:name="__RefHeading___Toc5660_529384022"/><text:span text:style-name="T694">g</text:span>Ax<text:span text:style-name="T697">i</text:span>sBounds<text:bookmark-end text:name="__RefHeading___Toc5660_529384022"/></text:h>
      <text:p text:style-name="P17"><text:span text:style-name="T556">shr_gGridAxisBounds</text:span><text:span text:style-name="T623">(start, end): define an Axis bound</text:span><text:span text:style-name="T624">s</text:span></text:p>
      <text:p text:style-name="P18"><text:span text:style-name="T624">O</text:span><text:span text:style-name="T556">perations:</text:span></text:p>
      <text:list xml:id="list1868893392" text:style-name="L20">
        <text:list-item>
          <text:p text:style-name="P542"><text:span text:style-name="T624">g</text:span><text:span text:style-name="T556">etStart</text:span></text:p>
        </text:list-item>
        <text:list-item>
          <text:p text:style-name="P536">getEnd</text:p>
        </text:list-item>
        <text:list-item>
          <text:p text:style-name="P542"><text:span text:style-name="T556">isIn(AxisCoord) →</text:span><text:span text:style-name="T625"> yes/no</text:span></text:p>
        </text:list-item>
        <text:list-item>
          <text:p text:style-name="P543"><text:span text:style-name="T625">i</text:span><text:span text:style-name="T556">sIn(coord) → yes/no</text:span></text:p>
        </text:list-item>
        <text:list-item>
          <text:p text:style-name="P543"><text:span text:style-name="T618">comparision </text:span><text:span text:style-name="T626">(vs gGridAxisBounds)</text:span></text:p>
        </text:list-item>
        <text:list-item>
          <text:p text:style-name="P544"><text:span text:style-name="T618">comparision </text:span><text:span text:style-name="T626">(vs 2d array -start, end-)</text:span></text:p>
        </text:list-item>
        <text:list-item>
          <text:p text:style-name="P545"><text:span text:style-name="T626">s</text:span><text:span text:style-name="T556">hr_gridBounds = <text:s/></text:span><text:span text:style-name="T633">gGridAxisBounds * <text:s/>gGridAxisBounds </text:span><text:span text:style-name="T556">(combine)</text:span></text:p>
        </text:list-item>
      </text:list>
      <text:h text:style-name="Heading_20_4" text:outline-level="4"><text:bookmark-start text:name="__RefHeading___Toc5662_529384022"/><text:span text:style-name="T422">g</text:span><text:span text:style-name="T606">Ax</text:span><text:span text:style-name="T634">i</text:span><text:span text:style-name="T606">s</text:span><text:span text:style-name="T613">C</text:span><text:span text:style-name="T612">ell</text:span><text:bookmark-end text:name="__RefHeading___Toc5662_529384022"/></text:h>
      <text:p text:style-name="P20"><text:span text:style-name="T620">g</text:span><text:span text:style-name="T607">GridcellAxis(</text:span><text:span text:style-name="T630">center, gGridAxisBounds</text:span><text:span text:style-name="T607">): </text:span><text:span text:style-name="T605">It keeps data information for </text:span><text:span text:style-name="T632">a </text:span><text:span text:style-name="T631">grid </text:span><text:span text:style-name="T605">Axis</text:span><text:span text:style-name="T629"> </text:span><text:span text:style-name="T632">cell</text:span><text:span text:style-name="T605">. <text:s/></text:span><text:span text:style-name="T632">It is considered a 1 dimension gridcell. </text:span></text:p>
      <text:p text:style-name="P15"><text:span text:style-name="T605">O</text:span><text:span text:style-name="T556">perations:</text:span></text:p>
      <text:list xml:id="list3084272046" text:style-name="L21">
        <text:list-item>
          <text:p text:style-name="P537">getters/setters</text:p>
        </text:list-item>
        <text:list-item>
          <text:p text:style-name="P546"><text:span text:style-name="T626">gridcell = gAxis</text:span><text:span text:style-name="T614">Cell</text:span><text:span text:style-name="T626"> * gAxis</text:span><text:span text:style-name="T614">Cell</text:span><text:span text:style-name="T626"> </text:span><text:span text:style-name="T608">(merge)</text:span></text:p>
        </text:list-item>
      </text:list>
      <text:p text:style-name="P400"/>
      <text:h text:style-name="Heading_20_4" text:outline-level="4"><text:bookmark-start text:name="__RefHeading___Toc5171_1210443566"/><text:span text:style-name="T421">g</text:span>Ax<text:span text:style-name="T697">i</text:span><text:span text:style-name="T682">s</text:span><text:bookmark-end text:name="__RefHeading___Toc5171_1210443566"/></text:h>
      <text:p text:style-name="P19"><text:span text:style-name="T628">-shr_</text:span><text:span text:style-name="T620">gG</text:span><text:span text:style-name="T628">ridAxis(“name/</text:span><text:span text:style-name="T596">lat/lon</text:span><text:span text:style-name="T628">”, </text:span><text:span text:style-name="T627">gridAxisBounds</text:span><text:span text:style-name="T628">, resolution): </text:span><text:span text:style-name="T596">define a</text:span><text:span text:style-name="T599">n</text:span><text:span text:style-name="T596"> Axis. </text:span><text:span text:style-name="T599">Such as latitude/longitude.</text:span></text:p>
      <text:list xml:id="list1558424595" text:style-name="L22">
        <text:list-item>
          <text:p text:style-name="P547"><text:span text:style-name="T598">g</text:span><text:span text:style-name="T556">etName</text:span></text:p>
        </text:list-item>
        <text:list-item>
          <text:p text:style-name="P548"><text:span text:style-name="T598">g</text:span><text:span text:style-name="T597">e</text:span><text:span text:style-name="T598">t</text:span><text:span text:style-name="T597">Size</text:span></text:p>
        </text:list-item>
        <text:list-item>
          <text:p text:style-name="P538">getStart/getEnd</text:p>
        </text:list-item>
        <text:list-item>
          <text:p text:style-name="P538">getResolution</text:p>
        </text:list-item>
        <text:list-item>
          <text:p text:style-name="P539">getIndex(coord)</text:p>
          <text:list>
            <text:list-item>
              <text:p text:style-name="P549"><text:span text:style-name="T599">g</text:span><text:span text:style-name="T600">etIndexByCoord</text:span></text:p>
            </text:list-item>
          </text:list>
        </text:list-item>
        <text:list-item>
          <text:p text:style-name="P550"><text:soft-page-break/><text:span text:style-name="T600">g</text:span><text:span text:style-name="T556">etBounds(coord) → start and end of requested coordinate</text:span></text:p>
        </text:list-item>
        <text:list-item>
          <text:p text:style-name="P549"><text:span text:style-name="T602">getI</text:span><text:span text:style-name="T600">terator</text:span><text:span text:style-name="T602">()</text:span><text:span text:style-name="T600"> →</text:span><text:span text:style-name="T601"> </text:span><text:span text:style-name="T602">gridAxisIterator: </text:span><text:span text:style-name="T604">returns </text:span><text:span text:style-name="T610">gridcellAxis</text:span></text:p>
        </text:list-item>
        <text:list-item>
          <text:p text:style-name="P551"><text:span text:style-name="T556">grid</text:span><text:span text:style-name="T621">cells</text:span><text:span text:style-name="T609">Map</text:span><text:span text:style-name="T556"> = </text:span><text:span text:style-name="T604">g</text:span><text:span text:style-name="T556">Axis * gAxis</text:span><text:span text:style-name="T611"> !</text:span><text:span text:style-name="T622">&lt; expand</text:span></text:p>
        </text:list-item>
      </text:list>
      <text:p text:style-name="P3"/>
      <text:p text:style-name="P16"><text:span text:style-name="T556">coord arguments only involve </text:span><text:span text:style-name="T603">1 axis.</text:span></text:p>
      <text:h text:style-name="Heading_20_4" text:outline-level="4"><text:bookmark-start text:name="__RefHeading___Toc5719_3493864717"/><text:span text:style-name="T640">gA</text:span><text:span text:style-name="T556">xisMapping</text:span><text:span text:style-name="T635">?</text:span><text:bookmark-end text:name="__RefHeading___Toc5719_3493864717"/></text:h>
      <text:p text:style-name="P400">gAxisMapping(gAxis): <text:span text:style-name="T698">maps grid axis with its </text:span><text:span text:style-name="T699">corresponding </text:span><text:span text:style-name="T698">indices</text:span></text:p>
      <text:p text:style-name="P401">Operations:</text:p>
      <text:list xml:id="list306993885" text:style-name="L23">
        <text:list-item>
          <text:p text:style-name="P552"><text:span text:style-name="T636">getIndex</text:span><text:span text:style-name="T637">(coord) → returns its </text:span><text:span text:style-name="T639">mapping array </text:span><text:span text:style-name="T637">indices. </text:span><text:span text:style-name="T638">1 or 2 indices can be returned depending where it lies</text:span></text:p>
        </text:list-item>
        <text:list-item>
          <text:p text:style-name="P553"><text:span text:style-name="T638">g</text:span><text:span text:style-name="T556">etIndex(gridcell) <text:s/>→ return its mapping array index</text:span></text:p>
        </text:list-item>
      </text:list>
      <text:p text:style-name="P403"/>
      <text:h text:style-name="Heading_20_4" text:outline-level="4"><text:bookmark-start text:name="__RefHeading___Toc5836_3493864717"/>gAxisIndex (gAxisCellIndex)<text:bookmark-end text:name="__RefHeading___Toc5836_3493864717"/></text:h>
      <text:p text:style-name="P406"><text:span text:style-name="T641">gAxisIndex(gAxisCell, </text:span><text:span text:style-name="T642">index</text:span><text:span text:style-name="T641">) : global array index for gAxisCell</text:span></text:p>
      <text:p text:style-name="P405"/>
      <text:h text:style-name="P428" text:outline-level="3"><text:bookmark-start text:name="__RefHeading___Toc5832_3493864717"/><text:span text:style-name="T351">Gr</text:span><text:span text:style-name="T354">id</text:span><text:bookmark-end text:name="__RefHeading___Toc5832_3493864717"/></text:h>
      <text:h text:style-name="Heading_20_4" text:outline-level="4"><text:bookmark-start text:name="__RefHeading___Toc5838_3493864717"/><text:span text:style-name="T354">O</text:span><text:span text:style-name="T287">verview</text:span><text:bookmark-end text:name="__RefHeading___Toc5838_3493864717"/></text:h>
      <text:p text:style-name="P402"/>
      <text:list xml:id="list93006653434166" text:continue-list="list2069271967" text:style-name="L19">
        <text:list-item>
          <text:p text:style-name="P540">gGrid<text:span text:style-name="T701">cells</text:span><text:span text:style-name="T691">Mapping </text:span><text:span text:style-name="T700">(gGridcellsMap)</text:span></text:p>
        </text:list-item>
        <text:list-item>
          <text:p text:style-name="P541">gGridIndicesMapping</text:p>
        </text:list-item>
        <text:list-item>
          <text:p text:style-name="P554"><text:span text:style-name="T615">gG</text:span><text:span text:style-name="T556">ridDomain </text:span><text:span text:style-name="T615">(current </text:span><text:span text:style-name="T619">grid </text:span><text:span text:style-name="T615">partition)</text:span></text:p>
        </text:list-item>
        <text:list-item>
          <text:p text:style-name="P554"><text:span text:style-name="T556">gGridPartition </text:span><text:span text:style-name="T615">(global information)</text:span></text:p>
        </text:list-item>
        <text:list-item>
          <text:p text:style-name="P554"><text:span text:style-name="T556">gGridBounds →</text:span><text:span text:style-name="T616"> grid bounds, </text:span><text:span text:style-name="T617">overall limits</text:span></text:p>
        </text:list-item>
        <text:list-item>
          <text:p text:style-name="P555"><text:span text:style-name="T359">gGridMask →</text:span><text:span text:style-name="T360"> define which gridcells are </text:span><text:span text:style-name="T361">sea vs land, </text:span><text:span text:style-name="T362">define which gridcells belong to this partition</text:span></text:p>
        </text:list-item>
        <text:list-item>
          <text:p text:style-name="P556">gGridcell</text:p>
        </text:list-item>
        <text:list-item>
          <text:p text:style-name="P557">gGridcellIndex??</text:p>
        </text:list-item>
      </text:list>
      <text:p text:style-name="P5"/>
      <text:h text:style-name="P427" text:outline-level="3"><draw:g text:anchor-type="paragraph" draw:z-index="1" draw:name="Forma2" draw:style-name="gr1"><draw:custom-shape draw:style-name="gr2" draw:text-style-name="P559" xml:id="id6" draw:id="id6" svg:width="2.181cm" svg:height="1.271cm" svg:x="3.563cm" svg:y="4.778cm"><text:p text:style-name="P558"><text:span text:style-name="T705">Axis</text:span></text:p><draw:enhanced-geometry svg:viewBox="0 0 21600 21600" draw:type="rectangle" draw:enhanced-path="M 0 0 L 21600 0 21600 21600 0 21600 0 0 Z N"/></draw:custom-shape><draw:custom-shape draw:style-name="gr3" draw:text-style-name="P559" xml:id="id3" draw:id="id3" svg:width="2.631cm" svg:height="1.269cm" svg:x="5.615cm" svg:y="0.303cm"><text:p text:style-name="P558"><text:span text:style-name="T705">grid</text:span></text:p><draw:enhanced-geometry svg:viewBox="0 0 21600 21600" draw:type="rectangle" draw:enhanced-path="M 0 0 L 21600 0 21600 21600 0 21600 0 0 Z N"/></draw:custom-shape><draw:custom-shape draw:style-name="gr4" draw:text-style-name="P559" xml:id="id1" draw:id="id1" svg:width="2.758cm" svg:height="1.403cm" svg:x="13.309cm" svg:y="0.238cm"><text:p text:style-name="P558"><text:span text:style-name="T705">gridM</text:span><text:span text:style-name="T705">appin</text:span><text:span text:style-name="T705">g</text:span></text:p><draw:enhanced-geometry svg:viewBox="0 0 21600 21600" draw:type="rectangle" draw:enhanced-path="M 0 0 L 21600 0 21600 21600 0 21600 0 0 Z N"/></draw:custom-shape><draw:custom-shape draw:style-name="gr5" draw:text-style-name="P559" xml:id="id4" draw:id="id4" svg:width="2.246cm" svg:height="1.271cm" svg:x="9.717cm" svg:y="4.778cm"><text:p text:style-name="P558"><text:span text:style-name="T705">Boun</text:span><text:span text:style-name="T705">ds</text:span></text:p><draw:enhanced-geometry svg:viewBox="0 0 21600 21600" draw:type="rectangle" draw:enhanced-path="M 0 0 L 21600 0 21600 21600 0 21600 0 0 Z N"/></draw:custom-shape><draw:custom-shape draw:style-name="gr6" draw:text-style-name="P559" xml:id="id8" draw:id="id8" svg:width="2.31cm" svg:height="1.271cm" svg:x="13.501cm" svg:y="6.581cm"><text:p text:style-name="P558"><text:span text:style-name="T705">coor</text:span><text:span text:style-name="T705">dina</text:span><text:span text:style-name="T705">te</text:span></text:p><draw:enhanced-geometry svg:viewBox="0 0 21600 21600" draw:type="rectangle" draw:enhanced-path="M 0 0 L 21600 0 21600 21600 0 21600 0 0 Z N"/></draw:custom-shape><draw:custom-shape draw:style-name="gr7" draw:text-style-name="P559" xml:id="id5" draw:id="id5" svg:width="2.244cm" svg:height="1.271cm" svg:x="0.935cm" svg:y="4.778cm"><text:p text:style-name="P558"><text:span text:style-name="T705">Partitio</text:span><text:span text:style-name="T705">n</text:span></text:p><draw:enhanced-geometry svg:viewBox="0 0 21600 21600" draw:type="rectangle" draw:enhanced-path="M 0 0 L 21600 0 21600 21600 0 21600 0 0 Z N"/></draw:custom-shape><draw:custom-shape draw:style-name="gr8" draw:text-style-name="P559" xml:id="id7" draw:id="id7" svg:width="2.502cm" svg:height="1.271cm" svg:x="6.384cm" svg:y="4.778cm"><text:p text:style-name="P558"><text:span text:style-name="T705">Domain</text:span></text:p><draw:enhanced-geometry svg:viewBox="0 0 21600 21600" draw:type="rectangle" draw:enhanced-path="M 0 0 L 21600 0 21600 21600 0 21600 0 0 Z N"/></draw:custom-shape><draw:custom-shape draw:style-name="gr9" draw:text-style-name="P559" xml:id="id2" draw:id="id2" svg:width="2.246cm" svg:height="1.267cm" svg:x="13.564cm" svg:y="3.177cm"><text:p text:style-name="P558"><text:span text:style-name="T705">gridcell</text:span></text:p><draw:enhanced-geometry svg:viewBox="0 0 21600 21600" draw:type="rectangle" draw:enhanced-path="M 0 0 L 21600 0 21600 21600 0 21600 0 0 Z N"/></draw:custom-shape><draw:connector draw:style-name="gr10" draw:text-style-name="P559" draw:type="line" svg:x1="14.686cm" svg:y1="1.64cm" svg:x2="14.686cm" svg:y2="3.177cm" draw:start-shape="id1" draw:start-glue-point="2" draw:end-shape="id2" draw:end-glue-point="0" svg:d="M14686 1640v1537" svg:viewBox="0 0 2 1538"><text:p text:style-name="P560"><text:span text:style-name="T705">map</text:span></text:p></draw:connector><draw:connector draw:style-name="gr11" draw:text-style-name="P561" draw:type="line" svg:x1="6.929cm" svg:y1="1.572cm" svg:x2="10.839cm" svg:y2="4.778cm" draw:start-shape="id3" draw:start-glue-point="2" draw:end-shape="id4" draw:end-glue-point="0" svg:d="M6929 1572l3910 3206" svg:viewBox="0 0 3912 3209"><text:p/></draw:connector><draw:connector draw:style-name="gr11" draw:text-style-name="P561" draw:type="line" svg:x1="6.929cm" svg:y1="1.572cm" svg:x2="2.057cm" svg:y2="4.778cm" draw:start-shape="id3" draw:start-glue-point="2" draw:end-shape="id5" draw:end-glue-point="0" svg:d="M6929 1572l-4872 3206" svg:viewBox="0 0 4874 3209"><text:p/></draw:connector><draw:connector draw:style-name="gr10" draw:text-style-name="P559" draw:type="line" svg:x1="6.929cm" svg:y1="1.572cm" svg:x2="4.653cm" svg:y2="4.778cm" draw:start-shape="id3" draw:start-glue-point="2" draw:end-shape="id6" draw:end-glue-point="0" svg:d="M6929 1572l-2276 3206" svg:viewBox="0 0 2277 3209"><text:p text:style-name="P560"><text:span text:style-name="T705">lat/lon</text:span></text:p></draw:connector><draw:connector draw:style-name="gr11" draw:text-style-name="P561" draw:type="line" svg:x1="6.929cm" svg:y1="1.572cm" svg:x2="7.634cm" svg:y2="4.778cm" draw:start-shape="id3" draw:start-glue-point="2" draw:end-shape="id7" draw:end-glue-point="0" svg:d="M6929 1572l705 3206" svg:viewBox="0 0 707 3209"><text:p/></draw:connector><draw:connector draw:style-name="gr10" draw:text-style-name="P559" draw:type="line" svg:x1="14.687cm" svg:y1="4.443cm" svg:x2="14.655cm" svg:y2="6.581cm" draw:start-shape="id2" draw:start-glue-point="2" draw:end-shape="id8" draw:end-glue-point="0" svg:d="M14687 4443l-32 2138" svg:viewBox="0 0 34 2140"><text:p text:style-name="P560"><text:span text:style-name="T705">center</text:span></text:p></draw:connector><draw:connector draw:style-name="gr10" draw:text-style-name="P559" draw:type="line" svg:x1="8.245cm" svg:y1="0.937cm" svg:x2="13.31cm" svg:y2="0.938cm" draw:start-shape="id3" draw:start-glue-point="1" draw:end-shape="id1" draw:end-glue-point="3" svg:d="M8245 937l5065 1" svg:viewBox="0 0 5066 4"><text:p text:style-name="P560"><text:span text:style-name="T705">mapping</text:span></text:p></draw:connector><draw:connector draw:style-name="gr10" draw:text-style-name="P559" draw:type="line" svg:x1="13.564cm" svg:y1="3.81cm" svg:x2="11.963cm" svg:y2="5.413cm" draw:start-shape="id2" draw:start-glue-point="3" draw:end-shape="id4" draw:end-glue-point="1" svg:d="M13564 3810l-1601 1603" svg:viewBox="0 0 1603 1605"><text:p text:style-name="P560"><text:span text:style-name="T705">bounds</text:span></text:p></draw:connector><draw:connector draw:style-name="gr11" draw:text-style-name="P561" draw:type="line" svg:x1="8.885cm" svg:y1="5.413cm" svg:x2="9.717cm" svg:y2="5.413cm" draw:start-shape="id7" draw:start-glue-point="1" draw:end-shape="id4" draw:end-glue-point="3" svg:d="M8885 5413h832" svg:viewBox="0 0 834 2"><text:p/></draw:connector></draw:g></text:h>
      <text:h text:style-name="Heading_20_4" text:outline-level="4"><text:bookmark-start text:name="__RefHeading___Toc2362_3936994408"/><text:span text:style-name="T351">g</text:span><text:span text:style-name="T352">G</text:span><text:span text:style-name="T353">rid</text:span><text:bookmark-end text:name="__RefHeading___Toc2362_3936994408"/></text:h>
      <text:p text:style-name="P396"><text:span text:style-name="T352">-grid(</text:span><text:span text:style-name="T355">resolution, gridBounds</text:span><text:span text:style-name="T356">, </text:span><text:span text:style-name="T357">[</text:span><text:span text:style-name="T356">gridPartition</text:span><text:span text:style-name="T357">]</text:span><text:span text:style-name="T356">, </text:span><text:span text:style-name="T357">[</text:span><text:span text:style-name="T358">gridMask</text:span><text:span text:style-name="T357">]</text:span><text:span text:style-name="T352">)</text:span></text:p>
      <text:p text:style-name="P281"><text:span text:style-name="T95">current </text:span><text:span text:style-name="T103">constructor for </text:span><text:span text:style-name="T94">grid(</text:span><text:span text:style-name="T95">limits, resolution</text:span><text:span text:style-name="T96">, </text:span><text:span text:style-name="T95">current partition, total partitions, enable</text:span><text:span text:style-name="T97">d</text:span><text:span text:style-name="T95">Gridcells</text:span><text:span text:style-name="T94">)</text:span></text:p>
      <text:p text:style-name="P48"/>
      <text:p text:style-name="P282"><text:span text:style-name="T112">D</text:span><text:span text:style-name="T87">efines a new regular squared grid.</text:span></text:p>
      <text:p text:style-name="P49"/>
      <text:list xml:id="list827761535" text:style-name="L24">
        <text:list-item>
          <text:p text:style-name="P483">resolution: same resolution applies to latitude and longitude</text:p>
        </text:list-item>
        <text:list-item>
          <text:p text:style-name="P464"><text:span text:style-name="T87">gridBounds: it defines which scope. </text:span><text:span text:style-name="T107">By default the whole world</text:span></text:p>
        </text:list-item>
        <text:list-item>
          <text:p text:style-name="P465"><text:span text:style-name="T106">gridPartition: it tells how to split the grid when parallel. </text:span><text:span text:style-name="T108">If not defined </text:span><text:span text:style-name="T113">there is 1 single partition.</text:span></text:p>
        </text:list-item>
        <text:list-item>
          <text:p text:style-name="P465"><text:span text:style-name="T106">gridMask: it tells which grid cells are ignored. Such as sea when </text:span><text:span text:style-name="T110">only required to check on land grid cells</text:span><text:span text:style-name="T106">. </text:span><text:span text:style-name="T111">It is an o</text:span><text:span text:style-name="T109">ptional argument.</text:span></text:p>
        </text:list-item>
      </text:list>
      <text:p text:style-name="P49"/>
      <text:p text:style-name="P283"><text:span text:style-name="T104">Once initialized the grid cannot be modified. Instead a new grid can be created from the current on</text:span><text:span text:style-name="T105">e</text:span><text:span text:style-name="T104">. </text:span><text:span text:style-name="T279">Only its grid cells can be enabled/disable </text:span><text:span text:style-name="T280">but no repartitioning will take place.</text:span></text:p>
      <text:p text:style-name="P50"/>
      <text:p text:style-name="P377"><text:soft-page-break/><text:span text:style-name="T104">P</text:span><text:span text:style-name="T87">artition and domain are the same once grid is initialized.</text:span></text:p>
      <text:p text:style-name="P181"/>
      <text:p text:style-name="P182">Data structure:</text:p>
      <text:list xml:id="list3379028246" text:style-name="L25">
        <text:list-item>
          <text:p text:style-name="P485">resolution</text:p>
        </text:list-item>
        <text:list-item>
          <text:p text:style-name="P485">AxisLat/AxisLon</text:p>
        </text:list-item>
        <text:list-item>
          <text:p text:style-name="P486">gridBounds</text:p>
        </text:list-item>
        <text:list-item>
          <text:p text:style-name="P466"><text:span text:style-name="T87">gridDomain</text:span><text:span text:style-name="T380">(</text:span><text:span text:style-name="T381">resolution, </text:span><text:span text:style-name="T380">Axislat, AxisLon, locBounds, locDomainCellsMask, locLandMask)</text:span></text:p>
        </text:list-item>
        <text:list-item>
          <text:p text:style-name="P487">gridPartition(:)</text:p>
        </text:list-item>
        <text:list-item>
          <text:p text:style-name="P467"><text:span text:style-name="T379">gloG</text:span><text:span text:style-name="T87">ridcellMap</text:span></text:p>
        </text:list-item>
        <text:list-item>
          <text:p text:style-name="P468"><text:span text:style-name="T378">gloL</text:span><text:span text:style-name="T87">andMask</text:span></text:p>
        </text:list-item>
      </text:list>
      <text:p text:style-name="P48"/>
      <text:p text:style-name="P284"><text:span text:style-name="T94">s</text:span><text:span text:style-name="T87">ubroutines</text:span></text:p>
      <text:list xml:id="list863259533" text:style-name="L26">
        <text:list-item>
          <text:p text:style-name="P469"><text:span text:style-name="T94">g</text:span><text:span text:style-name="T87">etResolution</text:span></text:p>
        </text:list-item>
        <text:list-item>
          <text:p text:style-name="P488">getLats/getLons</text:p>
        </text:list-item>
        <text:list-item>
          <text:p text:style-name="P488">getLatsSize/getLonsSize</text:p>
        </text:list-item>
        <text:list-item>
          <text:p text:style-name="P484">getBounds</text:p>
        </text:list-item>
        <text:list-item>
          <text:p text:style-name="P490">getPartition <text:span text:style-name="T443">([1 to N]) →</text:span><text:span text:style-name="T445"> partition info for enabled grid cells</text:span></text:p>
        </text:list-item>
        <text:list-item>
          <text:p text:style-name="P491">getDomain([1 to N]) → <text:span text:style-name="T446">domain </text:span></text:p>
        </text:list-item>
        <text:list-item>
          <text:p text:style-name="P492">getSubGrid(<text:span text:style-name="T442">new </text:span><text:span text:style-name="T441">gridB</text:span>ounds) →<text:span text:style-name="T550"> new grid(...)</text:span></text:p>
        </text:list-item>
        <text:list-item>
          <text:p text:style-name="P493"><text:span text:style-name="T550">r</text:span>egrid(new resolution) <text:s/>→<text:span text:style-name="T550"> </text:span><text:span text:style-name="T681">C</text:span><text:span text:style-name="T551">hanges its internal state to new resolution.</text:span></text:p>
        </text:list-item>
        <text:list-item>
          <text:p text:style-name="P494">isGlobal<text:span text:style-name="T444">()</text:span> →<text:span text:style-name="T444"> yes if current grid is the whole world</text:span></text:p>
        </text:list-item>
        <text:list-item>
          <text:p text:style-name="P495">isGridFits(another grid) → yes not</text:p>
        </text:list-item>
        <text:list-item>
          <text:p text:style-name="P496">grid = grid + grid (merge <text:span text:style-name="T687">according to its mask</text:span>), <text:span text:style-name="T688">same resolution</text:span></text:p>
        </text:list-item>
        <text:list-item>
          <text:p text:style-name="P520"><text:span text:style-name="T326">grid = grid – grid (difference </text:span><text:span text:style-name="T327">according to its mask</text:span><text:span text:style-name="T326">), </text:span><text:span text:style-name="T328">same resolution</text:span></text:p>
        </text:list-item>
      </text:list>
      <text:p text:style-name="P177"/>
      <text:p text:style-name="P53"/>
      <text:h text:style-name="Heading_20_5" text:outline-level="5"><text:bookmark-start text:name="__RefHeading___Toc4583_132139075"/><text:span text:style-name="T683">gG</text:span>rid<text:span text:style-name="T420">Distributed</text:span><text:bookmark-end text:name="__RefHeading___Toc4583_132139075"/></text:h>
      <text:p text:style-name="P55"><text:span text:style-name="T539">grid</text:span><text:span text:style-name="T547">Distributed</text:span><text:span text:style-name="T539">(</text:span><text:span text:style-name="T540">resolution, </text:span><text:span text:style-name="T548">gloG</text:span><text:span text:style-name="T540">ridBounds</text:span><text:span text:style-name="T541">, </text:span><text:span text:style-name="T546">[</text:span><text:span text:style-name="T541">gridPartition</text:span><text:span text:style-name="T546">]</text:span><text:span text:style-name="T541">, </text:span><text:span text:style-name="T542">[</text:span><text:span text:style-name="T549">g</text:span><text:span text:style-name="T543">ridMask</text:span><text:span text:style-name="T542">], </text:span>parallelInfo<text:span text:style-name="T539">)</text:span></text:p>
      <text:p text:style-name="P55"/>
      <text:p text:style-name="P285"><text:span text:style-name="T283">M</text:span><text:span text:style-name="T282">pi info is used to partition the grid. </text:span><text:span text:style-name="T284">ParallelInfo rules over gridPartition. </text:span><text:span text:style-name="T285">It</text:span><text:span text:style-name="T281"> must be consistent with parallel info (#procs, …). </text:span></text:p>
      <text:p text:style-name="P52"/>
      <text:p text:style-name="P56">Available operations:</text:p>
      <text:list xml:id="list1106222768" text:style-name="L27">
        <text:list-item>
          <text:p text:style-name="P497">getSubGrid(new gridBounds) →<text:span text:style-name="T553"> new grid</text:span><text:span text:style-name="T554">Distributed</text:span><text:span text:style-name="T553">(...)</text:span></text:p>
        </text:list-item>
        <text:list-item>
          <text:p text:style-name="P497"><text:span text:style-name="T552">r</text:span>egridding(new resolution) →<text:span text:style-name="T553"> change its internal state</text:span></text:p>
        </text:list-item>
        <text:list-item>
          <text:p text:style-name="P498">rebalance() →<text:span text:style-name="T553"> change its internal state</text:span></text:p>
        </text:list-item>
      </text:list>
      <text:p text:style-name="P175"/>
      <text:h text:style-name="Heading_20_4" text:outline-level="4"><text:bookmark-start text:name="__RefHeading___Toc5482_2929691388"/>gGridDescriptor???<text:bookmark-end text:name="__RefHeading___Toc5482_2929691388"/></text:h>
      <text:p text:style-name="P176">gGridDescriptor(resolution, gAxisLat, gAxisLon): <text:span text:style-name="T689">grid basic info</text:span></text:p>
      <text:p text:style-name="P54"/>
      <text:h text:style-name="Heading_20_4" text:outline-level="4"><text:bookmark-start text:name="__RefHeading___Toc1429_906975383"/><text:span text:style-name="T683">gG</text:span>ridPartition<text:bookmark-end text:name="__RefHeading___Toc1429_906975383"/></text:h>
      <text:p text:style-name="P57">-gridPartit<text:span text:style-name="T412">i</text:span>on <text:span text:style-name="T413">(</text:span><text:span text:style-name="T67">current, total, </text:span><text:span text:style-name="T414">global </text:span><text:span text:style-name="T67">gridIndices</text:span><text:span text:style-name="T413">)</text:span>: which grid cells belong to each partition. Info a<text:span text:style-name="T411">v</text:span>ailable to all parts. <text:span text:style-name="T415">Once initialized it cannot be modified.</text:span></text:p>
      <text:p text:style-name="P57"/>
      <text:p text:style-name="P58">Grid indices is an array of from 1 to N (latest index). It starts counting from top – left to bottom – right.</text:p>
      <text:p text:style-name="P57"/>
      <text:list xml:id="list3104236575" text:style-name="L28">
        <text:list-item>
          <text:p text:style-name="P489">GetCurrent</text:p>
        </text:list-item>
        <text:list-item>
          <text:p text:style-name="P489">getTotal</text:p>
        </text:list-item>
        <text:list-item>
          <text:p text:style-name="P489">getCurrentIndices</text:p>
        </text:list-item>
        <text:list-item>
          <text:p text:style-name="P489"><text:soft-page-break/>getTotalIndices</text:p>
        </text:list-item>
      </text:list>
      <text:p text:style-name="P59"/>
      <text:h text:style-name="Heading_20_4" text:outline-level="4"><text:bookmark-start text:name="__RefHeading___Toc1431_906975383"/><text:span text:style-name="T683">g</text:span><text:span text:style-name="T684">G</text:span>ridDomain<text:bookmark-end text:name="__RefHeading___Toc1431_906975383"/></text:h>
      <text:p text:style-name="P392"><text:span text:style-name="T320">I</text:span><text:span text:style-name="T321">t is a part of a grid. </text:span><text:span text:style-name="T322">It must belong to the </text:span><text:span text:style-name="T321">same partition</text:span><text:span text:style-name="T323">. </text:span><text:span text:style-name="T324">For instance, a gridDomain cannot belong to more than 1 partition.</text:span><text:span text:style-name="T325"> </text:span></text:p>
      <text:p text:style-name="P51"/>
      <text:p text:style-name="P393"><text:span text:style-name="T320">-gridDomain</text:span><text:span text:style-name="T335">(</text:span><text:span text:style-name="T336">resolution, locAxisLat, locAxisLon, </text:span><text:span text:style-name="T339">locBounds, </text:span><text:span text:style-name="T342">locGridcellsMask, </text:span><text:span text:style-name="T341">locL</text:span><text:span text:style-name="T336">and</text:span><text:span text:style-name="T337">M</text:span><text:span text:style-name="T338">ask</text:span><text:span text:style-name="T335">)</text:span><text:span text:style-name="T320">: </text:span><text:span text:style-name="T340">local </text:span><text:span text:style-name="T320">part of the grid</text:span></text:p>
      <text:list xml:id="list4272124705" text:style-name="L29">
        <text:list-item>
          <text:p text:style-name="P499">gridcells must be consecutive.</text:p>
        </text:list-item>
        <text:list-item>
          <text:p text:style-name="P500">GridDomain represents a square part of the grid</text:p>
        </text:list-item>
        <text:list-item>
          <text:p text:style-name="P500">Some of the gridcells can be disabled with a mask.</text:p>
        </text:list-item>
        <text:list-item>
          <text:p text:style-name="P501">It can be a part of itself</text:p>
        </text:list-item>
      </text:list>
      <text:p text:style-name="P173"/>
      <text:p text:style-name="P180">Data structure:</text:p>
      <text:list xml:id="list2701667232" text:style-name="L30">
        <text:list-item>
          <text:p text:style-name="P502">resolution</text:p>
        </text:list-item>
        <text:list-item>
          <text:p text:style-name="P502">AxisLat/AxisLon</text:p>
        </text:list-item>
        <text:list-item>
          <text:p text:style-name="P503">bounds</text:p>
        </text:list-item>
        <text:list-item>
          <text:p text:style-name="P504">gridcellsMap</text:p>
        </text:list-item>
        <text:list-item>
          <text:p text:style-name="P521"><text:span text:style-name="T343">partition</text:span><text:span text:style-name="T344">Mask →</text:span><text:span text:style-name="T345"> which gridcells belongs to this partit</text:span><text:span text:style-name="T346">i</text:span><text:span text:style-name="T345">on</text:span></text:p>
        </text:list-item>
        <text:list-item>
          <text:p text:style-name="P505">land<text:span text:style-name="T693">M</text:span>ask →<text:span text:style-name="T692"> which gridcells are land (vs sea)</text:span></text:p>
        </text:list-item>
      </text:list>
      <text:p text:style-name="P173"/>
      <text:p text:style-name="P174">Available operations:</text:p>
      <text:list xml:id="list744358785" text:style-name="L31">
        <text:list-item>
          <text:p text:style-name="P506">gridDomain = gridDomain + gridDomain → combination of gridDomains <text:span text:style-name="T680">(those must <text:s/>overlap or </text:span><text:span text:style-name="T686">be placed</text:span><text:span text:style-name="T680"> next to each other)</text:span></text:p>
        </text:list-item>
        <text:list-item>
          <text:p text:style-name="P522"><text:span text:style-name="T301">gridDomain = gridDomain - gridDomain → substraction of gridDomains </text:span><text:span text:style-name="T302">(those must <text:s/>overlap or </text:span><text:span text:style-name="T317">be placed </text:span><text:span text:style-name="T302">next to each other)</text:span></text:p>
        </text:list-item>
        <text:list-item>
          <text:p text:style-name="P507">toGrid() → transform grid domain into full grid</text:p>
        </text:list-item>
        <text:list-item>
          <text:p text:style-name="P508"><text:soft-page-break/>isSquared() → yes/no, array boundaries are full X*Y (partitioning might avoid it)</text:p>
        </text:list-item>
        <text:list-item>
          <text:p text:style-name="P509">toSquaredGridDomains() → if is notSquared then it divides into smaller gridDomains which does it.</text:p>
        </text:list-item>
      </text:list>
      <text:h text:style-name="Heading_20_4" text:outline-level="4"><text:bookmark-start text:name="__RefHeading___Toc1433_906975383"/><text:span text:style-name="T685">gG</text:span>ridBounds<text:bookmark-end text:name="__RefHeading___Toc1433_906975383"/></text:h>
      <text:p text:style-name="P286"><text:span text:style-name="T90">-g</text:span><text:span text:style-name="T91">ridBounds(north, south, east, west): describes a squared domain of the planet</text:span></text:p>
      <text:list xml:id="list124763792" text:style-name="L32">
        <text:list-item>
          <text:p text:style-name="P470"><text:span text:style-name="T91">t</text:span><text:span text:style-name="T87">oArray</text:span></text:p>
        </text:list-item>
        <text:list-item>
          <text:p text:style-name="P510">getNorth/…</text:p>
        </text:list-item>
        <text:list-item>
          <text:p text:style-name="P511">fitsIn</text:p>
        </text:list-item>
        <text:list-item>
          <text:p text:style-name="P512">gGridBounds = gGridBounds + gGridBounds (merge)</text:p>
        </text:list-item>
        <text:list-item>
          <text:p text:style-name="P523"><text:span text:style-name="T329">gGridBounds = gGridBounds</text:span><text:span text:style-name="T330">1</text:span><text:span text:style-name="T329"> – gGridBounds</text:span><text:span text:style-name="T330">2</text:span><text:span text:style-name="T329"> (</text:span><text:span text:style-name="T330">substract 2 from 1</text:span><text:span text:style-name="T329">)</text:span></text:p>
        </text:list-item>
      </text:list>
      <text:h text:style-name="Heading_20_4" text:outline-level="4"><text:bookmark-start text:name="__RefHeading___Toc1435_906975383"/><text:span text:style-name="T375">gG</text:span><text:span text:style-name="T87">ridMask</text:span><text:bookmark-end text:name="__RefHeading___Toc1435_906975383"/></text:h>
      <text:p text:style-name="P391"><text:span text:style-name="T303">-gridMask</text:span><text:span text:style-name="T304">(</text:span><text:span text:style-name="T333">resolution, gAxisLat, gAxisLon, </text:span><text:span text:style-name="T332">l</text:span><text:span text:style-name="T304">ist of grid cells/</text:span><text:span text:style-name="T319">list of coordinates</text:span><text:span text:style-name="T331">(?)/</text:span><text:span text:style-name="T334">list of gridcells global id</text:span><text:span text:style-name="T304">): describes which grid cells are </text:span><text:span text:style-name="T305">selected</text:span><text:span text:style-name="T304"> </text:span><text:span text:style-name="T306">in a grid</text:span><text:span text:style-name="T315">.</text:span></text:p>
      <text:p text:style-name="P178"/>
      <text:list xml:id="list2533692510" text:style-name="L33">
        <text:list-item>
          <text:p text:style-name="P524"><text:span text:style-name="T309">s</text:span><text:span text:style-name="T308">etAllEnabledGridcells <text:s/>→</text:span><text:span text:style-name="T312"> all gridcells are enabled</text:span></text:p>
        </text:list-item>
        <text:list-item>
          <text:p text:style-name="P525"><text:span text:style-name="T287">getAllEnabledGridcells →</text:span><text:span text:style-name="T312"> it returns a list with all enabled gridcells</text:span></text:p>
        </text:list-item>
        <text:list-item>
          <text:p text:style-name="P526"><text:span text:style-name="T287">count</text:span><text:span text:style-name="T309">All</text:span><text:span text:style-name="T287">EnabledGridcells →</text:span><text:span text:style-name="T312"> it returns how many gridcells are enabled</text:span></text:p>
        </text:list-item>
        <text:list-item>
          <text:p text:style-name="P524"><text:span text:style-name="T309">getGridcellStatus</text:span><text:span text:style-name="T312">(coord / index)</text:span><text:span text:style-name="T309"> →</text:span><text:span text:style-name="T312"> true/false if the requested gridcell is enabled</text:span></text:p>
        </text:list-item>
        <text:list-item>
          <text:p text:style-name="P527"><text:span text:style-name="T306">setGridcellStatus</text:span><text:span text:style-name="T312">(coord / index, status) → defines for the requested gridcells its new status (enabled/disabled)</text:span></text:p>
        </text:list-item>
      </text:list>
      <text:p text:style-name="P179"/>
      <text:p text:style-name="P179"/>
      <text:h text:style-name="Heading_20_4" text:outline-level="4"><text:bookmark-start text:name="__RefHeading___Toc5165_1210443566"/><text:span text:style-name="T316">gG</text:span><text:span text:style-name="T287">rid</text:span><text:span text:style-name="T314">cell</text:span><text:span text:style-name="T316">s</text:span><text:span text:style-name="T314">Map</text:span><text:span text:style-name="T363">ping</text:span><text:bookmark-end text:name="__RefHeading___Toc5165_1210443566"/></text:h>
      <text:p text:style-name="P390"><text:span text:style-name="T310">-</text:span><text:span text:style-name="T311">grid</text:span><text:span text:style-name="T314">cell</text:span><text:span text:style-name="T365">s</text:span><text:span text:style-name="T311">Map</text:span><text:span text:style-name="T365">ping</text:span><text:span text:style-name="T310">(</text:span><text:span text:style-name="T313">resolution, </text:span><text:span text:style-name="T318">gAxisLat</text:span><text:span text:style-name="T310">, </text:span><text:span text:style-name="T318">gAxisLon</text:span><text:span text:style-name="T310">): </text:span><text:span text:style-name="T364">retrieve gridcells by providing its coordinatess</text:span></text:p>
      <text:p text:style-name="P185"/>
      <text:p text:style-name="P389"><text:span text:style-name="T307">A</text:span><text:span text:style-name="T287">vailable operations:</text:span></text:p>
      <text:list xml:id="list280159591" text:style-name="L34">
        <text:list-item>
          <text:p text:style-name="P513">getGridcell</text:p>
          <text:list>
            <text:list-item>
              <text:p text:style-name="P513">getGridcellByIndex</text:p>
            </text:list-item>
          </text:list>
        </text:list-item>
      </text:list>
      <text:p text:style-name="P186"/>
      <text:h text:style-name="Heading_20_4" text:outline-level="4"><text:bookmark-start text:name="__RefHeading___Toc5840_3493864717"/>gGridIndicesMapping<text:bookmark-end text:name="__RefHeading___Toc5840_3493864717"/></text:h>
      <text:p text:style-name="P184">-gGridIndicesMapping(resolution, <text:span text:style-name="T703">gA</text:span>xis<text:span text:style-name="T703">L</text:span>at, <text:span text:style-name="T703">gA</text:span>xis<text:span text:style-name="T703">L</text:span>on) : <text:span text:style-name="T702">grid indices are mapped</text:span></text:p>
      <text:p text:style-name="P184"/>
      <text:list xml:id="list93005641264362" text:continue-numbering="true" text:style-name="L34">
        <text:list-item>
          <text:p text:style-name="P528"><text:span text:style-name="T366">getIndex(coord) → </text:span><text:span text:style-name="T367">gridcellIndex</text:span></text:p>
          <text:p text:style-name="P514"/>
        </text:list-item>
      </text:list>
      <text:h text:style-name="Heading_20_4" text:outline-level="4"><text:bookmark-start text:name="__RefHeading___Toc1437_906975383"/><text:span text:style-name="T376">gG</text:span><text:span text:style-name="T87">rid</text:span><text:span text:style-name="T100">C</text:span><text:span text:style-name="T87">ell</text:span><text:bookmark-end text:name="__RefHeading___Toc1437_906975383"/></text:h>
      <text:p text:style-name="P287"><text:span text:style-name="T89">-G</text:span><text:span text:style-name="T87">ridcell (</text:span><text:span text:style-name="T374">global </text:span><text:span text:style-name="T98">index, </text:span><text:span text:style-name="T99">center </text:span><text:span text:style-name="T87">coordinate, </text:span><text:span text:style-name="T99">gridBounds</text:span><text:span text:style-name="T87">): describes a grid cell. </text:span><text:span text:style-name="T92">Coordinates or indices must be consistent with the grid.</text:span></text:p>
      <text:p text:style-name="P376"><text:span text:style-name="T92">O</text:span><text:span text:style-name="T87">perations:</text:span></text:p>
      <text:p text:style-name="P183">gGrid<text:span text:style-name="T696">AxisC</text:span>ell = g<text:span text:style-name="T695">Grid</text:span>AxisCell + g<text:span text:style-name="T695">Grid</text:span>AxisCell <text:span text:style-name="T696">(merge)</text:span></text:p>
      <text:p text:style-name="P395"><text:span text:style-name="T347">gGrid</text:span><text:span text:style-name="T349">AxisC</text:span><text:span text:style-name="T347">ell = g</text:span><text:span text:style-name="T348">Grid</text:span><text:span text:style-name="T347">AxisCell - g</text:span><text:span text:style-name="T348">Grid</text:span><text:span text:style-name="T347">AxisCell </text:span><text:span text:style-name="T349">(</text:span><text:span text:style-name="T350">difference</text:span><text:span text:style-name="T349">)</text:span></text:p>
      <text:p text:style-name="P394"><text:span text:style-name="T347">gGridcell = g</text:span><text:span text:style-name="T348">Grid</text:span><text:span text:style-name="T347">AxisCell * g</text:span><text:span text:style-name="T348">Grid</text:span><text:span text:style-name="T347">AxisCell </text:span><text:span text:style-name="T349">(combination)</text:span></text:p>
      <text:h text:style-name="Heading_20_4" text:outline-level="4"><text:bookmark-start text:name="__RefHeading___Toc1439_906975383"/><text:span text:style-name="T376">g</text:span><text:span text:style-name="T102">C</text:span><text:span text:style-name="T87">oordinate</text:span><text:bookmark-end text:name="__RefHeading___Toc1439_906975383"/></text:h>
      <text:p text:style-name="P287"><text:span text:style-name="T87">-Coordinate(lat, lon): </text:span><text:span text:style-name="T93">standard coordinate </text:span></text:p>
      <text:p text:style-name="P60"/>
      <text:h text:style-name="P425" text:outline-level="3"><text:bookmark-start text:name="__RefHeading___Toc2364_3936994408"/><text:soft-page-break/>Example<text:bookmark-end text:name="__RefHeading___Toc2364_3936994408"/></text:h>
      <text:p text:style-name="P288"><text:span text:style-name="T76">grid </text:span><text:span text:style-name="T77">(p=3), </text:span><text:span text:style-name="T392">handled 1d</text:span></text:p>
      <text:p text:style-name="P288"/>
      <text:p text:style-name="P378">x x x x <text:s text:c="2"/>p = 1 → <text:span text:style-name="T391">gridPartition ( </text:span>x x x x x x x <text:span text:style-name="T391">)</text:span></text:p>
      <text:p text:style-name="P289"><text:span text:style-name="T79">x x x</text:span> x </text:p>
      <text:p text:style-name="P289">x x x x <text:s text:c="2"/>p = 2 → <text:span text:style-name="T391">gridPartition ( </text:span>x x x x x x x <text:span text:style-name="T391">)</text:span></text:p>
      <text:p text:style-name="P289">x x <text:span text:style-name="T79">x x</text:span></text:p>
      <text:p text:style-name="P378">x x x x <text:s text:c="2"/>p = 3 → <text:span text:style-name="T391">gridPartition ( </text:span>x x x x x x <text:span text:style-name="T391">)</text:span></text:p>
      <text:p text:style-name="P378"/>
      <text:p text:style-name="P290"><text:span text:style-name="T82">T</text:span><text:span text:style-name="T79">ODO: afegir el domain I subdomain a grid_mod</text:span></text:p>
      <text:p text:style-name="P291"/>
      <text:p text:style-name="P291"/>
      <text:p text:style-name="P288"><text:span text:style-name="T77">ncSpatialDim (p=3), </text:span><text:span text:style-name="T392">handled in 2d. A</text:span><text:span text:style-name="T78">lternative name</text:span><text:span text:style-name="T384">s</text:span><text:span text:style-name="T78"> to ncGrid, ncGridDomain, ncGridSubdomain?</text:span></text:p>
      <text:p text:style-name="P292"><text:span text:style-name="T388">n</text:span>cGrid (p=3), <text:span text:style-name="T389">same as grid but takes into account header and footer for IO </text:span><text:span text:style-name="T390">when not squared</text:span></text:p>
      <text:p text:style-name="P293">It also includes netcdf vs fortran array shapes</text:p>
      <text:p text:style-name="P379">x x x x <text:s text:c="2"/><text:span text:style-name="T85">p</text:span> <text:span text:style-name="T85">= 1 →</text:span><text:span text:style-name="T86"> ncGridDomain <text:s/>→ ncGrid</text:span><text:span text:style-name="T690">D</text:span><text:span text:style-name="T86">omain (x x x x)</text:span></text:p>
      <text:p text:style-name="P291"><text:span text:style-name="T79">x x x</text:span> <text:s text:c="3"/><text:tab/><text:tab/><text:tab/><text:tab/><text:span text:style-name="T80">ncGrid</text:span><text:span text:style-name="T84">D</text:span><text:span text:style-name="T80">omain (x x x <text:s text:c="2"/>)</text:span></text:p>
      <text:p text:style-name="P61"><text:span text:style-name="T86"><text:s text:c="9"/></text:span><text:span text:style-name="T382">x</text:span><text:span text:style-name="T86"><text:tab/> <text:s/><text:tab/><text:tab/> <text:tab/> <text:s text:c="6"/>→ ncGrid</text:span><text:span text:style-name="T690">D</text:span><text:span text:style-name="T86">omain ( <text:s text:c="8"/>x)</text:span></text:p>
      <text:p text:style-name="P291">x x x x <text:s text:c="2"/><text:span text:style-name="T85">p = 2 →</text:span><text:span text:style-name="T86"> ncGridDomain <text:s/>→ ncGrid</text:span><text:span text:style-name="T690">D</text:span><text:span text:style-name="T86">omain (x x x x)</text:span></text:p>
      <text:p text:style-name="P291">x x <text:s/><text:span text:style-name="T79"><text:tab/><text:tab/><text:tab/><text:tab/> <text:s text:c="6"/></text:span><text:span text:style-name="T88">→ ncGrid</text:span><text:span text:style-name="T377">D</text:span><text:span text:style-name="T88">omain (x x <text:s text:c="5"/>)</text:span></text:p>
      <text:p text:style-name="P291"><text:span text:style-name="T79"><text:s text:c="6"/>x x<text:tab/><text:tab/><text:tab/><text:tab/> <text:s text:c="6"/>→</text:span><text:span text:style-name="T81"> ncGrid</text:span><text:span text:style-name="T84">D</text:span><text:span text:style-name="T81">omain ( <text:s text:c="5"/>x x)</text:span></text:p>
      <text:p text:style-name="P379">x x x x <text:s text:c="2"/><text:span text:style-name="T85">p = 3 →</text:span><text:span text:style-name="T86"> ncGridDomain <text:s/>→</text:span><text:span text:style-name="T383"> ncGridDomain (x x x x)</text:span></text:p>
      <text:p text:style-name="P61"/>
      <text:p text:style-name="P61"/>
      <text:p text:style-name="P62">Merge both</text:p>
      <text:p text:style-name="P62"/>
      <text:p text:style-name="P288"><text:span text:style-name="T76">grid </text:span><text:span text:style-name="T77">(p=3)</text:span></text:p>
      <text:p text:style-name="P288"/>
      <text:p text:style-name="P378">x x x x <text:s text:c="2"/>p = 1 → <text:span text:style-name="T391">gridPartition ( </text:span>x x x x x x x <text:span text:style-name="T391">) →</text:span><text:span text:style-name="T406"> SHR_</text:span><text:span text:style-name="T407">g</text:span><text:span text:style-name="T406">ridDomain </text:span><text:span text:style-name="T407">(x x x x)</text:span></text:p>
      <text:p text:style-name="P378">x x x <text:s text:c="3"/><text:tab/>→<text:span text:style-name="T409"> gridDomain (…) <text:tab/></text:span><text:tab/> <text:s text:c="3"/>→<text:span text:style-name="T407"> SHR_gridDomain (x x x <text:s text:c="2"/>)</text:span></text:p>
      <text:p text:style-name="P378"/>
      <text:p text:style-name="P289"><text:s text:c="9"/>x <text:tab/><text:tab/><text:tab/><text:tab/><text:tab/> <text:s text:c="3"/>→<text:span text:style-name="T407"> SHR_gridDomain ( <text:s text:c="8"/>x)</text:span></text:p>
      <text:p text:style-name="P289">x x x x <text:s text:c="2"/>p = 2 → <text:span text:style-name="T391">gridPartition ( </text:span>x x x x x x x <text:span text:style-name="T391">) →</text:span><text:span text:style-name="T406"> SHR_gridDomain </text:span><text:span text:style-name="T407">(x x x x)</text:span></text:p>
      <text:p text:style-name="P289">x x <text:s text:c="7"/><text:tab/>→<text:span text:style-name="T410"> gridDomain (...)</text:span><text:tab/><text:tab/> <text:s text:c="3"/><text:span text:style-name="T391">→</text:span><text:span text:style-name="T406"> SHR_gridDomain </text:span><text:span text:style-name="T407">(x x <text:s text:c="5"/>)</text:span></text:p>
      <text:p text:style-name="P289"/>
      <text:p text:style-name="P289"><text:s text:c="6"/><text:span text:style-name="T79">x x<text:tab/><text:tab/><text:tab/><text:tab/><text:tab/><text:tab/> <text:s text:c="3"/>→</text:span><text:span text:style-name="T83"> SHR_gridDomain ( <text:s text:c="5"/>x x)</text:span></text:p>
      <text:p text:style-name="P378">x x x x <text:s text:c="2"/>p = 3 → <text:span text:style-name="T391">gridPartition ( </text:span>x x x x x x <text:span text:style-name="T391">) <text:s text:c="3"/>→</text:span><text:span text:style-name="T406"> SHR_gridDomain </text:span><text:span text:style-name="T408">(x x x x)</text:span></text:p>
      <text:p text:style-name="P378"><text:span text:style-name="T93"><text:tab/><text:tab/>→</text:span><text:span text:style-name="T172"> gridDomain (…)<text:tab/></text:span></text:p>
      <text:p text:style-name="P63"/>
      <text:p text:style-name="P63"/>
      <text:h text:style-name="P415" text:outline-level="1"><text:bookmark-start text:name="__RefHeading___Toc4596_4067687214"/>Design<text:bookmark-end text:name="__RefHeading___Toc4596_4067687214"/></text:h>
      <text:p text:style-name="P529"><text:span text:style-name="T704">How to </text:span><text:span text:style-name="T654">implement </text:span><text:span text:style-name="T655">according to previous section.</text:span></text:p>
      <text:h text:style-name="Heading_20_2" text:outline-level="2"><text:bookmark-start text:name="__RefHeading___Toc9297_459283363"/>SoulShared <text:span text:style-name="T653">Array</text:span><text:bookmark-end text:name="__RefHeading___Toc9297_459283363"/></text:h>
      <text:h text:style-name="Heading_20_3" text:outline-level="3"><text:bookmark-start text:name="__RefHeading___Toc9299_459283363"/>shr_array<text:bookmark-end text:name="__RefHeading___Toc9299_459283363"/></text:h>
      <text:p text:style-name="P8">Internals, cho<text:span text:style-name="T656">o</text:span>se between allocatable vs pointer.</text:p>
      <text:p text:style-name="P11">shr_array →<text:span text:style-name="T660"> main interface, </text:span><text:span text:style-name="T663">name and dimensions </text:span><text:span text:style-name="T667">and type</text:span></text:p>
      <text:p text:style-name="P12"><text:span text:style-name="T657">shr_array</text:span><text:span text:style-name="T669">Rs</text:span><text:span text:style-name="T666">p</text:span><text:span text:style-name="T670">(shr_array)</text:span><text:span text:style-name="T657"> →</text:span><text:span text:style-name="T660"> </text:span><text:span text:style-name="T670">subtype </text:span><text:span text:style-name="T665">support </text:span><text:span text:style-name="T660">real sp </text:span><text:span text:style-name="T661">holder, </text:span><text:span text:style-name="T663">real dp and integer</text:span></text:p>
      <text:p text:style-name="P10"><text:span text:style-name="T657">shr_arrayContainer &lt;abstract&gt; →</text:span><text:span text:style-name="T658"> </text:span><text:span text:style-name="T671">data, </text:span><text:span text:style-name="T658">isolate array </text:span><text:span text:style-name="T662">mode (allocatable vs pointer). </text:span><text:span text:style-name="T663">Enforce all operations: scalar, container, div, mul, add, sub, assign</text:span></text:p>
      <text:p text:style-name="P9">shr_arrayContainerAllocatable →<text:span text:style-name="T659"> use allocatable arrays</text:span></text:p>
      <text:p text:style-name="P9">shr_arrayContainerPointer →<text:span text:style-name="T659"> use pointer arrays </text:span><text:span text:style-name="T668">(contiguous)</text:span></text:p>
      <text:h text:style-name="Heading_20_3" text:outline-level="3"><text:bookmark-start text:name="__RefHeading___Toc5167_1210443566"/>shr_arrayGrid<text:bookmark-end text:name="__RefHeading___Toc5167_1210443566"/></text:h>
      <text:p text:style-name="P14">shr_arrayGrid % init(name, grid, dimensions, units, description)</text:p>
      <text:h text:style-name="Heading_20_3" text:outline-level="3"><text:bookmark-start text:name="__RefHeading___Toc5169_1210443566"/>shr_arrayDist<text:bookmark-end text:name="__RefHeading___Toc5169_1210443566"/></text:h>
      <text:p text:style-name="P13">shr_arrayDist</text:p>
      <text:h text:style-name="Heading_20_2" text:outline-level="2"><text:bookmark-start text:name="__RefHeading___Toc9301_459283363"/>SoulShared grid<text:bookmark-end text:name="__RefHeading___Toc9301_459283363"/></text:h>
      <text:p text:style-name="P14"/>
      <text:p text:style-name="P530"/>
      <text:h text:style-name="P416" text:outline-level="1"><text:bookmark-start text:name="__RefHeading___Toc2307_3936994408"/>Prove of concept<text:bookmark-end text:name="__RefHeading___Toc2307_3936994408"/></text:h>
      <text:p text:style-name="P294"><text:span text:style-name="T118">S</text:span><text:span text:style-name="T87">how how to use </text:span><text:span text:style-name="T149">its </text:span><text:span text:style-name="T87">API </text:span><text:span text:style-name="T149">from previously defined classes.</text:span></text:p>
      <text:p text:style-name="P517"/>
      <text:h text:style-name="P419" text:outline-level="2"><text:bookmark-start text:name="__RefHeading___Toc2334_3936994408"/>Soulshared arrays<text:bookmark-end text:name="__RefHeading___Toc2334_3936994408"/></text:h>
      <text:p text:style-name="P96"/>
      <text:h text:style-name="P423" text:outline-level="3"><text:bookmark-start text:name="__RefHeading___Toc3198_1722581721"/>shr_dim<text:bookmark-end text:name="__RefHeading___Toc3198_1722581721"/></text:h>
      <text:p text:style-name="P100"/>
      <text:p text:style-name="P100">latdim = shr_dim(“latitude”, -<text:span text:style-name="T491">90, 90, 1, </text:span><text:span text:style-name="T494">units=”degrees north”, description=”degrees north”</text:span>)</text:p>
      <text:p text:style-name="P326"><text:span text:style-name="T215">londim = shr_dim(“longitude”, -</text:span><text:span text:style-name="T216">180, 180, 1, </text:span><text:span text:style-name="T223">units=”degrees east”, description=”degrees east”</text:span><text:span text:style-name="T215">)</text:span></text:p>
      <text:p text:style-name="P100"/>
      <text:p text:style-name="P327"><text:span text:style-name="T87">latcenter = </text:span><text:span text:style-name="T215">l</text:span><text:span text:style-name="T87">atdim % getIndex(</text:span><text:span text:style-name="T270">value=</text:span><text:span text:style-name="T87">0.0)</text:span></text:p>
      <text:p text:style-name="P327"><text:span text:style-name="T87">loncenter = </text:span><text:span text:style-name="T215">l</text:span><text:span text:style-name="T87">ondim % getIndex(</text:span><text:span text:style-name="T270">value=</text:span><text:span text:style-name="T87">0.0)</text:span></text:p>
      <text:p text:style-name="P101"/>
      <text:p text:style-name="P328"><text:span text:style-name="T275">latsCenter</text:span><text:span text:style-name="T276">[:]</text:span><text:span text:style-name="T274">= </text:span><text:span text:style-name="T215">l</text:span><text:span text:style-name="T274">atdim % </text:span><text:span text:style-name="T273">getValues</text:span><text:span text:style-name="T274">()</text:span></text:p>
      <text:p text:style-name="P102"/>
      <text:p text:style-name="P329"><text:span text:style-name="T277">char :: name = </text:span><text:span text:style-name="T274">g</text:span><text:span text:style-name="T278">etName</text:span><text:span text:style-name="T277">()</text:span></text:p>
      <text:p text:style-name="P103">char :: units = getUnits()</text:p>
      <text:p text:style-name="P103">char :: description = getDescription()</text:p>
      <text:p text:style-name="P96"/>
      <text:h text:style-name="P423" text:outline-level="3"><text:bookmark-start text:name="__RefHeading___Toc3200_1722581721"/>shr_array<text:bookmark-end text:name="__RefHeading___Toc3200_1722581721"/></text:h>
      <text:p text:style-name="P104"/>
      <text:h text:style-name="P429" text:outline-level="4"><text:bookmark-start text:name="__RefHeading___Toc3202_1722581721"/>Constructor<text:bookmark-end text:name="__RefHeading___Toc3202_1722581721"/></text:h>
      <text:p text:style-name="P330"><text:span text:style-name="T214">temperature = shr_array(“temperature”, dims=</text:span><text:span text:style-name="T215">[latdim, lonDim]</text:span><text:span text:style-name="T214">, units=”K”, description=”air temperature at 2 meters”, </text:span><text:span text:style-name="T221">data</text:span><text:span text:style-name="T217">=0</text:span><text:span text:style-name="T214">)</text:span></text:p>
      <text:p text:style-name="P107"/>
      <text:p text:style-name="P110">or</text:p>
      <text:p text:style-name="P110"/>
      <text:p text:style-name="P331"><text:span text:style-name="T217">tempData[nlats, nlon] <text:s/>= 0,</text:span><text:span text:style-name="T219">0</text:span></text:p>
      <text:p text:style-name="P108"/>
      <text:p text:style-name="P331"><text:span text:style-name="T214">temperature = shr_</text:span><text:span text:style-name="T218">rsp_</text:span><text:span text:style-name="T214">array(“temperature”, dims=</text:span><text:span text:style-name="T215">[latdim, lonDim]</text:span><text:span text:style-name="T214">, units=”K”, description=”air temperature at 2 meters”, </text:span><text:span text:style-name="T217">data=tempData</text:span><text:span text:style-name="T214">)</text:span></text:p>
      <text:p text:style-name="P108"/>
      <text:h text:style-name="P429" text:outline-level="4"><text:bookmark-start text:name="__RefHeading___Toc3204_1722581721"/><text:span text:style-name="T272">E</text:span><text:span text:style-name="T87">xtract array</text:span><text:bookmark-end text:name="__RefHeading___Toc3204_1722581721"/></text:h>
      <text:p text:style-name="P332"><text:span text:style-name="T87">rawTempData = temperature % </text:span><text:span text:style-name="T214">g</text:span><text:span text:style-name="T87">etData()</text:span></text:p>
      <text:p text:style-name="P111"/>
      <text:h text:style-name="P429" text:outline-level="4"><text:bookmark-start text:name="__RefHeading___Toc3206_1722581721"/>operations (+,-,*,/)<text:bookmark-end text:name="__RefHeading___Toc3206_1722581721"/></text:h>
      <text:p text:style-name="P335"><text:span text:style-name="T224">Overload c</text:span><text:span text:style-name="T87">ommon operations</text:span></text:p>
      <text:h text:style-name="P430" text:outline-level="5"><text:bookmark-start text:name="__RefHeading___Toc3208_1722581721"/>scalar<text:bookmark-end text:name="__RefHeading___Toc3208_1722581721"/></text:h>
      <text:p text:style-name="P111">temperature = temperature + 2,2</text:p>
      <text:p text:style-name="P111"/>
      <text:h text:style-name="P430" text:outline-level="5"><text:bookmark-start text:name="__RefHeading___Toc3210_1722581721"/>raw array (same dimensions)<text:bookmark-end text:name="__RefHeading___Toc3210_1722581721"/></text:h>
      <text:p text:style-name="P112">increateTemp[nlats, nlons] = same values...</text:p>
      <text:p text:style-name="P113"/>
      <text:p text:style-name="P333"><text:soft-page-break/><text:span text:style-name="T87">temperature = temperature + </text:span><text:span text:style-name="T220">increaseTemp</text:span></text:p>
      <text:p text:style-name="P114"/>
      <text:h text:style-name="P430" text:outline-level="5"><text:bookmark-start text:name="__RefHeading___Toc3212_1722581721"/><text:span text:style-name="T220">s</text:span><text:span text:style-name="T87">hr_array (same dimensions)</text:span><text:bookmark-end text:name="__RefHeading___Toc3212_1722581721"/></text:h>
      <text:p text:style-name="P115"/>
      <text:p text:style-name="P336"><text:span text:style-name="T222">increateTemp</text:span><text:span text:style-name="T214"> = shr_</text:span><text:span text:style-name="T218">rsp_</text:span><text:span text:style-name="T214">array(“</text:span><text:span text:style-name="T222">increase temperature</text:span><text:span text:style-name="T214">”, dims=</text:span><text:span text:style-name="T215">[latdim, lonDim]</text:span><text:span text:style-name="T214">, units=”K”, </text:span><text:span text:style-name="T222">data=…</text:span><text:span text:style-name="T214">)</text:span></text:p>
      <text:p text:style-name="P334"><text:span text:style-name="T214">temperature = temperature + </text:span><text:span text:style-name="T220">increaseTemp</text:span></text:p>
      <text:p text:style-name="P114"/>
      <text:h text:style-name="P429" text:outline-level="4"><text:bookmark-start text:name="__RefHeading___Toc3214_1722581721"/><text:span text:style-name="T271">A</text:span><text:span text:style-name="T87">ssignment</text:span><text:bookmark-end text:name="__RefHeading___Toc3214_1722581721"/></text:h>
      <text:p text:style-name="P116"/>
      <text:h text:style-name="P430" text:outline-level="5"><text:bookmark-start text:name="__RefHeading___Toc3216_1722581721"/>Scalar<text:bookmark-end text:name="__RefHeading___Toc3216_1722581721"/></text:h>
      <text:p text:style-name="P117"/>
      <text:p text:style-name="P118">temperature = 300,0</text:p>
      <text:p text:style-name="P117"/>
      <text:h text:style-name="P430" text:outline-level="5"><text:bookmark-start text:name="__RefHeading___Toc3218_1722581721"/><text:span text:style-name="T87">raw array </text:span><text:span text:style-name="T225">(same dimensions)</text:span><text:bookmark-end text:name="__RefHeading___Toc3218_1722581721"/></text:h>
      <text:p text:style-name="P337"><text:span text:style-name="T225">increateTemp[nlats, nlons] = same values… !</text:span><text:span text:style-name="T226">&lt; calculated </text:span></text:p>
      <text:p text:style-name="P339"><text:span text:style-name="T225">t</text:span><text:span text:style-name="T87">emperature = increaseTemp</text:span></text:p>
      <text:p text:style-name="P119"/>
      <text:h text:style-name="P430" text:outline-level="5"><text:bookmark-start text:name="__RefHeading___Toc3220_1722581721"/><text:span text:style-name="T87">shr_array </text:span><text:span text:style-name="T225">(same dimensions)</text:span><text:bookmark-end text:name="__RefHeading___Toc3220_1722581721"/></text:h>
      <text:p text:style-name="P119"/>
      <text:p text:style-name="P338"><text:span text:style-name="T225">increateTemp[nlats, nlons] = same values… !</text:span><text:span text:style-name="T226">&lt; calculated </text:span></text:p>
      <text:p text:style-name="P120">temperature = increaseTemp</text:p>
      <text:p text:style-name="P119"/>
      <text:h text:style-name="P430" text:outline-level="5"><text:bookmark-start text:name="__RefHeading___Toc3222_1722581721"/><text:span text:style-name="T87">subset </text:span><text:span text:style-name="T225">(different dimensions)</text:span><text:bookmark-end text:name="__RefHeading___Toc3222_1722581721"/></text:h>
      <text:p text:style-name="P119"/>
      <text:p text:style-name="P341"><text:span text:style-name="T227">chinaI</text:span><text:span text:style-name="T225">ncrea</text:span><text:span text:style-name="T227">s</text:span><text:span text:style-name="T225">eTemp[</text:span><text:span text:style-name="T228">50</text:span><text:span text:style-name="T225">, </text:span><text:span text:style-name="T228">60</text:span><text:span text:style-name="T225">] = same values… !</text:span><text:span text:style-name="T226">&lt; calculated </text:span></text:p>
      <text:p text:style-name="P340"><text:span text:style-name="T227">call </text:span><text:span text:style-name="T225">temperature % </text:span><text:span text:style-name="T227">set(</text:span><text:span text:style-name="T225"> </text:span><text:span text:style-name="T227">start=[50, 40], end=[100, 100], </text:span><text:span text:style-name="T229">chinaI</text:span><text:span text:style-name="T225">ncreaseTemp</text:span><text:span text:style-name="T227">)</text:span></text:p>
      <text:p text:style-name="P104"/>
      <text:h text:style-name="P423" text:outline-level="3"><text:bookmark-start text:name="__RefHeading___Toc3224_1722581721"/>shr_arrayGrid<text:bookmark-end text:name="__RefHeading___Toc3224_1722581721"/></text:h>
      <text:p text:style-name="P104"/>
      <text:p text:style-name="P121">Constructor</text:p>
      <text:p text:style-name="P121"/>
      <text:p text:style-name="P122">worldGrid = grid(…)</text:p>
      <text:p text:style-name="P124">layers= <text:s/>shr_dim(“layers”, 1, 10, 1)</text:p>
      <text:p text:style-name="P122"/>
      <text:p text:style-name="P342"><text:span text:style-name="T214">temperature = shr_array(“temperature”, </text:span><text:span text:style-name="T230">grid = worldGrid, </text:span><text:span text:style-name="T214">dims=</text:span><text:span text:style-name="T215">[</text:span><text:span text:style-name="T231">layers</text:span><text:span text:style-name="T215">]</text:span><text:span text:style-name="T214">, units=”K”, description=”air temperature at 2, …, </text:span><text:span text:style-name="T232">100</text:span><text:span text:style-name="T214"> meters”, </text:span><text:span text:style-name="T221">data</text:span><text:span text:style-name="T217">=0</text:span><text:span text:style-name="T214">)</text:span></text:p>
      <text:p text:style-name="P109"/>
      <text:p text:style-name="P343"><text:span text:style-name="T214">O</text:span><text:span text:style-name="T87">ther</text:span></text:p>
      <text:p text:style-name="P126">tempChunks, allocatable :: shr_arrayGrid(:)</text:p>
      <text:p text:style-name="P343"><text:span text:style-name="T234">tempChunks = </text:span><text:span text:style-name="T214"><text:s/>t</text:span><text:span text:style-name="T87">emperature % split2</text:span><text:span text:style-name="T233">SquaredGrids</text:span><text:span text:style-name="T87">()</text:span></text:p>
      <text:p text:style-name="P105"/>
      <text:h text:style-name="P429" text:outline-level="4"><text:bookmark-start text:name="__RefHeading___Toc3226_1722581721"/>shr_arrayGridFull<text:bookmark-end text:name="__RefHeading___Toc3226_1722581721"/></text:h>
      <text:p text:style-name="P104"/>
      <text:p text:style-name="P127">Assignment</text:p>
      <text:p text:style-name="P127"/>
      <text:p text:style-name="P128">real array :: tempData(:, :, :) !&lt; <text:span text:style-name="T498">3</text:span>d <text:span text:style-name="T498">(lat, lon, layers)</text:span></text:p>
      <text:p text:style-name="P130"><text:soft-page-break/>tempData = temperature % <text:span text:style-name="T489">g</text:span>etData()</text:p>
      <text:p text:style-name="P130"/>
      <text:p text:style-name="P132">All operations(+,-,*,/) are done with 2d spatial</text:p>
      <text:p text:style-name="P132"/>
      <text:p text:style-name="P133">temperature<text:span text:style-name="T500">Slim</text:span>Grid =<text:span text:style-name="T488">t</text:span>emperature % to<text:span text:style-name="T499">A</text:span>rray<text:span text:style-name="T500">Slim</text:span>Grid()</text:p>
      <text:p text:style-name="P104"/>
      <text:h text:style-name="P429" text:outline-level="4"><text:bookmark-start text:name="__RefHeading___Toc3228_1722581721"/>shr_arrayGridSlim<text:bookmark-end text:name="__RefHeading___Toc3228_1722581721"/></text:h>
      <text:p text:style-name="P104"/>
      <text:p text:style-name="P129">real array :: tempData( :, :) !&lt; 2d <text:span text:style-name="T498">(index, layers)</text:span></text:p>
      <text:p text:style-name="P131"><text:span text:style-name="T488">tempData = temperature % </text:span><text:span text:style-name="T489">g</text:span><text:span text:style-name="T488">etData()</text:span></text:p>
      <text:p text:style-name="P106"/>
      <text:p text:style-name="P132"><text:span text:style-name="T488">All operations(+,-,*,/) are done with </text:span>1<text:span text:style-name="T488">d spatial</text:span></text:p>
      <text:p text:style-name="P106"/>
      <text:p text:style-name="P134">temperatureFullGrid =<text:span text:style-name="T488">t</text:span>emperature % to<text:span text:style-name="T499">A</text:span>rrayFullGrid()</text:p>
      <text:p text:style-name="P104"/>
      <text:h text:style-name="P429" text:outline-level="4"><text:bookmark-start text:name="__RefHeading___Toc3230_1722581721"/><text:span text:style-name="T213">shr_array</text:span><text:span text:style-name="T214">Integration</text:span><text:bookmark-end text:name="__RefHeading___Toc3230_1722581721"/></text:h>
      <text:p text:style-name="P96"/>
      <text:p text:style-name="P135">Worldgrid = grid(…)</text:p>
      <text:p text:style-name="P136">shr_clock=<text:span text:style-name="T502">clock(start, end, timestep)</text:span></text:p>
      <text:p text:style-name="P96"/>
      <text:p text:style-name="P137"><text:span text:style-name="T489">temperature = shr_array(“temperature”, </text:span><text:span text:style-name="T495">grid = worldGrid, </text:span><text:span text:style-name="T489">dims=</text:span><text:span text:style-name="T490">[</text:span><text:span text:style-name="T496">layers</text:span><text:span text:style-name="T490">]</text:span><text:span text:style-name="T489">, units=”K”, description=”air temperature at 2, …, </text:span><text:span text:style-name="T497">100</text:span><text:span text:style-name="T489"> meters”, </text:span><text:span text:style-name="T501">clock=, </text:span><text:span text:style-name="T493">data</text:span><text:span text:style-name="T492">=0, </text:span><text:span text:style-name="T501">operation=</text:span><text:span text:style-name="T503">shr_</text:span><text:span text:style-name="T504">op_</text:span><text:span text:style-name="T501">Average</text:span><text:span text:style-name="T489">)</text:span></text:p>
      <text:p text:style-name="P137"/>
      <text:p text:style-name="P139">for each model timestep:</text:p>
      <text:p text:style-name="P344"><text:span text:style-name="T235"><text:tab/>! </text:span><text:span text:style-name="T236">calculate</text:span><text:span text:style-name="T235"> </text:span></text:p>
      <text:p text:style-name="P344"><text:span text:style-name="T235"><text:s/><text:tab/>t</text:span><text:span text:style-name="T87">emperature = temperature + 1</text:span></text:p>
      <text:p text:style-name="P344"><text:span text:style-name="T87"><text:tab/>! </text:span><text:span text:style-name="T236">notify end of timestep</text:span></text:p>
      <text:p text:style-name="P140"><text:tab/>temperature % timestep()</text:p>
      <text:p text:style-name="P137"/>
      <text:p text:style-name="P137"/>
      <text:p text:style-name="P138"/>
      <text:h text:style-name="P423" text:outline-level="3"><text:bookmark-start text:name="__RefHeading___Toc3232_1722581721"/>shr_arrayDist<text:bookmark-end text:name="__RefHeading___Toc3232_1722581721"/></text:h>
      <text:p text:style-name="P141">WorldGrid = grid(...)</text:p>
      <text:p text:style-name="P141">parallel = ParallelInfo(…)</text:p>
      <text:p text:style-name="P141"/>
      <text:p text:style-name="P142">lats = shr_dim(“latitude”, )</text:p>
      <text:p text:style-name="P142">lons = shr_dim(“longitude”, )</text:p>
      <text:p text:style-name="P125">layers= <text:s/>shr_dim(“layers”, 1, 10, 1)</text:p>
      <text:p text:style-name="P123"/>
      <text:p text:style-name="P141"><text:span text:style-name="T489">temperature = shr_array(“temperature”, </text:span><text:span text:style-name="T495">grid = worldGrid, </text:span><text:span text:style-name="T489">dims=</text:span><text:span text:style-name="T490">[</text:span><text:span text:style-name="T537">lats, lons, </text:span><text:span text:style-name="T496">layers</text:span><text:span text:style-name="T490">]</text:span><text:span text:style-name="T489">, units=”K”, description=”air temperature at 2, …, </text:span><text:span text:style-name="T497">100</text:span><text:span text:style-name="T489"> meters”, </text:span><text:span text:style-name="T493">data</text:span><text:span text:style-name="T492">=0</text:span><text:span text:style-name="T489">)</text:span></text:p>
      <text:h text:style-name="P419" text:outline-level="2"><text:bookmark-start text:name="__RefHeading___Toc2336_3936994408"/>Soulshared grid<text:bookmark-end text:name="__RefHeading___Toc2336_3936994408"/></text:h>
      <text:h text:style-name="P423" text:outline-level="3"><text:bookmark-start text:name="__RefHeading___Toc3826_124617398"/>Gridcell<text:bookmark-end text:name="__RefHeading___Toc3826_124617398"/></text:h>
      <text:p text:style-name="P143">GBounds = gridBounds(1, 0, 1, 0)</text:p>
      <text:p text:style-name="P144">Centerg = coordinate(0.5, 0.5)</text:p>
      <text:p text:style-name="P144">g = gridCell(1, centerg, <text:span text:style-name="T544">gbounds</text:span>)</text:p>
      <text:p text:style-name="P145"/>
      <text:h text:style-name="P423" text:outline-level="3"><text:bookmark-start text:name="__RefHeading___Toc3828_124617398"/><text:soft-page-break/>GridBounds <text:bookmark-end text:name="__RefHeading___Toc3828_124617398"/></text:h>
      <text:p text:style-name="P146"/>
      <text:p text:style-name="P146">bounds = gridBounds(“global”)</text:p>
      <text:p text:style-name="P146">or</text:p>
      <text:p text:style-name="P146">bounds = gridBounds(“china”)</text:p>
      <text:p text:style-name="P146">or</text:p>
      <text:p text:style-name="P146">bounds = gridBounds(10, -10, 20, -20)</text:p>
      <text:p text:style-name="P146"/>
      <text:h text:style-name="P423" text:outline-level="3"><text:bookmark-start text:name="__RefHeading___Toc3830_124617398"/><text:span text:style-name="T261">g</text:span><text:span text:style-name="T87">ridPartition</text:span><text:bookmark-end text:name="__RefHeading___Toc3830_124617398"/></text:h>
      <text:p text:style-name="P345"><text:span text:style-name="T266">glo</text:span><text:span text:style-name="T265">I</text:span><text:span text:style-name="T87">ndices = [1,2,3,4,5,6,7,8]</text:span></text:p>
      <text:p text:style-name="P346"><text:span text:style-name="T265">partition </text:span><text:span text:style-name="T263">=</text:span><text:span text:style-name="T265"> gridPartition(current=0, total=1, </text:span><text:span text:style-name="T266">glo</text:span><text:span text:style-name="T264">indices</text:span><text:span text:style-name="T265"> )</text:span></text:p>
      <text:p text:style-name="P147"/>
      <text:p text:style-name="P347"><text:span text:style-name="T265">m</text:span><text:span text:style-name="T87">ultiple</text:span></text:p>
      <text:p text:style-name="P147"/>
      <text:p text:style-name="P348"><text:span text:style-name="T265">partition </text:span><text:span text:style-name="T263">=</text:span><text:span text:style-name="T265"> gridPartition(current=0, total=</text:span><text:span text:style-name="T266">2</text:span><text:span text:style-name="T265">, </text:span><text:span text:style-name="T266">glo</text:span><text:span text:style-name="T267">I</text:span><text:span text:style-name="T264">ndices</text:span><text:span text:style-name="T265"> )</text:span></text:p>
      <text:p text:style-name="P348"><text:span text:style-name="T265">partition </text:span><text:span text:style-name="T263">=</text:span><text:span text:style-name="T265"> gridPartition(current=</text:span><text:span text:style-name="T266">1</text:span><text:span text:style-name="T265">, total=</text:span><text:span text:style-name="T266">2</text:span><text:span text:style-name="T265">, </text:span><text:span text:style-name="T266">glo</text:span><text:span text:style-name="T267">I</text:span><text:span text:style-name="T264">ndices</text:span><text:span text:style-name="T265"> )</text:span></text:p>
      <text:p text:style-name="P147"/>
      <text:h text:style-name="P423" text:outline-level="3"><text:bookmark-start text:name="__RefHeading___Toc3832_124617398"/>gridMask<text:bookmark-end text:name="__RefHeading___Toc3832_124617398"/></text:h>
      <text:p text:style-name="P148">GloIndices = [2, 3, 5, 6, 8]</text:p>
      <text:p text:style-name="P349"><text:span text:style-name="T87">mask = gridMask(</text:span><text:span text:style-name="T268">gloIndices</text:span><text:span text:style-name="T87">)</text:span></text:p>
      <text:p text:style-name="P147"/>
      <text:p text:style-name="P149">or</text:p>
      <text:p text:style-name="P149"/>
      <text:p text:style-name="P350"><text:span text:style-name="T87">gcs(1) = </text:span><text:span text:style-name="T269">gridcell(...)</text:span></text:p>
      <text:p text:style-name="P350"><text:span text:style-name="T87">gcs(2) = </text:span><text:span text:style-name="T269">gridcell(...)</text:span></text:p>
      <text:p text:style-name="P350"><text:span text:style-name="T87">gcs(3) = </text:span><text:span text:style-name="T269">gridcell(...)</text:span></text:p>
      <text:p text:style-name="P149">mask = gridMask(gcs)</text:p>
      <text:p text:style-name="P150"/>
      <text:h text:style-name="P423" text:outline-level="3"><text:bookmark-start text:name="__RefHeading___Toc3834_124617398"/>Grid<text:bookmark-end text:name="__RefHeading___Toc3834_124617398"/></text:h>
      <text:p text:style-name="P151"/>
      <text:p text:style-name="P152">bounds = gridBounds(“<text:span text:style-name="T538">global</text:span>”)</text:p>
      <text:p text:style-name="P154">mask = gridMask(list of gridcell )</text:p>
      <text:p text:style-name="P351"><text:span text:style-name="T260">worldGrid= grid(</text:span><text:span text:style-name="T262">1.0, </text:span><text:span text:style-name="T261">bounds, </text:span><text:span text:style-name="T262">mask</text:span><text:span text:style-name="T260">)</text:span></text:p>
      <text:p text:style-name="P150"/>
      <text:p text:style-name="P352"><text:span text:style-name="T260">o</text:span><text:span text:style-name="T87">r</text:span></text:p>
      <text:p text:style-name="P156"/>
      <text:p text:style-name="P153">bounds = gridBounds(“<text:span text:style-name="T538">global</text:span>”)</text:p>
      <text:p text:style-name="P156">part = gridPartition(1, 3, [1,2,3,4,5,6,7,8])</text:p>
      <text:p text:style-name="P155">mask = gridMask(list of gridcell )</text:p>
      <text:p text:style-name="P352"><text:span text:style-name="T260">worldGrid= grid(</text:span><text:span text:style-name="T262">1.0, </text:span><text:span text:style-name="T261">bounds, </text:span><text:span text:style-name="T87">part, </text:span><text:span text:style-name="T262">mask</text:span><text:span text:style-name="T260">)</text:span></text:p>
      <text:p text:style-name="P150"/>
      <text:p text:style-name="P150"/>
      <text:p text:style-name="P157">chinaBounds = gridBounds(“china”)</text:p>
      <text:p text:style-name="P157">grid % getSubGrid(chinaBounds)</text:p>
      <text:p text:style-name="P157">fitsInBounds</text:p>
      <text:p text:style-name="P157">fitsInGrid</text:p>
      <text:p text:style-name="P157">fitsInCoord</text:p>
      <text:p text:style-name="P157"/>
      <text:p text:style-name="P158"><text:soft-page-break/><text:span text:style-name="T545">res = </text:span>grid % getResolution()</text:p>
      <text:p text:style-name="P158"/>
      <text:p text:style-name="P159"><text:span text:style-name="T545">nlats = </text:span>grid % getTotalLats()</text:p>
      <text:p text:style-name="P159"><text:span text:style-name="T545">nlons = </text:span>grid % getTotalLons()</text:p>
      <text:p text:style-name="P158"/>
      <text:p text:style-name="P158">grid % getBounds()</text:p>
      <text:p text:style-name="P158"/>
      <text:p text:style-name="P160">grid % getAllEnabledGridcellsByCoords</text:p>
      <text:p text:style-name="P160">grid % countAllEnabledGridcells</text:p>
      <text:p text:style-name="P160">grid % setAllEnabledGridcells</text:p>
      <text:p text:style-name="P160">grid % getAllEnabledGridcells</text:p>
      <text:p text:style-name="P160"/>
      <text:p text:style-name="P160">setGridcellStatusByCoord</text:p>
      <text:p text:style-name="P160">setGridcellStatusByIdxs</text:p>
      <text:p text:style-name="P160"/>
      <text:p text:style-name="P160">getGloIndices</text:p>
      <text:p text:style-name="P160">getCurrentPartitionId</text:p>
      <text:p text:style-name="P160">getTotalPartitions</text:p>
      <text:p text:style-name="P160">getPartitionBounds</text:p>
      <text:p text:style-name="P160"/>
      <text:p text:style-name="P160">hasNeighbourByIdx</text:p>
      <text:p text:style-name="P160">hasNeighbourByGc</text:p>
      <text:p text:style-name="P160">getNeighbourByGc</text:p>
      <text:p text:style-name="P160">getNeighbourByIdx</text:p>
      <text:h text:style-name="P418" text:outline-level="1"><text:bookmark-start text:name="__RefHeading___Toc3234_1722581721"/>Plan<text:bookmark-end text:name="__RefHeading___Toc3234_1722581721"/></text:h>
      <text:p text:style-name="P161"/>
      <text:p text:style-name="P161">How to move from the current soulio to a more formal approach</text:p>
      <text:p text:style-name="P166"/>
      <text:list xml:id="list3185235322" text:style-name="L35">
        <text:list-item>
          <text:p text:style-name="P515">Move soulio grid to soulshared</text:p>
        </text:list-item>
        <text:list-item>
          <text:p text:style-name="P515">Rename window to grid_soulBound, grid to shr_grid, grid_partition_type to shr_gridPartition</text:p>
        </text:list-item>
        <text:list-item>
          <text:p text:style-name="P516">shr_arrayAbs to shr_arrayRsp</text:p>
        </text:list-item>
        <text:list-item>
          <text:p text:style-name="P516">shr_arrayGrid from shr_arrayRsp</text:p>
        </text:list-item>
      </text:list>
      <text:p text:style-name="P167"/>
      <text:p text:style-name="P1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3:21:31.147207530</meta:creation-date>
    <dc:date>2021-12-01T09:30:05.042884718</dc:date>
    <meta:editing-duration>P5DT21H22M21S</meta:editing-duration>
    <meta:editing-cycles>1454</meta:editing-cycles>
    <meta:generator>LibreOffice/6.4.7.2$Linux_X86_64 LibreOffice_project/40$Build-2</meta:generator>
    <meta:document-statistic meta:table-count="1" meta:image-count="0" meta:object-count="0" meta:page-count="23" meta:paragraph-count="587" meta:word-count="3186" meta:character-count="21550" meta:non-whitespace-character-count="18875"/>
  </office:meta>
</office:document-meta>
</file>